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168cm" table:align="left"/>
    </style:style>
    <style:style style:name="Table2.A" style:family="table-column">
      <style:table-column-properties style:column-width="3.392cm"/>
    </style:style>
    <style:style style:name="Table2.B" style:family="table-column">
      <style:table-column-properties style:column-width="3.717cm"/>
    </style:style>
    <style:style style:name="Table2.C" style:family="table-column">
      <style:table-column-properties style:column-width="10.059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Table2.A9" style:family="table-cell">
      <style:table-cell-properties fo:padding="0.097cm" fo:border-left="none" fo:border-right="none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404cm" style:rel-column-width="12683*"/>
    </style:style>
    <style:style style:name="Table3.B" style:family="table-column">
      <style:table-column-properties style:column-width="3.489cm" style:rel-column-width="12999*"/>
    </style:style>
    <style:style style:name="Table3.C" style:family="table-column">
      <style:table-column-properties style:column-width="10.696cm" style:rel-column-width="39853*"/>
    </style:style>
    <style:style style:name="Table3.A1" style:family="table-cell">
      <style:table-cell-properties fo:padding="0.097cm" fo:border-left="none" fo:border-right="none" fo:border-top="0.5pt solid #000000" fo:border-bottom="0.5pt solid #000000"/>
    </style:style>
    <style:style style:name="Table3.A2" style:family="table-cell">
      <style:table-cell-properties fo:padding="0.097cm" fo:border="none"/>
    </style:style>
    <style:style style:name="Table3.A17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text-properties officeooo:paragraph-rsid="00e2e1d7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11pt" officeooo:paragraph-rsid="00e2e1d7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11pt" officeooo:rsid="003769e4" officeooo:paragraph-rsid="00e2e1d7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true" fo:line-height="100%"/>
      <style:text-properties officeooo:paragraph-rsid="00e2e1d7"/>
    </style:style>
    <style:style style:name="P5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rsid="000ceb12" style:font-size-asian="11pt" style:font-size-complex="11pt"/>
    </style:style>
    <style:style style:name="P6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rsid="000ceb12" officeooo:paragraph-rsid="00400a10" style:font-size-asian="11pt" style:font-size-complex="11pt"/>
    </style:style>
    <style:style style:name="P7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rsid="000ceb12" officeooo:paragraph-rsid="00414bcd" style:font-size-asian="11pt" style:font-size-complex="11pt"/>
    </style:style>
    <style:style style:name="P8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rsid="00400a10" officeooo:paragraph-rsid="00400a10" style:font-size-asian="11pt" style:font-size-complex="11pt"/>
    </style:style>
    <style:style style:name="P9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rsid="00414bcd" officeooo:paragraph-rsid="00414bcd" style:font-size-asian="11pt" style:font-size-complex="11pt"/>
    </style:style>
    <style:style style:name="P10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rsid="00414bcd" officeooo:paragraph-rsid="00686d1d" style:font-size-asian="11pt" style:font-size-complex="11pt"/>
    </style:style>
    <style:style style:name="P11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paragraph-rsid="00725fca" style:font-size-asian="11pt" style:font-size-complex="11pt"/>
    </style:style>
    <style:style style:name="P13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rsid="00761435" officeooo:paragraph-rsid="00761435" style:font-size-asian="11pt" style:font-size-complex="11pt"/>
    </style:style>
    <style:style style:name="P14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rsid="0077c16d" officeooo:paragraph-rsid="0077c16d" style:font-size-asian="11pt" style:font-size-complex="11pt"/>
    </style:style>
    <style:style style:name="P15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Liberation Sans" fo:font-size="9pt" officeooo:rsid="00796e2b" officeooo:paragraph-rsid="00796e2b" style:font-size-asian="11pt" style:font-size-complex="11pt"/>
    </style:style>
    <style:style style:name="P16" style:family="paragraph" style:parent-style-name="Table_20_Contents">
      <style:paragraph-properties fo:margin-top="0cm" fo:margin-bottom="0cm" loext:contextual-spacing="true" fo:text-align="start" style:justify-single-word="false"/>
    </style:style>
    <style:style style:name="P17" style:family="paragraph" style:parent-style-name="Table_20_Contents">
      <style:paragraph-properties fo:margin-top="0cm" fo:margin-bottom="0cm" loext:contextual-spacing="true" fo:text-align="start" style:justify-single-word="false"/>
      <style:text-properties officeooo:paragraph-rsid="00468592"/>
    </style:style>
    <style:style style:name="P18" style:family="paragraph" style:parent-style-name="Table_20_Contents">
      <style:paragraph-properties fo:margin-top="0cm" fo:margin-bottom="0cm" loext:contextual-spacing="true" fo:text-align="start" style:justify-single-word="false"/>
      <style:text-properties officeooo:paragraph-rsid="000ceb12"/>
    </style:style>
    <style:style style:name="P19" style:family="paragraph" style:parent-style-name="Table_20_Contents">
      <style:paragraph-properties fo:margin-top="0cm" fo:margin-bottom="0cm" loext:contextual-spacing="true" fo:text-align="start" style:justify-single-word="false"/>
      <style:text-properties officeooo:paragraph-rsid="0046e0f4"/>
    </style:style>
    <style:style style:name="P20" style:family="paragraph" style:parent-style-name="Table_20_Contents">
      <style:paragraph-properties fo:margin-top="0cm" fo:margin-bottom="0cm" loext:contextual-spacing="true" fo:text-align="start" style:justify-single-word="false"/>
      <style:text-properties fo:color="#808080" style:font-name="Liberation Mono" fo:font-size="9pt" officeooo:rsid="00468592" officeooo:paragraph-rsid="00468592" style:font-size-asian="9pt" style:font-size-complex="9pt"/>
    </style:style>
    <style:style style:name="P21" style:family="paragraph" style:parent-style-name="Text_20_body">
      <style:paragraph-properties fo:margin-top="0cm" fo:margin-bottom="0cm" loext:contextual-spacing="true" fo:line-height="115%" fo:text-align="start" style:justify-single-word="false"/>
      <style:text-properties style:use-window-font-color="true" style:font-name="Liberation Sans" fo:font-size="11pt" fo:font-weight="normal" officeooo:rsid="006b0781" officeooo:paragraph-rsid="006b0781" style:font-name-asian="Songti SC" style:font-size-asian="9.60000038146973pt" style:font-weight-asian="normal" style:font-name-complex="Arial Unicode MS" style:font-size-complex="11pt" style:font-weight-complex="normal"/>
    </style:style>
    <style:style style:name="P22" style:family="paragraph" style:parent-style-name="Footer">
      <style:paragraph-properties fo:text-align="end" style:justify-single-word="false"/>
      <style:text-properties style:font-name="Liberation Sans" fo:font-size="10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9pt" style:font-size-asian="9pt" style:font-size-complex="9pt"/>
    </style:style>
    <style:style style:name="P2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style:font-size-asian="11pt" style:font-size-complex="11pt"/>
    </style:style>
    <style:style style:name="P26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paragraph-rsid="002e0217" style:font-size-asian="14pt" style:font-weight-asian="normal" style:font-size-complex="14pt" style:font-weight-complex="normal"/>
    </style:style>
    <style:style style:name="P27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rsid="00190b6d" officeooo:paragraph-rsid="00a551d0" style:font-size-asian="14pt" style:font-weight-asian="normal" style:font-size-complex="14pt" style:font-weight-complex="normal"/>
    </style:style>
    <style:style style:name="P28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rsid="00b60e82" officeooo:paragraph-rsid="00bc2828" style:font-size-asian="12pt" style:font-weight-asian="normal" style:font-size-complex="12pt" style:font-weight-complex="normal"/>
    </style:style>
    <style:style style:name="P2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rsid="00b1d205" officeooo:paragraph-rsid="00b3d30b" style:font-size-asian="12pt" style:font-weight-asian="normal" style:font-size-complex="12pt" style:font-weight-complex="normal"/>
    </style:style>
    <style:style style:name="P3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12pt" fo:letter-spacing="normal" fo:font-style="normal" fo:font-weight="normal" officeooo:rsid="00190b6d" officeooo:paragraph-rsid="00b1d205" style:font-size-asian="12pt" style:font-weight-asian="normal" style:font-size-complex="12pt" style:font-weight-complex="normal"/>
    </style:style>
    <style:style style:name="P3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12pt" fo:letter-spacing="normal" fo:font-style="normal" fo:font-weight="normal" officeooo:rsid="00190b6d" officeooo:paragraph-rsid="00b3d30b" style:font-size-asian="12pt" style:font-weight-asian="normal" style:font-size-complex="12pt" style:font-weight-complex="normal"/>
    </style:style>
    <style:style style:name="P3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12pt" fo:letter-spacing="normal" fo:font-style="normal" fo:font-weight="normal" officeooo:rsid="00190b6d" officeooo:paragraph-rsid="00b60e82" style:font-size-asian="12pt" style:font-weight-asian="normal" style:font-size-complex="12pt" style:font-weight-complex="normal"/>
    </style:style>
    <style:style style:name="P3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b7efb0" style:font-size-asian="9pt" style:font-weight-asian="normal" style:font-size-complex="9pt" style:font-weight-complex="normal"/>
    </style:style>
    <style:style style:name="P3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ba2005" style:font-size-asian="9pt" style:font-weight-asian="normal" style:font-size-complex="9pt" style:font-weight-complex="normal"/>
    </style:style>
    <style:style style:name="P3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bbb083" style:font-size-asian="9pt" style:font-weight-asian="normal" style:font-size-complex="9pt" style:font-weight-complex="normal"/>
    </style:style>
    <style:style style:name="P36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bc2828" style:font-size-asian="9pt" style:font-weight-asian="normal" style:font-size-complex="9pt" style:font-weight-complex="normal"/>
    </style:style>
    <style:style style:name="P37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bd036a" style:font-size-asian="9pt" style:font-weight-asian="normal" style:font-size-complex="9pt" style:font-weight-complex="normal"/>
    </style:style>
    <style:style style:name="P38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paragraph-rsid="00b60e82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paragraph-rsid="002e0217" style:font-size-asian="9pt" style:font-weight-asian="normal" style:font-size-complex="9pt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2e0217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a551d0" style:font-size-asian="9pt" style:font-weight-asian="normal" style:font-size-complex="9pt" style:font-weight-complex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bc2828" style:font-size-asian="9pt" style:font-weight-asian="normal" style:font-size-complex="9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2e0217" officeooo:paragraph-rsid="00a551d0" style:font-size-asian="9pt" style:font-weight-asian="normal" style:font-size-complex="9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12pt" fo:letter-spacing="normal" fo:font-style="normal" fo:font-weight="normal" officeooo:rsid="002e0217" officeooo:paragraph-rsid="00a551d0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4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70074"/>
    </style:style>
    <style:style style:name="P4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82b35d"/>
    </style:style>
    <style:style style:name="P4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86f7b4"/>
    </style:style>
    <style:style style:name="P4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65546"/>
    </style:style>
    <style:style style:name="P5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8f0e12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992614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549cm"/>
        </style:tab-stops>
      </style:paragraph-properties>
      <style:text-properties officeooo:paragraph-rsid="0099ed8f"/>
    </style:style>
    <style:style style:name="P5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e6e793"/>
    </style:style>
    <style:style style:name="P5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eb7f0c"/>
    </style:style>
    <style:style style:name="P5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99ed8f" officeooo:paragraph-rsid="0099ed8f"/>
    </style:style>
    <style:style style:name="P56" style:family="paragraph" style:parent-style-name="Text_20_body">
      <style:paragraph-properties fo:margin-left="0cm" fo:margin-right="0cm" fo:margin-top="0cm" fo:margin-bottom="0cm" loext:contextual-spacing="true" fo:text-align="start" style:justify-single-word="false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officeooo:rsid="006b0781" officeooo:paragraph-rsid="00ac9cde" style:font-size-asian="11pt" style:font-size-complex="11pt"/>
    </style:style>
    <style:style style:name="P57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2e0217" style:font-size-asian="9pt" style:font-size-complex="9pt"/>
    </style:style>
    <style:style style:name="P58" style:family="paragraph" style:parent-style-name="Text_20_body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2e0217" style:font-size-asian="9pt" style:font-size-complex="9pt"/>
    </style:style>
    <style:style style:name="P59" style:family="paragraph" style:parent-style-name="Text_20_body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style:font-name="Liberation Mono" fo:font-size="9pt" fo:letter-spacing="normal" fo:font-style="normal" fo:font-weight="normal" officeooo:rsid="00190b6d" officeooo:paragraph-rsid="00190b6d" style:font-size-asian="9pt" style:font-size-complex="9pt"/>
    </style:style>
    <style:style style:name="P60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Sans" fo:font-size="10pt" officeooo:rsid="004ef964" officeooo:paragraph-rsid="00ac9cde" style:font-size-asian="10pt" style:font-size-complex="10pt"/>
    </style:style>
    <style:style style:name="P61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Sans" fo:font-size="10pt" officeooo:rsid="0053d914" officeooo:paragraph-rsid="00ac9cde" style:font-size-asian="10pt" style:font-size-complex="10pt"/>
    </style:style>
    <style:style style:name="P62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Sans" fo:font-size="10pt" officeooo:rsid="00549598" officeooo:paragraph-rsid="00ac9cde" style:font-size-asian="10pt" style:font-size-complex="10pt"/>
    </style:style>
    <style:style style:name="P63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Sans" fo:font-size="10pt" officeooo:rsid="00564ab0" officeooo:paragraph-rsid="00ac9cde" style:font-size-asian="10pt" style:font-size-complex="10pt"/>
    </style:style>
    <style:style style:name="P64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Sans" fo:font-size="10pt" officeooo:rsid="005c91fe" officeooo:paragraph-rsid="00ac9cde" style:font-size-asian="10pt" style:font-size-complex="10pt"/>
    </style:style>
    <style:style style:name="P65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Sans" fo:font-size="10pt" officeooo:rsid="0061706a" officeooo:paragraph-rsid="00ac9cde" style:font-size-asian="10pt" style:font-size-complex="10pt"/>
    </style:style>
    <style:style style:name="P66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Sans" fo:font-size="10pt" officeooo:rsid="00ac9cde" officeooo:paragraph-rsid="00ac9cde" style:font-size-asian="10pt" style:font-size-complex="10pt"/>
    </style:style>
    <style:style style:name="P67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Sans" fo:font-size="10pt" officeooo:rsid="00d45068" officeooo:paragraph-rsid="00d45068" style:font-size-asian="10pt" style:font-size-complex="10pt"/>
    </style:style>
    <style:style style:name="P68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Mono" fo:font-size="10pt" officeooo:paragraph-rsid="00ac9cde" style:font-size-asian="10pt" style:font-size-complex="10pt"/>
    </style:style>
    <style:style style:name="P69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Mono" fo:font-size="10pt" officeooo:rsid="004fd6a3" officeooo:paragraph-rsid="00ac9cde" style:font-size-asian="10pt" style:font-size-complex="10pt"/>
    </style:style>
    <style:style style:name="P70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name="Liberation Mono" fo:font-size="10pt" officeooo:rsid="009bd282" officeooo:paragraph-rsid="00ac9cde" style:font-size-asian="10pt" style:font-size-complex="10pt"/>
    </style:style>
    <style:style style:name="P71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size="10pt" officeooo:paragraph-rsid="00ac9cde" style:font-size-asian="10pt" style:font-size-complex="10pt"/>
    </style:style>
    <style:style style:name="P72" style:family="paragraph" style:parent-style-name="Preformatted_20_Text">
      <style:paragraph-properties fo:text-align="start" style:justify-single-word="false" fo:orphans="2" fo:widows="2"/>
      <style:text-properties style:font-name="Liberation Mono" fo:font-size="9pt" style:font-size-asian="11pt" style:font-size-complex="11pt"/>
    </style:style>
    <style:style style:name="P73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Liberation Mono" fo:font-size="9pt" fo:letter-spacing="normal" fo:font-style="normal" fo:font-weight="normal" style:font-size-asian="11pt" style:font-size-complex="11pt"/>
    </style:style>
    <style:style style:name="P7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Liberation Mono" fo:font-size="9pt" fo:letter-spacing="normal" fo:font-style="normal" fo:font-weight="normal" officeooo:paragraph-rsid="000c09a9" style:font-size-asian="11pt" style:font-size-complex="11pt"/>
    </style:style>
    <style:style style:name="P75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Liberation Mono" fo:font-size="9pt" fo:letter-spacing="normal" fo:font-style="normal" fo:font-weight="normal" officeooo:rsid="000c09a9" officeooo:paragraph-rsid="000c09a9" style:font-size-asian="11pt" style:font-size-complex="11pt"/>
    </style:style>
    <style:style style:name="P76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Liberation Mono" fo:font-size="9pt" fo:letter-spacing="normal" fo:font-style="normal" fo:font-weight="normal" officeooo:rsid="00369a22" officeooo:paragraph-rsid="00369a22" style:font-size-asian="11pt" style:font-size-complex="11pt"/>
    </style:style>
    <style:style style:name="P77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Liberation Mono" fo:font-size="9pt" fo:letter-spacing="normal" style:font-size-asian="11pt" style:font-size-complex="11pt"/>
    </style:style>
    <style:style style:name="P78" style:family="paragraph" style:parent-style-name="Preformatted_20_Text">
      <style:paragraph-properties fo:text-align="start" style:justify-single-word="false" fo:orphans="2" fo:widows="2"/>
    </style:style>
    <style:style style:name="P79" style:family="paragraph" style:parent-style-name="Preformatted_20_Text">
      <style:paragraph-properties fo:text-align="start" style:justify-single-word="false" fo:orphans="2" fo:widows="2"/>
      <style:text-properties officeooo:paragraph-rsid="000c09a9"/>
    </style:style>
    <style:style style:name="P80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Liberation Mono" fo:font-size="9pt" fo:letter-spacing="normal" fo:font-style="normal" fo:font-weight="normal" style:font-size-asian="11pt" style:font-size-complex="11pt"/>
    </style:style>
    <style:style style:name="P81" style:family="paragraph" style:parent-style-name="Heading_20_2">
      <style:paragraph-properties fo:text-align="start" style:justify-single-word="false"/>
      <style:text-properties fo:color="#808080" style:font-name="Liberation Sans" fo:font-size="14pt" fo:font-weight="normal" style:font-size-asian="18pt" style:font-weight-asian="normal" style:font-size-complex="18pt" style:font-weight-complex="normal"/>
    </style:style>
    <style:style style:name="P82" style:family="paragraph" style:parent-style-name="Heading_20_2">
      <style:paragraph-properties fo:text-align="start" style:justify-single-word="false"/>
      <style:text-properties fo:color="#808080" style:font-name="Liberation Sans" fo:font-size="14pt" fo:font-weight="normal" officeooo:rsid="00381eed" style:font-name-asian="Songti SC" style:font-size-asian="18pt" style:font-weight-asian="normal" style:font-name-complex="Arial Unicode MS" style:font-size-complex="18pt" style:font-weight-complex="normal"/>
    </style:style>
    <style:style style:name="P83" style:family="paragraph" style:parent-style-name="Heading_20_2">
      <style:paragraph-properties fo:line-height="100%" fo:text-align="start" style:justify-single-word="false"/>
      <style:text-properties fo:color="#808080" style:font-name="Liberation Sans" fo:font-size="14pt" fo:font-weight="normal" officeooo:rsid="00381eed" style:font-name-asian="Songti SC" style:font-size-asian="18pt" style:font-weight-asian="normal" style:font-name-complex="Arial Unicode MS" style:font-size-complex="18pt" style:font-weight-complex="normal"/>
    </style:style>
    <style:style style:name="P84" style:family="paragraph" style:parent-style-name="Heading_20_3">
      <style:paragraph-properties fo:line-height="100%" fo:text-align="start" style:justify-single-word="false"/>
      <style:text-properties fo:color="#000000" style:font-name="Liberation Sans" fo:font-size="12pt" fo:font-weight="normal" officeooo:paragraph-rsid="002e0217" style:font-size-asian="14pt" style:font-weight-asian="normal" style:font-size-complex="14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86" style:family="paragraph" style:parent-style-name="Contents_20_2">
      <style:paragraph-properties fo:text-align="start" style:justify-single-word="false">
        <style:tab-stops>
          <style:tab-stop style:position="17.59cm" style:type="right" style:leader-style="dotted" style:leader-text="."/>
        </style:tab-stops>
      </style:paragraph-properties>
    </style:style>
    <style:style style:name="P87" style:family="paragraph" style:parent-style-name="Contents_20_Heading">
      <style:paragraph-properties fo:text-align="start" style:justify-single-word="false"/>
      <style:text-properties fo:color="#808080" style:font-name="Liberation Sans" fo:font-size="14pt" fo:font-weight="normal" officeooo:rsid="00381eed" style:font-name-asian="Songti SC" style:font-size-asian="18pt" style:font-weight-asian="normal" style:font-name-complex="Arial Unicode MS" style:font-size-complex="18pt" style:font-weight-complex="normal"/>
    </style:style>
    <style:style style:name="P8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f06ed7"/>
    </style:style>
    <style:style style:name="P89" style:family="paragraph" style:parent-style-name="Heading_20_1">
      <style:paragraph-properties fo:text-align="start" style:justify-single-word="false"/>
      <style:text-properties fo:font-size="23pt" style:font-size-asian="23pt" style:font-size-complex="23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tyle="italic" style:font-style-asian="italic" style:font-style-complex="italic"/>
    </style:style>
    <style:style style:name="T3" style:family="text">
      <style:text-properties style:font-name="Liberation Mono" officeooo:rsid="002e0217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style:font-name="Liberation Mono" fo:font-size="10pt" officeooo:rsid="0046e0f4" style:font-size-asian="10pt" style:font-size-complex="10pt"/>
    </style:style>
    <style:style style:name="T6" style:family="text">
      <style:text-properties style:font-name="Liberation Mono" fo:font-size="10pt" officeooo:rsid="00468592" style:font-size-asian="10pt" style:font-size-complex="10pt"/>
    </style:style>
    <style:style style:name="T7" style:family="text">
      <style:text-properties style:font-name="Liberation Mono" fo:font-size="10pt" officeooo:rsid="00400a10" style:font-size-asian="10pt" style:font-size-complex="10pt"/>
    </style:style>
    <style:style style:name="T8" style:family="text">
      <style:text-properties style:font-name="Liberation Mono" fo:font-size="10pt" officeooo:rsid="000ceb12" style:font-size-asian="10pt" style:font-size-complex="10pt"/>
    </style:style>
    <style:style style:name="T9" style:family="text">
      <style:text-properties style:font-name="Liberation Mono" fo:font-size="10pt" officeooo:rsid="000ceb12" style:font-name-asian="Liberation Mono1" style:font-size-asian="10pt" style:font-name-complex="Liberation Mono1" style:font-size-complex="10pt"/>
    </style:style>
    <style:style style:name="T10" style:family="text">
      <style:text-properties style:font-name="Liberation Mono" officeooo:rsid="005de380"/>
    </style:style>
    <style:style style:name="T11" style:family="text">
      <style:text-properties style:font-name="Liberation Mono" officeooo:rsid="0057ff12"/>
    </style:style>
    <style:style style:name="T12" style:family="text">
      <style:text-properties style:font-name="Liberation Mono" officeooo:rsid="004f845b"/>
    </style:style>
    <style:style style:name="T13" style:family="text">
      <style:text-properties style:font-name="Liberation Mono" officeooo:rsid="000c09a9"/>
    </style:style>
    <style:style style:name="T14" style:family="text">
      <style:text-properties style:font-name="Liberation Mono" fo:font-size="9pt" officeooo:rsid="000ceb12" style:font-size-asian="11pt" style:font-size-complex="11pt"/>
    </style:style>
    <style:style style:name="T15" style:family="text">
      <style:text-properties style:font-name="Liberation Mono" officeooo:rsid="004ef964"/>
    </style:style>
    <style:style style:name="T16" style:family="text">
      <style:text-properties style:font-name="Liberation Mono" officeooo:rsid="00a551d0"/>
    </style:style>
    <style:style style:name="T17" style:family="text">
      <style:text-properties fo:color="#808080" style:font-name="Liberation Mono" fo:font-size="9pt" officeooo:rsid="00eda583"/>
    </style:style>
    <style:style style:name="T18" style:family="text">
      <style:text-properties fo:color="#808080" style:font-name="Liberation Mono" fo:font-size="9pt" officeooo:rsid="00468592" style:font-size-asian="9pt" style:font-size-complex="9pt"/>
    </style:style>
    <style:style style:name="T19" style:family="text">
      <style:text-properties fo:color="#808080" style:font-name="Liberation Mono" fo:font-size="9pt" officeooo:rsid="0046e0f4" style:font-size-asian="9pt" style:font-size-complex="9pt"/>
    </style:style>
    <style:style style:name="T20" style:family="text">
      <style:text-properties fo:font-style="normal" fo:font-weight="normal"/>
    </style:style>
    <style:style style:name="T21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000000" style:font-name="Liberation Sans" fo:font-size="11pt" fo:letter-spacing="normal" fo:font-style="normal" fo:font-weight="normal" officeooo:rsid="000a6dec" style:font-size-asian="11pt" style:font-size-complex="11pt"/>
    </style:style>
    <style:style style:name="T23" style:family="text">
      <style:text-properties fo:font-variant="normal" fo:text-transform="none" fo:color="#000000" style:font-name="Liberation Sans" fo:font-size="11pt" fo:letter-spacing="normal" fo:font-style="normal" fo:font-weight="normal" officeooo:rsid="000d3a7c" style:font-size-asian="11pt" style:font-size-complex="11pt"/>
    </style:style>
    <style:style style:name="T24" style:family="text">
      <style:text-properties fo:font-variant="normal" fo:text-transform="none" fo:color="#000000" style:font-name="Liberation Sans" fo:font-size="11pt" fo:letter-spacing="normal" fo:font-style="normal" fo:font-weight="normal" officeooo:rsid="000ed24b" style:font-size-asian="11pt" style:font-size-complex="11pt"/>
    </style:style>
    <style:style style:name="T25" style:family="text">
      <style:text-properties fo:font-variant="normal" fo:text-transform="none" fo:color="#000000" style:font-name="Liberation Sans" fo:font-size="11pt" fo:letter-spacing="normal" fo:font-style="normal" fo:font-weight="normal" officeooo:rsid="0012576a" style:font-size-asian="11pt" style:font-size-complex="11pt"/>
    </style:style>
    <style:style style:name="T26" style:family="text">
      <style:text-properties fo:font-variant="normal" fo:text-transform="none" fo:color="#000000" style:font-name="Liberation Sans" fo:font-size="11pt" fo:letter-spacing="normal" fo:font-style="normal" fo:font-weight="normal" officeooo:rsid="0016b1e5" style:font-size-asian="11pt" style:font-size-complex="11pt"/>
    </style:style>
    <style:style style:name="T27" style:family="text">
      <style:text-properties fo:font-variant="normal" fo:text-transform="none" fo:color="#000000" style:font-name="Liberation Sans" fo:font-size="11pt" fo:letter-spacing="normal" fo:font-style="normal" fo:font-weight="normal" officeooo:rsid="0016cc45" style:font-size-asian="11pt" style:font-size-complex="11pt"/>
    </style:style>
    <style:style style:name="T28" style:family="text">
      <style:text-properties fo:font-variant="normal" fo:text-transform="none" fo:color="#000000" style:font-name="Liberation Sans" fo:font-size="11pt" fo:letter-spacing="normal" fo:font-style="normal" fo:font-weight="normal" officeooo:rsid="00170074" style:font-size-asian="11pt" style:font-size-complex="11pt"/>
    </style:style>
    <style:style style:name="T29" style:family="text">
      <style:text-properties fo:font-variant="normal" fo:text-transform="none" fo:color="#000000" style:font-name="Liberation Sans" fo:font-size="11pt" fo:letter-spacing="normal" fo:font-style="normal" fo:font-weight="normal" officeooo:rsid="00217372" style:font-size-asian="11pt" style:font-size-complex="11pt"/>
    </style:style>
    <style:style style:name="T30" style:family="text">
      <style:text-properties fo:font-variant="normal" fo:text-transform="none" fo:color="#000000" style:font-name="Liberation Sans" fo:font-size="11pt" fo:letter-spacing="normal" fo:font-style="normal" fo:font-weight="normal" officeooo:rsid="000ceb7a" style:font-size-asian="11pt" style:font-size-complex="11pt"/>
    </style:style>
    <style:style style:name="T31" style:family="text">
      <style:text-properties fo:font-variant="normal" fo:text-transform="none" fo:color="#000000" style:font-name="Liberation Sans" fo:font-size="11pt" fo:letter-spacing="normal" fo:font-style="normal" fo:font-weight="normal" officeooo:rsid="002df8b1" style:font-size-asian="11pt" style:font-size-complex="11pt"/>
    </style:style>
    <style:style style:name="T32" style:family="text">
      <style:text-properties fo:font-variant="normal" fo:text-transform="none" fo:color="#000000" style:font-name="Liberation Sans" fo:font-size="11pt" fo:letter-spacing="normal" fo:font-style="normal" fo:font-weight="normal" officeooo:rsid="002f7169" style:font-size-asian="11pt" style:font-size-complex="11pt"/>
    </style:style>
    <style:style style:name="T33" style:family="text">
      <style:text-properties fo:font-variant="normal" fo:text-transform="none" fo:color="#000000" style:font-name="Liberation Sans" fo:font-size="11pt" fo:letter-spacing="normal" fo:font-style="normal" fo:font-weight="normal" officeooo:rsid="002d832c" style:font-size-asian="11pt" style:font-size-complex="11pt"/>
    </style:style>
    <style:style style:name="T34" style:family="text">
      <style:text-properties fo:font-variant="normal" fo:text-transform="none" fo:color="#000000" style:font-name="Liberation Sans" fo:font-size="11pt" fo:letter-spacing="normal" fo:font-style="normal" fo:font-weight="normal" officeooo:rsid="0034d34a" style:font-size-asian="11pt" style:font-size-complex="11pt"/>
    </style:style>
    <style:style style:name="T35" style:family="text">
      <style:text-properties fo:font-variant="normal" fo:text-transform="none" fo:color="#000000" style:font-name="Liberation Sans" fo:font-size="11pt" fo:letter-spacing="normal" fo:font-style="normal" fo:font-weight="normal" officeooo:rsid="00365546" style:font-size-asian="11pt" style:font-size-complex="11pt"/>
    </style:style>
    <style:style style:name="T36" style:family="text">
      <style:text-properties fo:font-variant="normal" fo:text-transform="none" fo:color="#000000" style:font-name="Liberation Sans" fo:font-size="11pt" fo:letter-spacing="normal" fo:font-style="normal" fo:font-weight="normal" officeooo:rsid="003a96b8" style:font-size-asian="11pt" style:font-size-complex="11pt"/>
    </style:style>
    <style:style style:name="T37" style:family="text">
      <style:text-properties fo:font-variant="normal" fo:text-transform="none" fo:color="#000000" style:font-name="Liberation Sans" fo:font-size="11pt" fo:letter-spacing="normal" fo:font-style="normal" fo:font-weight="normal" officeooo:rsid="00267e00" style:font-size-asian="11pt" style:font-size-complex="11pt"/>
    </style:style>
    <style:style style:name="T38" style:family="text">
      <style:text-properties fo:font-variant="normal" fo:text-transform="none" fo:color="#000000" style:font-name="Liberation Sans" fo:font-size="11pt" fo:letter-spacing="normal" fo:font-style="normal" fo:font-weight="normal" officeooo:rsid="004f845b" style:font-size-asian="11pt" style:font-size-complex="11pt"/>
    </style:style>
    <style:style style:name="T39" style:family="text">
      <style:text-properties fo:font-variant="normal" fo:text-transform="none" fo:color="#000000" style:font-name="Liberation Sans" fo:font-size="11pt" fo:letter-spacing="normal" fo:font-style="normal" fo:font-weight="normal" officeooo:rsid="006313f4" style:font-size-asian="11pt" style:font-size-complex="11pt"/>
    </style:style>
    <style:style style:name="T40" style:family="text">
      <style:text-properties fo:font-variant="normal" fo:text-transform="none" fo:color="#000000" style:font-name="Liberation Sans" fo:font-size="11pt" fo:letter-spacing="normal" fo:font-style="normal" fo:font-weight="normal" officeooo:rsid="006dc133" style:font-size-asian="11pt" style:font-size-complex="11pt"/>
    </style:style>
    <style:style style:name="T41" style:family="text">
      <style:text-properties fo:font-variant="normal" fo:text-transform="none" fo:color="#000000" style:font-name="Liberation Sans" fo:font-size="11pt" fo:letter-spacing="normal" fo:font-style="normal" fo:font-weight="normal" officeooo:rsid="006e756d" style:font-size-asian="11pt" style:font-size-complex="11pt"/>
    </style:style>
    <style:style style:name="T42" style:family="text">
      <style:text-properties fo:font-variant="normal" fo:text-transform="none" fo:color="#000000" style:font-name="Liberation Sans" fo:font-size="11pt" fo:letter-spacing="normal" fo:font-style="normal" fo:font-weight="normal" officeooo:rsid="007c2e02" style:font-size-asian="11pt" style:font-size-complex="11pt"/>
    </style:style>
    <style:style style:name="T43" style:family="text">
      <style:text-properties fo:font-variant="normal" fo:text-transform="none" fo:color="#000000" style:font-name="Liberation Sans" fo:font-size="11pt" fo:letter-spacing="normal" fo:font-style="normal" fo:font-weight="normal" officeooo:rsid="002cafa1" style:font-size-asian="11pt" style:font-size-complex="11pt"/>
    </style:style>
    <style:style style:name="T44" style:family="text">
      <style:text-properties fo:font-variant="normal" fo:text-transform="none" fo:color="#000000" style:font-name="Liberation Sans" fo:font-size="11pt" fo:letter-spacing="normal" fo:font-style="normal" fo:font-weight="normal" officeooo:rsid="002a31c3" style:font-size-asian="11pt" style:font-size-complex="11pt"/>
    </style:style>
    <style:style style:name="T45" style:family="text">
      <style:text-properties fo:font-variant="normal" fo:text-transform="none" fo:color="#000000" style:font-name="Liberation Sans" fo:font-size="11pt" fo:letter-spacing="normal" fo:font-style="normal" fo:font-weight="normal" officeooo:rsid="007e2383" style:font-size-asian="11pt" style:font-size-complex="11pt"/>
    </style:style>
    <style:style style:name="T46" style:family="text">
      <style:text-properties fo:font-variant="normal" fo:text-transform="none" fo:color="#000000" style:font-name="Liberation Sans" fo:font-size="11pt" fo:letter-spacing="normal" fo:font-style="normal" fo:font-weight="normal" officeooo:rsid="0080108b" style:font-size-asian="11pt" style:font-size-complex="11pt"/>
    </style:style>
    <style:style style:name="T47" style:family="text">
      <style:text-properties fo:font-variant="normal" fo:text-transform="none" fo:color="#000000" style:font-name="Liberation Sans" fo:font-size="11pt" fo:letter-spacing="normal" fo:font-style="normal" fo:font-weight="normal" officeooo:rsid="0080a19d" style:font-size-asian="11pt" style:font-size-complex="11pt"/>
    </style:style>
    <style:style style:name="T48" style:family="text">
      <style:text-properties fo:font-variant="normal" fo:text-transform="none" fo:color="#000000" style:font-name="Liberation Sans" fo:font-size="11pt" fo:letter-spacing="normal" fo:font-style="normal" fo:font-weight="normal" officeooo:rsid="0080a5fa" style:font-size-asian="11pt" style:font-size-complex="11pt"/>
    </style:style>
    <style:style style:name="T49" style:family="text">
      <style:text-properties fo:font-variant="normal" fo:text-transform="none" fo:color="#000000" style:font-name="Liberation Sans" fo:font-size="11pt" fo:letter-spacing="normal" fo:font-style="normal" fo:font-weight="normal" officeooo:rsid="0082b35d" style:font-size-asian="11pt" style:font-size-complex="11pt"/>
    </style:style>
    <style:style style:name="T50" style:family="text">
      <style:text-properties fo:font-variant="normal" fo:text-transform="none" fo:color="#000000" style:font-name="Liberation Sans" fo:font-size="11pt" fo:letter-spacing="normal" fo:font-style="normal" fo:font-weight="normal" officeooo:rsid="0082d549" style:font-size-asian="11pt" style:font-size-complex="11pt"/>
    </style:style>
    <style:style style:name="T51" style:family="text">
      <style:text-properties fo:font-variant="normal" fo:text-transform="none" fo:color="#000000" style:font-name="Liberation Sans" fo:font-size="11pt" fo:letter-spacing="normal" fo:font-style="normal" fo:font-weight="normal" officeooo:rsid="0084f99f" style:font-size-asian="11pt" style:font-size-complex="11pt"/>
    </style:style>
    <style:style style:name="T52" style:family="text">
      <style:text-properties fo:font-variant="normal" fo:text-transform="none" fo:color="#000000" style:font-name="Liberation Sans" fo:font-size="11pt" fo:letter-spacing="normal" fo:font-style="normal" fo:font-weight="normal" officeooo:rsid="0086f7b4" style:font-size-asian="11pt" style:font-size-complex="11pt"/>
    </style:style>
    <style:style style:name="T53" style:family="text">
      <style:text-properties fo:font-variant="normal" fo:text-transform="none" fo:color="#000000" style:font-name="Liberation Sans" fo:font-size="11pt" fo:letter-spacing="normal" fo:font-style="normal" fo:font-weight="normal" officeooo:rsid="0088df0b" style:font-size-asian="11pt" style:font-size-complex="11pt"/>
    </style:style>
    <style:style style:name="T54" style:family="text">
      <style:text-properties fo:font-variant="normal" fo:text-transform="none" fo:color="#000000" style:font-name="Liberation Sans" fo:font-size="11pt" fo:letter-spacing="normal" fo:font-style="normal" fo:font-weight="normal" officeooo:rsid="008a7db5" style:font-size-asian="11pt" style:font-size-complex="11pt"/>
    </style:style>
    <style:style style:name="T55" style:family="text">
      <style:text-properties fo:font-variant="normal" fo:text-transform="none" fo:color="#000000" style:font-name="Liberation Sans" fo:font-size="11pt" fo:letter-spacing="normal" fo:font-style="normal" fo:font-weight="normal" officeooo:rsid="008c4bfb" style:font-size-asian="11pt" style:font-size-complex="11pt"/>
    </style:style>
    <style:style style:name="T56" style:family="text">
      <style:text-properties fo:font-variant="normal" fo:text-transform="none" fo:color="#000000" style:font-name="Liberation Sans" fo:font-size="11pt" fo:letter-spacing="normal" fo:font-style="normal" fo:font-weight="normal" officeooo:rsid="008f0e12" style:font-size-asian="11pt" style:font-size-complex="11pt"/>
    </style:style>
    <style:style style:name="T57" style:family="text">
      <style:text-properties fo:font-variant="normal" fo:text-transform="none" fo:color="#000000" style:font-name="Liberation Sans" fo:font-size="11pt" fo:letter-spacing="normal" fo:font-style="normal" fo:font-weight="normal" officeooo:rsid="00369a22" style:font-size-asian="11pt" style:font-size-complex="11pt"/>
    </style:style>
    <style:style style:name="T58" style:family="text">
      <style:text-properties fo:font-variant="normal" fo:text-transform="none" fo:color="#000000" style:font-name="Liberation Sans" fo:font-size="11pt" fo:letter-spacing="normal" fo:font-style="normal" fo:font-weight="normal" officeooo:rsid="00924282" style:font-size-asian="11pt" style:font-size-complex="11pt"/>
    </style:style>
    <style:style style:name="T59" style:family="text">
      <style:text-properties fo:font-variant="normal" fo:text-transform="none" fo:color="#000000" style:font-name="Liberation Sans" fo:font-size="11pt" fo:letter-spacing="normal" fo:font-style="normal" fo:font-weight="normal" officeooo:rsid="00967240" style:font-size-asian="11pt" style:font-size-complex="11pt"/>
    </style:style>
    <style:style style:name="T60" style:family="text">
      <style:text-properties fo:font-variant="normal" fo:text-transform="none" fo:color="#000000" style:font-name="Liberation Sans" fo:font-size="11pt" fo:letter-spacing="normal" fo:font-style="normal" fo:font-weight="normal" officeooo:rsid="0099b3d5" style:font-size-asian="11pt" style:font-size-complex="11pt"/>
    </style:style>
    <style:style style:name="T61" style:family="text">
      <style:text-properties fo:font-variant="normal" fo:text-transform="none" fo:color="#000000" style:font-name="Liberation Sans" fo:font-size="11pt" fo:letter-spacing="normal" fo:font-style="normal" fo:font-weight="normal" officeooo:rsid="0099ed8f" style:font-size-asian="11pt" style:font-size-complex="11pt"/>
    </style:style>
    <style:style style:name="T62" style:family="text">
      <style:text-properties fo:font-variant="normal" fo:text-transform="none" fo:color="#000000" style:font-name="Liberation Sans" fo:font-size="11pt" fo:letter-spacing="normal" fo:font-style="normal" fo:font-weight="normal" officeooo:rsid="00ac0dce" style:font-size-asian="11pt" style:font-size-complex="11pt"/>
    </style:style>
    <style:style style:name="T63" style:family="text">
      <style:text-properties fo:font-variant="normal" fo:text-transform="none" fo:color="#000000" style:font-name="Liberation Sans" fo:font-size="11pt" fo:letter-spacing="normal" fo:font-style="normal" fo:font-weight="normal" officeooo:rsid="00946226" style:font-size-asian="11pt" style:font-size-complex="11pt"/>
    </style:style>
    <style:style style:name="T64" style:family="text">
      <style:text-properties fo:font-variant="normal" fo:text-transform="none" fo:color="#000000" style:font-name="Liberation Sans" fo:font-size="11pt" fo:letter-spacing="normal" fo:font-style="normal" fo:font-weight="normal" officeooo:rsid="0095c94d" style:font-size-asian="11pt" style:font-size-complex="11pt"/>
    </style:style>
    <style:style style:name="T65" style:family="text">
      <style:text-properties fo:font-variant="normal" fo:text-transform="none" fo:color="#000000" style:font-name="Liberation Sans" fo:font-size="11pt" fo:letter-spacing="normal" fo:font-style="normal" fo:font-weight="normal" officeooo:rsid="003c434d" style:font-size-asian="11pt" style:font-size-complex="11pt"/>
    </style:style>
    <style:style style:name="T66" style:family="text">
      <style:text-properties fo:font-variant="normal" fo:text-transform="none" fo:color="#000000" style:font-name="Liberation Sans" fo:font-size="11pt" fo:letter-spacing="normal" fo:font-style="normal" fo:font-weight="normal" officeooo:rsid="0022d687" style:font-size-asian="11pt" style:font-size-complex="11pt"/>
    </style:style>
    <style:style style:name="T67" style:family="text">
      <style:text-properties fo:font-variant="normal" fo:text-transform="none" fo:color="#000000" style:font-name="Liberation Sans" fo:font-size="11pt" fo:letter-spacing="normal" fo:font-style="normal" fo:font-weight="normal" officeooo:rsid="00c715a5" style:font-size-asian="11pt" style:font-size-complex="11pt"/>
    </style:style>
    <style:style style:name="T68" style:family="text">
      <style:text-properties fo:font-variant="normal" fo:text-transform="none" fo:color="#000000" style:font-name="Liberation Sans" fo:font-size="11pt" fo:letter-spacing="normal" fo:font-style="normal" fo:font-weight="normal" officeooo:rsid="00c77271" style:font-size-asian="11pt" style:font-size-complex="11pt"/>
    </style:style>
    <style:style style:name="T69" style:family="text">
      <style:text-properties fo:font-variant="normal" fo:text-transform="none" fo:color="#000000" style:font-name="Liberation Sans" fo:font-size="11pt" fo:letter-spacing="normal" fo:font-style="normal" fo:font-weight="normal" officeooo:rsid="00caed2a" style:font-size-asian="11pt" style:font-size-complex="11pt"/>
    </style:style>
    <style:style style:name="T70" style:family="text">
      <style:text-properties fo:font-variant="normal" fo:text-transform="none" fo:color="#000000" style:font-name="Liberation Sans" fo:font-size="11pt" fo:letter-spacing="normal" fo:font-style="normal" fo:font-weight="normal" officeooo:rsid="00cc3cac" style:font-size-asian="11pt" style:font-size-complex="11pt"/>
    </style:style>
    <style:style style:name="T71" style:family="text">
      <style:text-properties fo:font-variant="normal" fo:text-transform="none" fo:color="#000000" style:font-name="Liberation Sans" fo:font-size="11pt" fo:letter-spacing="normal" fo:font-style="normal" fo:font-weight="normal" officeooo:rsid="00cd05ba" style:font-size-asian="11pt" style:font-size-complex="11pt"/>
    </style:style>
    <style:style style:name="T72" style:family="text">
      <style:text-properties fo:font-variant="normal" fo:text-transform="none" fo:color="#000000" style:font-name="Liberation Sans" fo:font-size="11pt" fo:letter-spacing="normal" fo:font-style="normal" fo:font-weight="normal" officeooo:rsid="00d19817" style:font-size-asian="11pt" style:font-size-complex="11pt"/>
    </style:style>
    <style:style style:name="T73" style:family="text">
      <style:text-properties fo:font-variant="normal" fo:text-transform="none" fo:color="#000000" style:font-name="Liberation Sans" fo:font-size="11pt" fo:letter-spacing="normal" fo:font-style="normal" fo:font-weight="normal" officeooo:rsid="00d55bc6" style:font-size-asian="11pt" style:font-size-complex="11pt"/>
    </style:style>
    <style:style style:name="T74" style:family="text">
      <style:text-properties fo:font-variant="normal" fo:text-transform="none" fo:color="#000000" style:font-name="Liberation Sans" fo:font-size="11pt" fo:letter-spacing="normal" fo:font-style="normal" fo:font-weight="normal" officeooo:rsid="00d742e2" style:font-size-asian="11pt" style:font-size-complex="11pt"/>
    </style:style>
    <style:style style:name="T75" style:family="text">
      <style:text-properties fo:font-variant="normal" fo:text-transform="none" fo:color="#000000" style:font-name="Liberation Sans" fo:font-size="11pt" fo:letter-spacing="normal" fo:font-style="normal" fo:font-weight="normal" officeooo:rsid="00d85dd3" style:font-size-asian="11pt" style:font-size-complex="11pt"/>
    </style:style>
    <style:style style:name="T76" style:family="text">
      <style:text-properties fo:font-variant="normal" fo:text-transform="none" fo:color="#000000" style:font-name="Liberation Sans" fo:font-size="11pt" fo:letter-spacing="normal" fo:font-style="normal" fo:font-weight="normal" officeooo:rsid="00d9add2" style:font-size-asian="11pt" style:font-size-complex="11pt"/>
    </style:style>
    <style:style style:name="T77" style:family="text">
      <style:text-properties fo:font-variant="normal" fo:text-transform="none" fo:color="#000000" style:font-name="Liberation Sans" fo:font-size="11pt" fo:letter-spacing="normal" fo:font-style="normal" fo:font-weight="normal" officeooo:rsid="00e6e793" style:font-size-asian="11pt" style:font-size-complex="11pt"/>
    </style:style>
    <style:style style:name="T78" style:family="text">
      <style:text-properties fo:font-variant="normal" fo:text-transform="none" fo:color="#000000" style:font-name="Liberation Sans" fo:font-size="11pt" fo:letter-spacing="normal" fo:font-style="normal" fo:font-weight="normal" officeooo:rsid="00eb7f0c" style:font-size-asian="11pt" style:font-size-complex="11pt"/>
    </style:style>
    <style:style style:name="T79" style:family="text">
      <style:text-properties fo:font-variant="normal" fo:text-transform="none" fo:color="#000000" style:font-name="Liberation Sans" fo:font-size="11pt" fo:letter-spacing="normal" fo:font-style="normal" fo:font-weight="normal" officeooo:rsid="00ec4009" style:font-size-asian="11pt" style:font-size-complex="11pt"/>
    </style:style>
    <style:style style:name="T80" style:family="text">
      <style:text-properties fo:font-variant="normal" fo:text-transform="none" fo:color="#000000" style:font-name="Liberation Sans" fo:font-size="11pt" fo:letter-spacing="normal" fo:font-style="normal" fo:font-weight="normal" officeooo:rsid="000c09a9" style:font-size-asian="11pt" style:font-size-complex="11pt"/>
    </style:style>
    <style:style style:name="T81" style:family="text">
      <style:text-properties fo:font-variant="normal" fo:text-transform="none" fo:color="#000000" style:font-name="Liberation Sans" fo:font-size="11pt" fo:letter-spacing="normal" fo:font-style="normal" fo:font-weight="normal" officeooo:rsid="00f06ed7" style:font-size-asian="11pt" style:font-size-complex="11pt"/>
    </style:style>
    <style:style style:name="T82" style:family="text">
      <style:text-properties fo:font-variant="normal" fo:text-transform="none" fo:color="#000000" style:font-name="Liberation Sans" fo:font-size="11pt" fo:letter-spacing="normal" fo:font-style="normal" fo:font-weight="normal" officeooo:rsid="00f2628e" style:font-size-asian="11pt" style:font-size-complex="11pt"/>
    </style:style>
    <style:style style:name="T83" style:family="text">
      <style:text-properties fo:font-variant="normal" fo:text-transform="none" fo:color="#000000" style:font-name="Liberation Sans" fo:font-size="11pt" fo:letter-spacing="normal" fo:font-style="normal" fo:font-weight="normal" officeooo:rsid="00f2b4dd" style:font-size-asian="11pt" style:font-size-complex="11pt"/>
    </style:style>
    <style:style style:name="T84" style:family="text">
      <style:text-properties fo:font-variant="normal" fo:text-transform="none" fo:color="#000000" style:font-name="Liberation Sans" fo:font-size="11pt" fo:letter-spacing="normal" fo:font-style="normal" fo:font-weight="normal" officeooo:rsid="00267e00" style:font-name-asian="Liberation Mono1" style:font-size-asian="11pt" style:font-name-complex="Liberation Mono1" style:font-size-complex="11pt"/>
    </style:style>
    <style:style style:name="T85" style:family="text">
      <style:text-properties fo:font-variant="normal" fo:text-transform="none" fo:color="#000000" style:font-name="Liberation Sans" fo:font-size="11pt" fo:letter-spacing="normal" fo:font-style="normal" fo:font-weight="normal" officeooo:rsid="0080a19d" style:font-name-asian="Liberation Mono1" style:font-size-asian="11pt" style:font-name-complex="Liberation Mono1" style:font-size-complex="11pt"/>
    </style:style>
    <style:style style:name="T86" style:family="text">
      <style:text-properties fo:font-variant="normal" fo:text-transform="none" fo:color="#000000" style:font-name="Liberation Sans" fo:font-size="11pt" fo:letter-spacing="normal" fo:font-style="normal" fo:font-weight="normal" officeooo:rsid="0082b35d" style:font-name-asian="Liberation Mono1" style:font-size-asian="11pt" style:font-name-complex="Liberation Mono1" style:font-size-complex="11pt"/>
    </style:style>
    <style:style style:name="T87" style:family="text">
      <style:text-properties fo:font-variant="normal" fo:text-transform="none" fo:color="#000000" style:font-name="Liberation Sans" fo:font-size="11pt" fo:letter-spacing="normal" fo:font-style="normal" fo:font-weight="normal" officeooo:rsid="0084f99f" style:font-name-asian="Liberation Mono1" style:font-size-asian="11pt" style:font-name-complex="Liberation Mono1" style:font-size-complex="11pt"/>
    </style:style>
    <style:style style:name="T88" style:family="text">
      <style:text-properties fo:font-variant="normal" fo:text-transform="none" fo:color="#000000" style:font-name="Liberation Sans" fo:font-size="11pt" fo:letter-spacing="normal" fo:font-style="normal" fo:font-weight="normal" officeooo:rsid="0088df0b" style:font-name-asian="Liberation Mono1" style:font-size-asian="11pt" style:font-name-complex="Liberation Mono1" style:font-size-complex="11pt"/>
    </style:style>
    <style:style style:name="T89" style:family="text">
      <style:text-properties fo:font-variant="normal" fo:text-transform="none" fo:color="#000000" style:font-name="Liberation Sans" fo:font-size="11pt" fo:letter-spacing="normal" fo:font-style="normal" fo:font-weight="normal" officeooo:rsid="0095c94d" style:font-name-asian="Liberation Mono1" style:font-size-asian="11pt" style:font-name-complex="Liberation Mono1" style:font-size-complex="11pt"/>
    </style:style>
    <style:style style:name="T90" style:family="text">
      <style:text-properties fo:font-variant="normal" fo:text-transform="none" fo:color="#000000" style:font-name="Liberation Sans" fo:font-size="11pt" fo:letter-spacing="normal" fo:font-style="normal" fo:font-weight="normal" officeooo:rsid="00f2628e" style:font-name-asian="Liberation Mono1" style:font-size-asian="11pt" style:font-name-complex="Liberation Mono1" style:font-size-complex="11pt"/>
    </style:style>
    <style:style style:name="T91" style:family="text">
      <style:text-properties fo:font-variant="normal" fo:text-transform="none" fo:color="#000000" style:font-name="Liberation Sans" fo:font-size="11pt" fo:letter-spacing="normal" fo:font-style="normal" fo:font-weight="normal" officeooo:rsid="00f2b4dd" style:font-name-asian="Liberation Mono1" style:font-size-asian="11pt" style:font-name-complex="Liberation Mono1" style:font-size-complex="11pt"/>
    </style:style>
    <style:style style:name="T92" style:family="text">
      <style:text-properties fo:font-variant="normal" fo:text-transform="none" fo:color="#000000" style:font-name="Liberation Sans" fo:font-size="11pt" fo:letter-spacing="normal" fo:font-style="normal" fo:font-weight="normal" officeooo:rsid="0016b1e5" style:font-name-asian="Liberation Sans1" style:font-size-asian="11pt" style:font-name-complex="Liberation Sans1" style:font-size-complex="11pt"/>
    </style:style>
    <style:style style:name="T93" style:family="text">
      <style:text-properties fo:font-variant="normal" fo:text-transform="none" fo:color="#000000" style:font-name="Liberation Sans" fo:font-size="11pt" fo:letter-spacing="normal" fo:font-style="normal" fo:font-weight="normal" officeooo:rsid="0013a5a5" style:font-name-asian="Liberation Sans1" style:font-size-asian="11pt" style:font-name-complex="Liberation Sans1" style:font-size-complex="11pt"/>
    </style:style>
    <style:style style:name="T94" style:family="text">
      <style:text-properties fo:font-variant="normal" fo:text-transform="none" fo:color="#000000" style:font-name="Liberation Sans" fo:font-size="11pt" fo:letter-spacing="normal" fo:font-style="normal" fo:font-weight="normal" officeooo:rsid="00217372" style:font-name-asian="Liberation Sans1" style:font-size-asian="11pt" style:font-name-complex="Liberation Sans1" style:font-size-complex="11pt"/>
    </style:style>
    <style:style style:name="T95" style:family="text">
      <style:text-properties fo:font-variant="normal" fo:text-transform="none" fo:color="#000000" style:font-name="Liberation Sans" fo:font-size="11pt" fo:letter-spacing="normal" fo:font-style="normal" fo:font-weight="normal" officeooo:rsid="00c715a5" style:font-name-asian="Liberation Sans1" style:font-size-asian="11pt" style:font-name-complex="Liberation Sans1" style:font-size-complex="11pt"/>
    </style:style>
    <style:style style:name="T96" style:family="text">
      <style:text-properties fo:font-variant="normal" fo:text-transform="none" fo:color="#000000" style:font-name="Liberation Sans" fo:letter-spacing="normal" fo:font-style="normal" fo:font-weight="normal" officeooo:rsid="005f0d0a"/>
    </style:style>
    <style:style style:name="T97" style:family="text">
      <style:text-properties fo:font-variant="normal" fo:text-transform="none" fo:color="#000000" style:font-name="Liberation Sans" fo:letter-spacing="normal" fo:font-style="normal" fo:font-weight="normal" officeooo:rsid="009c4715"/>
    </style:style>
    <style:style style:name="T98" style:family="text">
      <style:text-properties fo:font-variant="normal" fo:text-transform="none" fo:color="#000000" style:font-name="Liberation Sans" fo:letter-spacing="normal" fo:font-style="normal" fo:font-weight="normal" officeooo:rsid="009e3e5a"/>
    </style:style>
    <style:style style:name="T99" style:family="text">
      <style:text-properties fo:font-variant="normal" fo:text-transform="none" fo:color="#000000" style:font-name="Liberation Sans" fo:letter-spacing="normal" fo:font-style="normal" fo:font-weight="normal" officeooo:rsid="004fd6a3"/>
    </style:style>
    <style:style style:name="T100" style:family="text">
      <style:text-properties fo:font-variant="normal" fo:text-transform="none" fo:color="#000000" style:font-name="Liberation Sans" fo:letter-spacing="normal" fo:font-style="normal" style:text-underline-style="none" fo:font-weight="normal" officeooo:rsid="009e3e5a"/>
    </style:style>
    <style:style style:name="T101" style:family="text">
      <style:text-properties fo:font-variant="normal" fo:text-transform="none" fo:color="#000000" style:font-name="Liberation Sans" fo:letter-spacing="normal" fo:font-style="normal" style:text-underline-style="none" fo:font-weight="normal" officeooo:rsid="009fb93b"/>
    </style:style>
    <style:style style:name="T102" style:family="text">
      <style:text-properties fo:font-variant="normal" fo:text-transform="none" fo:color="#000000" style:font-name="Liberation Sans" fo:letter-spacing="normal" fo:font-style="normal" style:text-underline-style="none" fo:font-weight="normal" officeooo:rsid="005f0d0a"/>
    </style:style>
    <style:style style:name="T103" style:family="text">
      <style:text-properties fo:font-variant="normal" fo:text-transform="none" fo:color="#000000" style:font-name="Liberation Sans" fo:font-size="12pt" fo:letter-spacing="normal" fo:font-style="normal" fo:font-weight="normal" officeooo:rsid="00381eed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000000" style:font-name="Liberation Sans" fo:font-size="12pt" fo:letter-spacing="normal" fo:font-style="normal" fo:font-weight="normal" officeooo:rsid="00bd036a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000000" style:font-name="Liberation Sans1" fo:font-size="11pt" fo:letter-spacing="normal" fo:font-style="normal" fo:font-weight="normal" officeooo:rsid="0016b1e5" style:font-name-asian="Liberation Sans1" style:font-size-asian="11pt" style:font-name-complex="Liberation Sans1" style:font-size-complex="11pt"/>
    </style:style>
    <style:style style:name="T106" style:family="text">
      <style:text-properties fo:font-variant="normal" fo:text-transform="none" fo:color="#000000" style:font-name="Liberation Sans1" fo:font-size="11pt" fo:letter-spacing="normal" fo:font-style="normal" fo:font-weight="normal" officeooo:rsid="00170074" style:font-name-asian="Liberation Sans1" style:font-size-asian="11pt" style:font-name-complex="Liberation Sans1" style:font-size-complex="11pt"/>
    </style:style>
    <style:style style:name="T107" style:family="text">
      <style:text-properties fo:font-variant="normal" fo:text-transform="none" fo:color="#000000" style:font-name="Liberation Sans1" fo:font-size="11pt" fo:letter-spacing="normal" fo:font-style="normal" fo:font-weight="normal" officeooo:rsid="009612d1" style:font-name-asian="Liberation Sans1" style:font-size-asian="11pt" style:font-name-complex="Liberation Sans1" style:font-size-complex="11pt"/>
    </style:style>
    <style:style style:name="T108" style:family="text">
      <style:text-properties fo:font-variant="normal" fo:text-transform="none" fo:color="#000000" style:font-name="Liberation Mono" fo:font-size="11pt" fo:letter-spacing="normal" fo:font-style="normal" fo:font-weight="normal" officeooo:rsid="0016b1e5" style:font-size-asian="11pt" style:font-size-complex="11pt"/>
    </style:style>
    <style:style style:name="T109" style:family="text">
      <style:text-properties fo:font-variant="normal" fo:text-transform="none" fo:color="#000000" style:font-name="Liberation Mono" fo:font-size="11pt" fo:letter-spacing="normal" fo:font-style="normal" fo:font-weight="normal" officeooo:rsid="000d3a7c" style:font-size-asian="11pt" style:font-size-complex="11pt"/>
    </style:style>
    <style:style style:name="T110" style:family="text">
      <style:text-properties fo:font-variant="normal" fo:text-transform="none" fo:color="#000000" style:font-name="Liberation Mono" fo:font-size="11pt" fo:letter-spacing="normal" fo:font-style="normal" fo:font-weight="normal" officeooo:rsid="00365546" style:font-size-asian="11pt" style:font-size-complex="11pt"/>
    </style:style>
    <style:style style:name="T111" style:family="text">
      <style:text-properties fo:font-variant="normal" fo:text-transform="none" fo:color="#000000" style:font-name="Liberation Mono" fo:font-size="11pt" fo:letter-spacing="normal" fo:font-style="normal" fo:font-weight="normal" officeooo:rsid="000ceb7a" style:font-size-asian="11pt" style:font-size-complex="11pt"/>
    </style:style>
    <style:style style:name="T112" style:family="text">
      <style:text-properties fo:font-variant="normal" fo:text-transform="none" fo:color="#000000" style:font-name="Liberation Mono" fo:font-size="11pt" fo:letter-spacing="normal" fo:font-style="normal" fo:font-weight="normal" officeooo:rsid="0058dcc7" style:font-size-asian="11pt" style:font-size-complex="11pt"/>
    </style:style>
    <style:style style:name="T113" style:family="text">
      <style:text-properties fo:font-variant="normal" fo:text-transform="none" fo:color="#000000" style:font-name="Liberation Mono" fo:font-size="11pt" fo:letter-spacing="normal" fo:font-style="normal" fo:font-weight="normal" officeooo:rsid="004f845b" style:font-size-asian="11pt" style:font-size-complex="11pt"/>
    </style:style>
    <style:style style:name="T114" style:family="text">
      <style:text-properties fo:font-variant="normal" fo:text-transform="none" fo:color="#000000" style:font-name="Liberation Mono" fo:font-size="11pt" fo:letter-spacing="normal" fo:font-style="normal" fo:font-weight="normal" officeooo:rsid="000c09a9" style:font-size-asian="11pt" style:font-size-complex="11pt"/>
    </style:style>
    <style:style style:name="T115" style:family="text">
      <style:text-properties fo:font-variant="normal" fo:text-transform="none" fo:color="#000000" style:font-name="Liberation Mono" fo:font-size="11pt" fo:letter-spacing="normal" fo:font-style="normal" fo:font-weight="normal" officeooo:rsid="0079fdd0" style:font-size-asian="11pt" style:font-size-complex="11pt"/>
    </style:style>
    <style:style style:name="T116" style:family="text">
      <style:text-properties fo:font-variant="normal" fo:text-transform="none" fo:color="#000000" style:font-name="Liberation Mono" fo:font-size="11pt" fo:letter-spacing="normal" fo:font-style="normal" fo:font-weight="normal" officeooo:rsid="002a31c3" style:font-size-asian="11pt" style:font-size-complex="11pt"/>
    </style:style>
    <style:style style:name="T117" style:family="text">
      <style:text-properties fo:font-variant="normal" fo:text-transform="none" fo:color="#000000" style:font-name="Liberation Mono" fo:font-size="11pt" fo:letter-spacing="normal" fo:font-style="normal" fo:font-weight="normal" officeooo:rsid="006dc133" style:font-size-asian="11pt" style:font-size-complex="11pt"/>
    </style:style>
    <style:style style:name="T118" style:family="text">
      <style:text-properties fo:font-variant="normal" fo:text-transform="none" fo:color="#000000" style:font-name="Liberation Mono" fo:font-size="11pt" fo:letter-spacing="normal" fo:font-style="normal" fo:font-weight="normal" officeooo:rsid="002d832c" style:font-size-asian="11pt" style:font-size-complex="11pt"/>
    </style:style>
    <style:style style:name="T119" style:family="text">
      <style:text-properties fo:font-variant="normal" fo:text-transform="none" fo:color="#000000" style:font-name="Liberation Mono" fo:font-size="11pt" fo:letter-spacing="normal" fo:font-style="normal" fo:font-weight="normal" officeooo:rsid="002df8b1" style:font-size-asian="11pt" style:font-size-complex="11pt"/>
    </style:style>
    <style:style style:name="T120" style:family="text">
      <style:text-properties fo:font-variant="normal" fo:text-transform="none" fo:color="#000000" style:font-name="Liberation Mono" fo:font-size="11pt" fo:letter-spacing="normal" fo:font-style="normal" fo:font-weight="normal" officeooo:rsid="008a7db5" style:font-size-asian="11pt" style:font-size-complex="11pt"/>
    </style:style>
    <style:style style:name="T121" style:family="text">
      <style:text-properties fo:font-variant="normal" fo:text-transform="none" fo:color="#000000" style:font-name="Liberation Mono" fo:font-size="11pt" fo:letter-spacing="normal" fo:font-style="normal" fo:font-weight="normal" officeooo:rsid="00369a22" style:font-size-asian="11pt" style:font-size-complex="11pt"/>
    </style:style>
    <style:style style:name="T122" style:family="text">
      <style:text-properties fo:font-variant="normal" fo:text-transform="none" fo:color="#000000" style:font-name="Liberation Mono" fo:font-size="11pt" fo:letter-spacing="normal" fo:font-style="normal" fo:font-weight="normal" officeooo:rsid="009049fb" style:font-size-asian="11pt" style:font-size-complex="11pt"/>
    </style:style>
    <style:style style:name="T123" style:family="text">
      <style:text-properties fo:font-variant="normal" fo:text-transform="none" fo:color="#000000" style:font-name="Liberation Mono" fo:font-size="11pt" fo:letter-spacing="normal" fo:font-style="normal" fo:font-weight="normal" officeooo:rsid="00f06ed7" style:font-size-asian="11pt" style:font-size-complex="11pt"/>
    </style:style>
    <style:style style:name="T124" style:family="text">
      <style:text-properties fo:font-variant="normal" fo:text-transform="none" fo:color="#000000" style:font-name="Liberation Mono" fo:font-size="11pt" fo:letter-spacing="normal" fo:font-style="normal" fo:font-weight="normal" officeooo:rsid="0084f99f" style:font-name-asian="Liberation Sans1" style:font-size-asian="11pt" style:font-name-complex="Liberation Sans1" style:font-size-complex="11pt"/>
    </style:style>
    <style:style style:name="T125" style:family="text">
      <style:text-properties fo:font-variant="normal" fo:text-transform="none" fo:color="#000000" style:font-name="Liberation Mono" fo:font-size="11pt" fo:letter-spacing="normal" fo:font-style="normal" fo:font-weight="normal" officeooo:rsid="00f06ed7" style:font-name-asian="Liberation Mono1" style:font-size-asian="11pt" style:font-name-complex="Liberation Mono1" style:font-size-complex="11pt"/>
    </style:style>
    <style:style style:name="T126" style:family="text">
      <style:text-properties fo:font-variant="normal" fo:text-transform="none" fo:color="#000000" style:font-name="Liberation Mono" fo:font-size="11pt" fo:letter-spacing="normal" fo:font-style="italic" fo:font-weight="normal" style:font-size-asian="11pt" style:font-style-asian="italic" style:font-size-complex="11pt" style:font-style-complex="italic"/>
    </style:style>
    <style:style style:name="T127" style:family="text">
      <style:text-properties fo:font-variant="normal" fo:text-transform="none" fo:color="#000000" style:font-name="Liberation Mono" fo:font-size="9pt" fo:letter-spacing="normal" fo:font-style="normal" fo:font-weight="normal" style:font-size-asian="11pt" style:font-size-complex="11pt"/>
    </style:style>
    <style:style style:name="T128" style:family="text">
      <style:text-properties fo:font-variant="normal" fo:text-transform="none" fo:color="#000000" style:font-name="Liberation Mono" fo:font-size="9pt" fo:letter-spacing="normal" fo:font-style="normal" fo:font-weight="normal" officeooo:rsid="000c09a9" style:font-size-asian="11pt" style:font-size-complex="11pt"/>
    </style:style>
    <style:style style:name="T129" style:family="text">
      <style:text-properties fo:font-variant="normal" fo:text-transform="none" fo:color="#000000" style:font-name="Liberation Mono" fo:font-size="9pt" fo:letter-spacing="normal" fo:font-style="normal" fo:font-weight="normal" officeooo:rsid="00369a22" style:font-name-asian="Liberation Mono1" style:font-size-asian="11pt" style:font-name-complex="Liberation Mono1" style:font-size-complex="11pt"/>
    </style:style>
    <style:style style:name="T130" style:family="text">
      <style:text-properties fo:font-variant="normal" fo:text-transform="none" fo:color="#000000" style:font-name="Liberation Mono" fo:font-size="9pt" fo:letter-spacing="normal" fo:font-style="normal" fo:font-weight="normal" officeooo:rsid="00713b9b" style:font-name-asian="Liberation Mono1" style:font-size-asian="11pt" style:font-name-complex="Liberation Mono1" style:font-size-complex="11pt"/>
    </style:style>
    <style:style style:name="T131" style:family="text">
      <style:text-properties fo:font-variant="normal" fo:text-transform="none" fo:color="#000000" style:font-name="Liberation Mono" fo:font-size="9pt" fo:letter-spacing="normal" fo:font-style="normal" fo:font-weight="normal" officeooo:rsid="00d55bc6" style:font-name-asian="Liberation Mono1" style:font-size-asian="11pt" style:font-name-complex="Liberation Mono1" style:font-size-complex="11pt"/>
    </style:style>
    <style:style style:name="T132" style:family="text">
      <style:text-properties fo:font-variant="normal" fo:text-transform="none" fo:color="#000000" style:font-name="Liberation Mono" fo:font-size="9pt" fo:letter-spacing="normal" fo:font-style="normal" officeooo:rsid="004f845b" style:font-size-asian="11pt"/>
    </style:style>
    <style:style style:name="T133" style:family="text">
      <style:text-properties fo:font-variant="normal" fo:text-transform="none" fo:color="#000000" style:font-name="Liberation Mono" fo:font-size="9pt" fo:letter-spacing="normal" fo:font-style="normal" officeooo:rsid="000c09a9" style:font-size-asian="11pt"/>
    </style:style>
    <style:style style:name="T134" style:family="text">
      <style:text-properties fo:font-variant="normal" fo:text-transform="none" fo:color="#000000" style:font-name="Liberation Mono" fo:letter-spacing="normal" fo:font-style="normal" fo:font-weight="normal"/>
    </style:style>
    <style:style style:name="T135" style:family="text">
      <style:text-properties fo:font-variant="normal" fo:text-transform="none" fo:color="#000000" style:font-name="Liberation Mono" fo:letter-spacing="normal" fo:font-style="normal" fo:font-weight="normal" officeooo:rsid="004f845b"/>
    </style:style>
    <style:style style:name="T136" style:family="text">
      <style:text-properties fo:font-variant="normal" fo:text-transform="none" fo:color="#000000" style:font-name="Liberation Mono" fo:letter-spacing="normal" fo:font-style="normal" fo:font-weight="normal" officeooo:rsid="000c09a9"/>
    </style:style>
    <style:style style:name="T137" style:family="text">
      <style:text-properties fo:font-variant="normal" fo:text-transform="none" fo:color="#000000" style:font-name="Liberation Mono" fo:letter-spacing="normal" fo:font-style="normal" fo:font-weight="normal" officeooo:rsid="004fd6a3"/>
    </style:style>
    <style:style style:name="T138" style:family="text">
      <style:text-properties fo:font-variant="normal" fo:text-transform="none" fo:color="#000000" style:font-name="Liberation Mono" fo:letter-spacing="normal" fo:font-style="normal" fo:font-weight="normal" officeooo:rsid="00725fca"/>
    </style:style>
    <style:style style:name="T139" style:family="text">
      <style:text-properties fo:font-variant="normal" fo:text-transform="none" fo:color="#000000" style:font-name="Liberation Mono" fo:letter-spacing="normal" fo:font-style="normal" style:text-underline-style="none" fo:font-weight="normal" officeooo:rsid="009fb93b"/>
    </style:style>
    <style:style style:name="T140" style:family="text">
      <style:text-properties fo:font-variant="normal" fo:text-transform="none" fo:color="#000000" style:font-name="Liberation Mono" fo:font-size="12pt" fo:letter-spacing="normal" fo:font-style="normal" fo:font-weight="normal" officeooo:rsid="00a551d0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000000" style:font-name="Liberation Mono" fo:font-size="12pt" fo:letter-spacing="normal" fo:font-style="normal" fo:font-weight="normal" officeooo:rsid="002e0217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000000" style:font-name="Liberation Mono" fo:font-size="12pt" fo:letter-spacing="normal" fo:font-style="normal" fo:font-weight="normal" officeooo:rsid="00b60e82" style:font-name-asian="Songti SC" style:font-size-asian="12pt" style:font-weight-asian="normal" style:font-name-complex="Arial Unicode MS" style:font-size-complex="12pt" style:font-weight-complex="normal"/>
    </style:style>
    <style:style style:name="T143" style:family="text">
      <style:text-properties fo:font-variant="normal" fo:text-transform="none" fo:color="#000000" fo:letter-spacing="normal" fo:font-style="normal" fo:font-weight="normal"/>
    </style:style>
    <style:style style:name="T144" style:family="text">
      <style:text-properties fo:font-variant="normal" fo:text-transform="none" fo:color="#000000" fo:letter-spacing="normal" fo:font-style="normal" fo:font-weight="normal" officeooo:rsid="000c09a9" style:font-name-asian="Liberation Mono1" style:font-name-complex="Liberation Mono1"/>
    </style:style>
    <style:style style:name="T145" style:family="text">
      <style:text-properties fo:font-variant="normal" fo:text-transform="none" fo:color="#000000" fo:letter-spacing="normal" fo:font-style="normal" fo:font-weight="normal" officeooo:rsid="000c09a9"/>
    </style:style>
    <style:style style:name="T146" style:family="text">
      <style:text-properties fo:font-variant="normal" fo:text-transform="none" fo:color="#000000" fo:letter-spacing="normal" fo:font-style="normal" fo:font-weight="normal" officeooo:rsid="005f0d0a"/>
    </style:style>
    <style:style style:name="T147" style:family="text">
      <style:text-properties fo:font-variant="normal" fo:text-transform="none" fo:color="#000000" fo:letter-spacing="normal" fo:font-style="normal" fo:font-weight="normal" officeooo:rsid="00725fca"/>
    </style:style>
    <style:style style:name="T148" style:family="text">
      <style:text-properties fo:font-variant="normal" fo:text-transform="none" fo:color="#000000" fo:letter-spacing="normal" fo:font-style="normal" fo:font-weight="normal" officeooo:rsid="0092e00d"/>
    </style:style>
    <style:style style:name="T149" style:family="text">
      <style:text-properties fo:font-variant="normal" fo:text-transform="none" fo:color="#000000" fo:letter-spacing="normal" fo:font-style="normal" fo:font-weight="normal" officeooo:rsid="00549598"/>
    </style:style>
    <style:style style:name="T150" style:family="text">
      <style:text-properties fo:font-variant="normal" fo:text-transform="none" fo:color="#000000" fo:letter-spacing="normal" fo:font-style="normal" fo:font-weight="normal" officeooo:rsid="004fd6a3"/>
    </style:style>
    <style:style style:name="T151" style:family="text">
      <style:text-properties fo:font-variant="normal" fo:text-transform="none" fo:color="#000000" fo:letter-spacing="normal" fo:font-style="normal" fo:font-weight="normal" officeooo:rsid="005de380"/>
    </style:style>
    <style:style style:name="T152" style:family="text">
      <style:text-properties fo:font-variant="normal" fo:text-transform="none" fo:color="#000000" fo:letter-spacing="normal" fo:font-style="normal" fo:font-weight="normal" officeooo:rsid="009bd282"/>
    </style:style>
    <style:style style:name="T153" style:family="text">
      <style:text-properties fo:font-variant="normal" fo:text-transform="none" fo:color="#000000" fo:letter-spacing="normal" fo:font-style="normal" fo:font-weight="normal" officeooo:rsid="009e3e5a"/>
    </style:style>
    <style:style style:name="T154" style:family="text">
      <style:text-properties fo:font-variant="normal" fo:text-transform="none" fo:color="#000000" fo:letter-spacing="normal" fo:font-style="normal" fo:font-weight="normal" officeooo:rsid="004f845b"/>
    </style:style>
    <style:style style:name="T155" style:family="text">
      <style:text-properties fo:font-variant="normal" fo:text-transform="none" fo:color="#000000" fo:letter-spacing="normal" fo:font-style="normal" style:text-underline-style="none" fo:font-weight="normal" officeooo:rsid="005f0d0a"/>
    </style:style>
    <style:style style:name="T156" style:family="text">
      <style:text-properties fo:font-variant="normal" fo:text-transform="none" fo:color="#000000" fo:letter-spacing="normal" fo:font-style="normal" style:text-underline-style="none" fo:font-weight="normal" officeooo:rsid="009e3e5a"/>
    </style:style>
    <style:style style:name="T157" style:family="text">
      <style:text-properties fo:font-variant="normal" fo:text-transform="none" fo:color="#000000" fo:letter-spacing="normal" fo:font-style="normal" style:text-underline-style="none" fo:font-weight="normal" officeooo:rsid="009fb93b"/>
    </style:style>
    <style:style style:name="T158" style:family="text">
      <style:text-properties fo:font-variant="normal" fo:text-transform="none" fo:color="#000000" style:font-name="Liberation Sans" fo:font-size="11pt" fo:letter-spacing="normal" fo:font-style="normal" fo:font-weight="normal" officeooo:rsid="00946226" style:font-size-asian="11pt" style:font-size-complex="11pt"/>
    </style:style>
    <style:style style:name="T159" style:family="text">
      <style:text-properties fo:font-variant="normal" fo:text-transform="none" fo:color="#000000" style:font-name="Liberation Sans" fo:font-size="11pt" fo:letter-spacing="normal" fo:font-style="normal" fo:font-weight="normal" officeooo:rsid="00967240" style:font-size-asian="11pt" style:font-size-complex="11pt"/>
    </style:style>
    <style:style style:name="T160" style:family="text">
      <style:text-properties fo:font-variant="normal" fo:text-transform="none" fo:color="#000000" style:font-name="Liberation Sans" fo:font-size="11pt" fo:letter-spacing="normal" fo:font-style="normal" fo:font-weight="normal" officeooo:rsid="000ceb7a" style:font-size-asian="11pt" style:font-size-complex="11pt"/>
    </style:style>
    <style:style style:name="T161" style:family="text">
      <style:text-properties fo:font-variant="normal" fo:text-transform="none" fo:color="#000000" style:font-name="Liberation Sans" fo:font-size="11pt" fo:letter-spacing="normal" fo:font-style="normal" fo:font-weight="normal" officeooo:rsid="0095c94d" style:font-size-asian="11pt" style:font-size-complex="11pt"/>
    </style:style>
    <style:style style:name="T162" style:family="text">
      <style:text-properties fo:font-variant="normal" fo:text-transform="none" fo:color="#000000" style:font-name="Liberation Sans" fo:font-size="11pt" fo:letter-spacing="normal" fo:font-style="normal" fo:font-weight="normal" officeooo:rsid="003c434d" style:font-size-asian="11pt" style:font-size-complex="11pt"/>
    </style:style>
    <style:style style:name="T163" style:family="text">
      <style:text-properties fo:font-variant="normal" fo:text-transform="none" fo:color="#000000" style:font-name="Liberation Sans" fo:font-size="11pt" fo:letter-spacing="normal" fo:font-style="normal" fo:font-weight="normal" officeooo:rsid="000d3a7c" style:font-size-asian="11pt" style:font-size-complex="11pt"/>
    </style:style>
    <style:style style:name="T164" style:family="text">
      <style:text-properties fo:font-variant="normal" fo:text-transform="none" fo:color="#000000" style:font-name="Liberation Sans" fo:font-size="11pt" fo:letter-spacing="normal" fo:font-style="normal" fo:font-weight="normal" officeooo:rsid="009612d1" style:font-name-asian="Liberation Sans1" style:font-size-asian="11pt" style:font-name-complex="Liberation Sans1" style:font-size-complex="11pt"/>
    </style:style>
    <style:style style:name="T165" style:family="text">
      <style:text-properties fo:font-variant="normal" fo:text-transform="none" fo:color="#000000" style:font-name="Liberation Sans" fo:font-size="11pt" fo:letter-spacing="normal" fo:font-style="normal" fo:font-weight="normal" officeooo:rsid="0095c94d" style:font-name-asian="Liberation Mono1" style:font-size-asian="11pt" style:font-name-complex="Liberation Mono1" style:font-size-complex="11pt"/>
    </style:style>
    <style:style style:name="T166" style:family="text">
      <style:text-properties fo:font-variant="normal" fo:text-transform="none" fo:color="#800080" style:font-name="Liberation Sans" fo:font-size="11pt" fo:letter-spacing="normal" fo:font-style="normal" fo:font-weight="normal" style:font-size-asian="11pt" style:font-size-complex="11pt"/>
    </style:style>
    <style:style style:name="T167" style:family="text">
      <style:text-properties fo:font-variant="normal" fo:text-transform="none" fo:color="#800080" style:font-name="Liberation Sans" fo:font-size="11pt" fo:letter-spacing="normal" fo:font-style="normal" fo:font-weight="normal" officeooo:rsid="00e214b1" style:font-size-asian="11pt" style:font-size-complex="11pt"/>
    </style:style>
    <style:style style:name="T168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69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0d3a7c" style:font-size-asian="11pt" style:font-size-complex="11pt"/>
    </style:style>
    <style:style style:name="T170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6e756d" style:font-size-asian="11pt" style:font-size-complex="11pt"/>
    </style:style>
    <style:style style:name="T171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2df8b1" style:font-size-asian="11pt" style:font-size-complex="11pt"/>
    </style:style>
    <style:style style:name="T172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819e9c" style:font-size-asian="11pt" style:font-size-complex="11pt"/>
    </style:style>
    <style:style style:name="T173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0ceb7a" style:font-size-asian="11pt" style:font-size-complex="11pt"/>
    </style:style>
    <style:style style:name="T174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2a31c3" style:font-size-asian="11pt" style:font-size-complex="11pt"/>
    </style:style>
    <style:style style:name="T175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aac732" style:font-size-asian="11pt" style:font-size-complex="11pt"/>
    </style:style>
    <style:style style:name="T176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80108b" style:font-size-asian="11pt" style:font-size-complex="11pt"/>
    </style:style>
    <style:style style:name="T177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eef99c" style:font-size-asian="11pt" style:font-size-complex="11pt"/>
    </style:style>
    <style:style style:name="T178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32df04" style:font-name-asian="Liberation Mono1" style:font-size-asian="11pt" style:font-name-complex="Liberation Mono1" style:font-size-complex="11pt"/>
    </style:style>
    <style:style style:name="T179" style:family="text">
      <style:text-properties fo:font-variant="normal" fo:text-transform="none" fo:color="#000080" style:font-name="Liberation Sans" fo:font-size="11pt" fo:letter-spacing="normal" fo:font-style="normal" fo:font-weight="normal" officeooo:rsid="003c434d" style:font-size-asian="11pt" style:font-size-complex="11pt"/>
    </style:style>
    <style:style style:name="T180" style:family="text">
      <style:text-properties fo:font-variant="normal" fo:text-transform="none" fo:color="#000080" style:font-name="Liberation Sans" fo:font-size="11pt" fo:letter-spacing="normal" fo:font-style="normal" fo:font-weight="normal" officeooo:rsid="000ceb7a" style:font-size-asian="11pt" style:font-size-complex="11pt"/>
    </style:style>
    <style:style style:name="T181" style:family="text">
      <style:text-properties fo:font-variant="normal" fo:text-transform="none" fo:color="#000080" style:font-name="Liberation Sans" fo:letter-spacing="normal" fo:font-style="normal" style:text-underline-style="none" fo:font-weight="normal" officeooo:rsid="005f0d0a"/>
    </style:style>
    <style:style style:name="T182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0ceb7a" style:font-size-asian="11pt" style:font-size-complex="11pt"/>
    </style:style>
    <style:style style:name="T183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2df8b1" style:font-size-asian="11pt" style:font-size-complex="11pt"/>
    </style:style>
    <style:style style:name="T184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82b35d" style:font-size-asian="11pt" style:font-size-complex="11pt"/>
    </style:style>
    <style:style style:name="T185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80a5fa" style:font-size-asian="11pt" style:font-size-complex="11pt"/>
    </style:style>
    <style:style style:name="T186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369a22" style:font-size-asian="11pt" style:font-size-complex="11pt"/>
    </style:style>
    <style:style style:name="T187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400a10" style:font-size-asian="11pt" style:font-size-complex="11pt"/>
    </style:style>
    <style:style style:name="T188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32df04" style:font-name-asian="Liberation Mono1" style:font-size-asian="11pt" style:font-name-complex="Liberation Mono1" style:font-size-complex="11pt"/>
    </style:style>
    <style:style style:name="T189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82b35d" style:font-name-asian="Liberation Mono1" style:font-size-asian="11pt" style:font-name-complex="Liberation Mono1" style:font-size-complex="11pt"/>
    </style:style>
    <style:style style:name="T190" style:family="text">
      <style:text-properties fo:font-variant="normal" fo:text-transform="none" fo:color="#000080" style:font-name="Liberation Mono" fo:font-size="11pt" fo:letter-spacing="normal" fo:font-style="normal" fo:font-weight="normal" officeooo:rsid="000ceb7a" style:font-size-asian="11pt" style:font-size-complex="11pt"/>
    </style:style>
    <style:style style:name="T191" style:family="text">
      <style:text-properties fo:font-variant="normal" fo:text-transform="none" fo:color="#000080" style:font-name="Liberation Mono" fo:font-size="11pt" fo:letter-spacing="normal" fo:font-style="normal" fo:font-weight="normal" officeooo:rsid="003c434d" style:font-size-asian="11pt" style:font-size-complex="11pt"/>
    </style:style>
    <style:style style:name="T192" style:family="text">
      <style:text-properties fo:font-variant="normal" fo:text-transform="none" fo:color="#000080" style:font-name="Liberation Mono" fo:font-size="11pt" fo:letter-spacing="normal" fo:font-style="normal" fo:font-weight="normal" officeooo:rsid="00365546" style:font-size-asian="11pt" style:font-size-complex="11pt"/>
    </style:style>
    <style:style style:name="T193" style:family="text">
      <style:text-properties fo:font-variant="normal" fo:text-transform="none" fo:color="#000080" fo:letter-spacing="normal" fo:font-style="normal" style:text-underline-style="none" fo:font-weight="normal" officeooo:rsid="005f0d0a"/>
    </style:style>
    <style:style style:name="T194" style:family="text">
      <style:text-properties fo:font-variant="normal" fo:text-transform="none" fo:color="#000080" style:font-name="Liberation Sans1" fo:font-size="11pt" fo:letter-spacing="normal" fo:font-style="normal" fo:font-weight="normal" officeooo:rsid="009612d1" style:font-name-asian="Liberation Sans1" style:font-size-asian="11pt" style:font-name-complex="Liberation Sans1" style:font-size-complex="11pt"/>
    </style:style>
    <style:style style:name="T195" style:family="text">
      <style:text-properties fo:font-variant="normal" fo:text-transform="none" fo:color="#000080" style:font-name="Liberation Sans" fo:font-size="11pt" fo:letter-spacing="normal" fo:font-style="normal" fo:font-weight="normal" officeooo:rsid="009612d1" style:font-name-asian="Liberation Sans1" style:font-size-asian="11pt" style:font-name-complex="Liberation Sans1" style:font-size-complex="11pt"/>
    </style:style>
    <style:style style:name="T196" style:family="text">
      <style:text-properties fo:font-variant="normal" fo:text-transform="none" fo:color="#000080" style:font-name="Liberation Sans" fo:font-size="11pt" fo:letter-spacing="normal" fo:font-style="normal" fo:font-weight="normal" officeooo:rsid="003c434d" style:font-size-asian="11pt" style:font-size-complex="11pt"/>
    </style:style>
    <style:style style:name="T197" style:family="text">
      <style:text-properties fo:font-variant="normal" fo:text-transform="none" fo:color="#000080" style:font-name="Liberation Sans" fo:font-size="11pt" fo:letter-spacing="normal" fo:font-style="normal" fo:font-weight="normal" officeooo:rsid="000ceb7a" style:font-size-asian="11pt" style:font-size-complex="11pt"/>
    </style:style>
    <style:style style:name="T198" style:family="text">
      <style:text-properties fo:font-variant="normal" fo:text-transform="none" fo:color="#808080" style:font-name="Liberation Mono" fo:font-size="11pt" fo:letter-spacing="normal" fo:font-style="normal" fo:font-weight="normal" officeooo:rsid="003a96b8" style:font-size-asian="11pt" style:font-weight-asian="normal" style:font-size-complex="11pt" style:font-weight-complex="normal"/>
    </style:style>
    <style:style style:name="T199" style:family="text">
      <style:text-properties fo:font-variant="normal" fo:text-transform="none" style:use-window-font-color="true" style:font-name="Liberation Sans" fo:letter-spacing="normal" fo:font-style="normal" style:text-underline-style="none" fo:font-weight="normal" officeooo:rsid="005f0d0a"/>
    </style:style>
    <style:style style:name="T200" style:family="text">
      <style:text-properties fo:font-variant="normal" fo:text-transform="none" style:use-window-font-color="true" style:font-name="Liberation Sans" fo:letter-spacing="normal" fo:font-style="normal" style:text-underline-style="none" fo:font-weight="normal" officeooo:rsid="009fb93b"/>
    </style:style>
    <style:style style:name="T201" style:family="text">
      <style:text-properties fo:font-variant="normal" fo:text-transform="none" style:use-window-font-color="true" style:font-name="Liberation Sans" fo:letter-spacing="normal" fo:font-style="normal" style:text-underline-style="none" fo:font-weight="normal" officeooo:rsid="006b0781"/>
    </style:style>
    <style:style style:name="T202" style:family="text">
      <style:text-properties fo:font-variant="normal" fo:text-transform="none" style:use-window-font-color="true" style:font-name="Liberation Sans" fo:letter-spacing="normal" fo:font-style="normal" style:text-underline-style="none" fo:font-weight="normal" officeooo:rsid="000a6dec"/>
    </style:style>
    <style:style style:name="T203" style:family="text">
      <style:text-properties fo:font-variant="normal" fo:text-transform="none" style:use-window-font-color="true" style:font-name="Liberation Sans" fo:letter-spacing="normal" fo:font-style="normal" style:text-underline-style="none" fo:font-weight="normal" officeooo:rsid="009e3e5a"/>
    </style:style>
    <style:style style:name="T204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5f0d0a"/>
    </style:style>
    <style:style style:name="T205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9fa8e9"/>
    </style:style>
    <style:style style:name="T206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5fac28"/>
    </style:style>
    <style:style style:name="T207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a0a405"/>
    </style:style>
    <style:style style:name="T208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9e3e5a"/>
    </style:style>
    <style:style style:name="T209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9fb93b"/>
    </style:style>
    <style:style style:name="T210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66ff60"/>
    </style:style>
    <style:style style:name="T211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a27a59"/>
    </style:style>
    <style:style style:name="T212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9bd282"/>
    </style:style>
    <style:style style:name="T213" style:family="text">
      <style:text-properties fo:font-variant="normal" fo:text-transform="none" style:use-window-font-color="true" fo:letter-spacing="normal" fo:font-style="normal" style:text-underline-style="none" fo:font-weight="normal" officeooo:rsid="009fb93b"/>
    </style:style>
    <style:style style:name="T214" style:family="text">
      <style:text-properties style:font-name="Liberation Sans"/>
    </style:style>
    <style:style style:name="T215" style:family="text">
      <style:text-properties style:font-name="Liberation Sans" fo:font-size="9pt" officeooo:rsid="00713b9b" style:font-size-asian="11pt" style:font-size-complex="11pt"/>
    </style:style>
    <style:style style:name="T216" style:family="text">
      <style:text-properties style:font-name="Liberation Sans" fo:font-size="9pt" officeooo:rsid="00414bcd" style:font-size-asian="11pt" style:font-size-complex="11pt"/>
    </style:style>
    <style:style style:name="T217" style:family="text">
      <style:text-properties style:font-name="Liberation Sans" fo:font-size="9pt" officeooo:rsid="00725fca" style:font-size-asian="11pt" style:font-size-complex="11pt"/>
    </style:style>
    <style:style style:name="T218" style:family="text">
      <style:text-properties style:font-name="Liberation Sans" fo:font-size="9pt" officeooo:rsid="000ceb12" style:font-size-asian="11pt" style:font-size-complex="11pt"/>
    </style:style>
    <style:style style:name="T219" style:family="text">
      <style:text-properties style:font-name="Liberation Sans" fo:font-size="9pt" officeooo:rsid="0077c16d" style:font-size-asian="11pt" style:font-size-complex="11pt"/>
    </style:style>
    <style:style style:name="T220" style:family="text">
      <style:text-properties style:font-name="Liberation Sans" officeooo:rsid="004ef964"/>
    </style:style>
    <style:style style:name="T221" style:family="text">
      <style:text-properties style:font-name="Liberation Sans" officeooo:rsid="004fd6a3"/>
    </style:style>
    <style:style style:name="T222" style:family="text">
      <style:text-properties style:font-name="Liberation Sans" officeooo:rsid="00549598"/>
    </style:style>
    <style:style style:name="T223" style:family="text">
      <style:text-properties style:font-name="Liberation Sans" officeooo:rsid="00511fa9"/>
    </style:style>
    <style:style style:name="T224" style:family="text">
      <style:text-properties style:font-name="Liberation Sans" officeooo:rsid="005de380"/>
    </style:style>
    <style:style style:name="T225" style:family="text">
      <style:text-properties style:font-name="Liberation Sans" officeooo:rsid="005f0d0a"/>
    </style:style>
    <style:style style:name="T226" style:family="text">
      <style:text-properties style:font-name="Liberation Sans" officeooo:rsid="005fac28"/>
    </style:style>
    <style:style style:name="T227" style:family="text">
      <style:text-properties style:font-name="Liberation Sans" officeooo:rsid="0065342d"/>
    </style:style>
    <style:style style:name="T228" style:family="text">
      <style:text-properties style:font-name="Liberation Sans" officeooo:rsid="0066ff60"/>
    </style:style>
    <style:style style:name="T229" style:family="text">
      <style:text-properties style:font-name="Liberation Sans" officeooo:rsid="0053d914"/>
    </style:style>
    <style:style style:name="T230" style:family="text">
      <style:text-properties style:font-name="Liberation Sans" officeooo:rsid="009bd282"/>
    </style:style>
    <style:style style:name="T231" style:family="text">
      <style:text-properties style:font-name="Liberation Sans" officeooo:rsid="009e3e5a"/>
    </style:style>
    <style:style style:name="T232" style:family="text">
      <style:text-properties style:font-name="Liberation Sans" officeooo:rsid="00a27a59"/>
    </style:style>
    <style:style style:name="T233" style:family="text">
      <style:text-properties style:font-name="Liberation Sans" officeooo:rsid="0080a5fa"/>
    </style:style>
    <style:style style:name="T234" style:family="text">
      <style:text-properties style:font-name="Liberation Sans" officeooo:rsid="00682776"/>
    </style:style>
    <style:style style:name="T235" style:family="text">
      <style:text-properties style:font-name="Liberation Sans" officeooo:rsid="006e756d"/>
    </style:style>
    <style:style style:name="T236" style:family="text">
      <style:text-properties style:font-name="Liberation Sans" officeooo:rsid="009c4715"/>
    </style:style>
    <style:style style:name="T237" style:family="text">
      <style:text-properties style:font-name="Liberation Sans" officeooo:rsid="0092e00d"/>
    </style:style>
    <style:style style:name="T238" style:family="text">
      <style:text-properties style:font-name="Liberation Sans" officeooo:rsid="005e0c1b"/>
    </style:style>
    <style:style style:name="T239" style:family="text">
      <style:text-properties style:font-name="Liberation Sans" officeooo:rsid="00b1d205"/>
    </style:style>
    <style:style style:name="T240" style:family="text">
      <style:text-properties style:font-name="Liberation Sans" officeooo:rsid="00381eed"/>
    </style:style>
    <style:style style:name="T241" style:family="text">
      <style:text-properties style:font-name="Liberation Sans" fo:font-size="12pt" officeooo:rsid="00381eed" style:font-size-asian="12pt" style:font-size-complex="12pt"/>
    </style:style>
    <style:style style:name="T242" style:family="text">
      <style:text-properties style:font-name="Liberation Sans" fo:font-size="12pt" officeooo:rsid="00bd036a" style:font-size-asian="12pt" style:font-size-complex="12pt"/>
    </style:style>
    <style:style style:name="T243" style:family="text">
      <style:text-properties style:font-name="Liberation Sans" officeooo:rsid="00bd036a"/>
    </style:style>
    <style:style style:name="T244" style:family="text">
      <style:text-properties style:font-name="Liberation Sans" fo:font-size="11pt" style:font-size-asian="11pt" style:font-size-complex="11pt"/>
    </style:style>
    <style:style style:name="T245" style:family="text">
      <style:text-properties officeooo:rsid="0008a601"/>
    </style:style>
    <style:style style:name="T246" style:family="text">
      <style:text-properties officeooo:rsid="000a6dec"/>
    </style:style>
    <style:style style:name="T247" style:family="text">
      <style:text-properties officeooo:rsid="000c09a9"/>
    </style:style>
    <style:style style:name="T248" style:family="text">
      <style:text-properties officeooo:rsid="000ceb12"/>
    </style:style>
    <style:style style:name="T249" style:family="text">
      <style:text-properties officeooo:rsid="00381eed"/>
    </style:style>
    <style:style style:name="T250" style:family="text">
      <style:text-properties officeooo:rsid="004fd6a3"/>
    </style:style>
    <style:style style:name="T251" style:family="text">
      <style:text-properties officeooo:rsid="0051283d"/>
    </style:style>
    <style:style style:name="T252" style:family="text">
      <style:text-properties officeooo:rsid="00549598"/>
    </style:style>
    <style:style style:name="T253" style:family="text">
      <style:text-properties officeooo:rsid="0057ff12"/>
    </style:style>
    <style:style style:name="T254" style:family="text">
      <style:text-properties officeooo:rsid="005c91fe"/>
    </style:style>
    <style:style style:name="T255" style:family="text">
      <style:text-properties officeooo:rsid="005de380"/>
    </style:style>
    <style:style style:name="T256" style:family="text">
      <style:text-properties officeooo:rsid="005e0c1b"/>
    </style:style>
    <style:style style:name="T257" style:family="text">
      <style:text-properties fo:color="#000080" style:font-name="Liberation Mono" style:text-underline-style="solid" style:text-underline-width="auto" style:text-underline-color="font-color" officeooo:rsid="005fac28"/>
    </style:style>
    <style:style style:name="T258" style:family="text">
      <style:text-properties fo:color="#000080" style:font-name="Liberation Mono" fo:font-size="9pt" style:text-underline-style="solid" style:text-underline-width="auto" style:text-underline-color="font-color" officeooo:rsid="000ceb12" style:font-size-asian="11pt" style:font-size-complex="11pt"/>
    </style:style>
    <style:style style:name="T259" style:family="text">
      <style:text-properties fo:color="#000080" style:font-name="Liberation Sans" fo:font-size="9pt" style:text-underline-style="solid" style:text-underline-width="auto" style:text-underline-color="font-color" officeooo:rsid="000ceb12" style:font-size-asian="11pt" style:font-size-complex="11pt"/>
    </style:style>
    <style:style style:name="T260" style:family="text">
      <style:text-properties fo:color="#000080" style:font-name="Liberation Sans" style:text-underline-style="solid" style:text-underline-width="auto" style:text-underline-color="font-color" officeooo:rsid="0080a5fa"/>
    </style:style>
    <style:style style:name="T261" style:family="text">
      <style:text-properties officeooo:rsid="005fac28"/>
    </style:style>
    <style:style style:name="T262" style:family="text">
      <style:text-properties fo:color="#000000" style:font-name="Liberation Sans" style:text-underline-style="none" officeooo:rsid="005fac28"/>
    </style:style>
    <style:style style:name="T263" style:family="text">
      <style:text-properties officeooo:rsid="006313f4"/>
    </style:style>
    <style:style style:name="T264" style:family="text">
      <style:text-properties officeooo:rsid="006b0781"/>
    </style:style>
    <style:style style:name="T265" style:family="text">
      <style:text-properties style:use-window-font-color="true" style:font-name="Liberation Sans" fo:font-size="9pt" style:text-underline-style="none" officeooo:rsid="000ceb12" style:font-size-asian="11pt" style:font-size-complex="11pt"/>
    </style:style>
    <style:style style:name="T266" style:family="text">
      <style:text-properties officeooo:rsid="00725fca"/>
    </style:style>
    <style:style style:name="T267" style:family="text">
      <style:text-properties officeooo:rsid="00796e2b"/>
    </style:style>
    <style:style style:name="T268" style:family="text">
      <style:text-properties officeooo:rsid="0092e00d"/>
    </style:style>
    <style:style style:name="T269" style:family="text">
      <style:text-properties officeooo:rsid="004ef964"/>
    </style:style>
    <style:style style:name="T270" style:family="text">
      <style:text-properties officeooo:rsid="009fb93b"/>
    </style:style>
    <style:style style:name="T271" style:family="text">
      <style:text-properties officeooo:rsid="00a0a405"/>
    </style:style>
    <style:style style:name="T272" style:family="text">
      <style:text-properties officeooo:rsid="00a4736f"/>
    </style:style>
    <style:style style:name="T273" style:family="text">
      <style:text-properties officeooo:rsid="00a551d0"/>
    </style:style>
    <style:style style:name="T274" style:family="text">
      <style:text-properties officeooo:rsid="002e0217"/>
    </style:style>
    <style:style style:name="T275" style:family="text">
      <style:text-properties officeooo:rsid="00ac9cde"/>
    </style:style>
    <style:style style:name="T276" style:family="text">
      <style:text-properties officeooo:rsid="00b1d205"/>
    </style:style>
    <style:style style:name="T277" style:family="text">
      <style:text-properties officeooo:rsid="00b3d30b"/>
    </style:style>
    <style:style style:name="T278" style:family="text">
      <style:text-properties officeooo:rsid="00b60e82"/>
    </style:style>
    <style:style style:name="T279" style:family="text">
      <style:text-properties fo:font-size="12pt" officeooo:rsid="00a551d0" style:font-size-asian="12pt" style:font-size-complex="12pt"/>
    </style:style>
    <style:style style:name="T280" style:family="text">
      <style:text-properties fo:font-size="12pt" officeooo:rsid="002e0217" style:font-size-asian="12pt" style:font-size-complex="12pt"/>
    </style:style>
    <style:style style:name="T281" style:family="text">
      <style:text-properties fo:font-size="12pt" officeooo:rsid="00bbb083" style:font-name-asian="Songti SC" style:font-size-asian="12pt" style:font-name-complex="Arial Unicode MS" style:font-size-complex="12pt"/>
    </style:style>
    <style:style style:name="T282" style:family="text">
      <style:text-properties fo:font-size="12pt" officeooo:rsid="00ba2005" style:font-name-asian="Songti SC" style:font-size-asian="12pt" style:font-name-complex="Arial Unicode MS" style:font-size-complex="12pt"/>
    </style:style>
    <style:style style:name="T283" style:family="text">
      <style:text-properties fo:font-size="12pt" officeooo:rsid="00b9fe5b" style:font-name-asian="Songti SC" style:font-size-asian="12pt" style:font-name-complex="Arial Unicode MS" style:font-size-complex="12pt"/>
    </style:style>
    <style:style style:name="T284" style:family="text">
      <style:text-properties fo:font-size="12pt" officeooo:rsid="00bc2828" style:font-name-asian="Songti SC" style:font-size-asian="12pt" style:font-name-complex="Arial Unicode MS" style:font-size-complex="12pt"/>
    </style:style>
    <style:style style:name="T285" style:family="text">
      <style:text-properties fo:font-size="12pt" officeooo:rsid="00bd036a" style:font-name-asian="Songti SC" style:font-size-asian="12pt" style:font-name-complex="Arial Unicode MS" style:font-size-complex="12pt"/>
    </style:style>
    <style:style style:name="T286" style:family="text">
      <style:text-properties officeooo:rsid="00d2aa52"/>
    </style:style>
    <style:style style:name="T287" style:family="text">
      <style:text-properties fo:font-weight="normal" style:font-weight-asian="normal" style:font-weight-complex="normal"/>
    </style:style>
    <style:style style:name="T288" style:family="text">
      <style:text-properties fo:font-weight="normal" officeooo:rsid="006313f4" style:font-weight-asian="normal" style:font-weight-complex="normal"/>
    </style:style>
    <style:style style:name="T289" style:family="text">
      <style:text-properties fo:font-weight="normal" officeooo:rsid="00dce6b5" style:font-weight-asian="normal" style:font-weight-complex="normal"/>
    </style:style>
    <style:style style:name="T290" style:family="text">
      <style:text-properties officeooo:rsid="00eef99c"/>
    </style:style>
    <style:style style:name="T291" style:family="text">
      <style:text-properties officeooo:rsid="00f06ed7"/>
    </style:style>
    <style:style style:name="T292" style:family="text">
      <style:text-properties officeooo:rsid="00f2628e"/>
    </style:style>
    <style:style style:name="T293" style:family="text">
      <style:text-properties officeooo:rsid="00f2b4d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9" text:outline-level="1"><text:bookmark-start text:name="__RefHeading___Toc1786_3090443762"/><text:span text:style-name="T288">Funciones para </text:span><text:span text:style-name="T289">calcular</text:span><text:span text:style-name="T288"> i</text:span><text:span text:style-name="T287">ntervalos o diferencias de tiempo</text:span><text:bookmark-end text:name="__RefHeading___Toc1786_3090443762"/></text:h>
      <text:h text:style-name="P81" text:outline-level="2"><text:bookmark-start text:name="__RefHeading___Toc1769_3090443762"/><text:span text:style-name="T249">1. </text:span>Descrip<text:span text:style-name="T245">c</text:span>ión<text:bookmark-end text:name="__RefHeading___Toc1769_3090443762"/></text:h>
      <text:p text:style-name="P54"><text:span text:style-name="T78">L</text:span><text:span text:style-name="T39">a </text:span><text:span text:style-name="T38">clase </text:span><text:span text:style-name="T113">"</text:span><text:span text:style-name="T114">difftime"</text:span><text:span text:style-name="T80"> </text:span><text:span text:style-name="T79">define diversas</text:span><text:span text:style-name="T78"> f</text:span><text:span text:style-name="T32">unciones para crear, desplegar y realizar </text:span><text:span text:style-name="T22">algunas operaciones aritméticas </text:span><text:span text:style-name="T32">sobre </text:span><text:span text:style-name="T79">valores de tiempo</text:span><text:span text:style-name="T22">. </text:span><text:span text:style-name="T40">La función </text:span><text:span text:style-name="T58">principal</text:span><text:span text:style-name="T40"> de esta clase es </text:span><text:span text:style-name="T117">difftime()</text:span><text:span text:style-name="T40">, </text:span><text:span text:style-name="T62">que </text:span><text:span text:style-name="T40">calcula la resta </text:span><text:span text:style-name="T41">de</text:span><text:span text:style-name="T40"> dos valores de </text:span><text:span text:style-name="T175">f</text:span><text:span text:style-name="T170">echa-</text:span><text:span text:style-name="T177">hora</text:span><text:span text:style-name="T41"> </text:span><text:span text:style-name="T40">en unidades comunes como segundos, minutos, </text:span><text:span text:style-name="T58">horas,</text:span><text:span text:style-name="T40"> días o </text:span><text:span text:style-name="T58">hasta </text:span><text:span text:style-name="T40">semanas.</text:span></text:p>
      <text:table-of-content text:style-name="Sect1" text:name="Table of Contents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7">Índice</text:p>
          </text:index-title>
          <text:p text:style-name="P86"><text:a xlink:type="simple" xlink:href="#__RefHeading___Toc1769_3090443762" text:style-name="Index_20_Link" text:visited-style-name="Index_20_Link"><text:span text:style-name="T244">1. Descripción<text:tab/>1</text:span></text:a></text:p>
          <text:p text:style-name="P86"><text:a xlink:type="simple" xlink:href="#__RefHeading___Toc1771_3090443762" text:style-name="Index_20_Link" text:visited-style-name="Index_20_Link"><text:span text:style-name="T244">2. Utilización<text:tab/>1</text:span></text:a></text:p>
          <text:p text:style-name="P86"><text:a xlink:type="simple" xlink:href="#__RefHeading___Toc1773_3090443762" text:style-name="Index_20_Link" text:visited-style-name="Index_20_Link"><text:span text:style-name="T244">3. Argumentos<text:tab/>2</text:span></text:a></text:p>
          <text:p text:style-name="P86"><text:a xlink:type="simple" xlink:href="#__RefHeading___Toc1775_3090443762" text:style-name="Index_20_Link" text:visited-style-name="Index_20_Link"><text:span text:style-name="T244">4. Detalles<text:tab/>2</text:span></text:a></text:p>
          <text:p text:style-name="P86"><text:a xlink:type="simple" xlink:href="#__RefHeading___Toc1788_3090443762" text:style-name="Index_20_Link" text:visited-style-name="Index_20_Link"><text:span text:style-name="T244">5. Valor devuelto<text:tab/>3</text:span></text:a></text:p>
          <text:p text:style-name="P86"><text:a xlink:type="simple" xlink:href="#__RefHeading___Toc1777_3090443762" text:style-name="Index_20_Link" text:visited-style-name="Index_20_Link"><text:span text:style-name="T244">6. Nota<text:tab/>4</text:span></text:a></text:p>
          <text:p text:style-name="P86"><text:a xlink:type="simple" xlink:href="#__RefHeading___Toc1779_3090443762" text:style-name="Index_20_Link" text:visited-style-name="Index_20_Link"><text:span text:style-name="T244">7. También véase<text:tab/>4</text:span></text:a></text:p>
          <text:p text:style-name="P86"><text:a xlink:type="simple" xlink:href="#__RefHeading___Toc1783_3090443762" text:style-name="Index_20_Link" text:visited-style-name="Index_20_Link"><text:span text:style-name="T244">8. Ejemplos<text:tab/>4</text:span></text:a></text:p>
          <text:p text:style-name="P86"><text:a xlink:type="simple" xlink:href="#__RefHeading___Toc5325_3183698998" text:style-name="Index_20_Link" text:visited-style-name="Index_20_Link"><text:span text:style-name="T244">9. Código fuente<text:tab/>5</text:span></text:a></text:p>
        </text:index-body>
      </text:table-of-content>
      <text:h text:style-name="P82" text:outline-level="2"><text:bookmark-start text:name="__RefHeading___Toc1771_3090443762"/>2. Utilización<text:bookmark-end text:name="__RefHeading___Toc1771_3090443762"/></text:h>
      <text:p text:style-name="P25">ti<text:span text:style-name="T246">empo</text:span>1 - ti<text:span text:style-name="T246">empo</text:span>2</text:p>
      <text:p text:style-name="P72"/>
      <text:p text:style-name="P73">difftime(ti<text:span text:style-name="T246">empo</text:span>1, ti<text:span text:style-name="T246">empo</text:span>2, tz,</text:p>
      <text:p text:style-name="P77"><text:s text:c="9"/><text:span text:style-name="T20">units = c("auto", "secs", "mins", "hours",</text:span></text:p>
      <text:p text:style-name="P77"><text:s text:c="19"/><text:span text:style-name="T20">"days", "weeks"))</text:span></text:p>
      <text:p text:style-name="P72"/>
      <text:p text:style-name="P73">as.difftime(tim, format = "%X", units = "auto", tz = "UTC")</text:p>
      <text:p text:style-name="P73"/>
      <text:p text:style-name="P75">## Método de S3 para la clase 'difftime'</text:p>
      <text:p text:style-name="P73">format(x, ...)</text:p>
      <text:p text:style-name="P74"/>
      <text:p text:style-name="P74">## <text:span text:style-name="T247">Método de S3 para la clase 'difftime'</text:span></text:p>
      <text:p text:style-name="P73">units(x)</text:p>
      <text:p text:style-name="P73"/>
      <text:p text:style-name="P75">## Método de reemplazo de S3 para la clase 'difftime'</text:p>
      <text:p text:style-name="P73">units(x) &lt;- value</text:p>
      <text:p text:style-name="P73"/>
      <text:p text:style-name="P75">## Método de S3 para la clase 'difftime'</text:p>
      <text:p text:style-name="P73">as.double(x, units = "auto", ...)</text:p>
      <text:p text:style-name="P72"/>
      <text:p text:style-name="P79"><text:span text:style-name="T128">## </text:span><text:span text:style-name="T130">Grupo de métodos</text:span><text:span text:style-name="T128">, notoriamente para round(), signif(), floor(),</text:span></text:p>
      <text:p text:style-name="P72"><text:span text:style-name="T143">## ceiling(), trunc(), abs(); </text:span><text:span text:style-name="T144">llamados directamente</text:span><text:span text:style-name="T143">, *</text:span><text:span text:style-name="T145">no</text:span><text:span text:style-name="T143">* </text:span><text:span text:style-name="T145">como</text:span><text:span text:style-name="T143"> Math():</text:span></text:p>
      <text:p text:style-name="P73">## <text:span text:style-name="T247">Método de S3 para la clase </text:span>'difftime'</text:p>
      <text:p text:style-name="P80">Math(x, ...)</text:p>
      <text:h text:style-name="P82" text:outline-level="2"><text:bookmark-start text:name="__RefHeading___Toc1773_3090443762"/><text:soft-page-break/>3. Argumentos<text:bookmark-end text:name="__RefHeading___Toc1773_3090443762"/></text:h>
      <text:p text:style-name="P21">Tabla <text:span text:style-name="T290">1</text:span>. Argumentos para las funciones de la clase <text:span text:style-name="T132">"</text:span><text:span text:style-name="T133">difftime"*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Nombre</text:p>
          </table:table-cell>
          <table:table-cell table:style-name="Table2.A1" office:value-type="string">
            <text:p text:style-name="P8">Tipo de valor <text:span text:style-name="T251">esperado</text:span></text:p>
          </table:table-cell>
          <table:table-cell table:style-name="Table2.A1" office:value-type="string">
            <text:p text:style-name="P9">Propósito</text:p>
          </table:table-cell>
        </table:table-row>
        <table:table-row>
          <table:table-cell table:style-name="Table2.A2" office:value-type="string">
            <text:p text:style-name="P16"><text:span text:style-name="Source_20_Text"><text:span text:style-name="T4">ti</text:span></text:span><text:span text:style-name="Source_20_Text"><text:span text:style-name="T7">me</text:span></text:span><text:span text:style-name="Source_20_Text"><text:span text:style-name="T9">1</text:span></text:span><text:span text:style-name="Source_20_Text"><text:span text:style-name="T4">, ti</text:span></text:span><text:span text:style-name="Source_20_Text"><text:span text:style-name="T7">me</text:span></text:span><text:span text:style-name="Source_20_Text"><text:span text:style-name="T8">2</text:span></text:span></text:p>
            <text:p text:style-name="P17"><text:span text:style-name="Source_20_Text"><text:span text:style-name="T18">tiempo1,</text:span></text:span></text:p>
            <text:p text:style-name="P17"><text:span text:style-name="Source_20_Text"><text:span text:style-name="T18">tiempo2</text:span></text:span></text:p>
          </table:table-cell>
          <table:table-cell table:style-name="Table2.A2" office:value-type="string">
            <text:p text:style-name="P6">Objetos de fecha o fecha-hora.</text:p>
          </table:table-cell>
          <table:table-cell table:style-name="Table2.C2" office:value-type="string">
            <text:p text:style-name="P16"><text:span text:style-name="T215">Aportar los valores </text:span><text:span text:style-name="T216">que serán restados entre sí.</text:span></text:p>
          </table:table-cell>
        </table:table-row>
        <table:table-row>
          <table:table-cell table:style-name="Table2.A2" office:value-type="string">
            <text:p text:style-name="P16"><text:span text:style-name="Source_20_Text"><text:span text:style-name="T5">t</text:span></text:span><text:span text:style-name="Source_20_Text"><text:span text:style-name="T4">z</text:span></text:span></text:p>
            <text:p text:style-name="P17"><text:span text:style-name="Source_20_Text"><text:span text:style-name="T18">huso.horario</text:span></text:span></text:p>
          </table:table-cell>
          <table:table-cell table:style-name="Table2.A2" office:value-type="string">
            <text:p text:style-name="P9">Cadena de caracteres.</text:p>
          </table:table-cell>
          <table:table-cell table:style-name="Table2.C2" office:value-type="string">
            <text:p text:style-name="P18"><text:span text:style-name="T218">Una especificación opcional de </text:span><text:span text:style-name="T259">huso horario</text:span><text:span text:style-name="T218"> para ser utilizada </text:span><text:span text:style-name="T217">en</text:span><text:span text:style-name="T218"> la conversión, principalmente para los objetos </text:span><text:span text:style-name="Source_20_Text"><text:span text:style-name="T14">"POSIXlt"</text:span></text:span><text:span text:style-name="Source_20_Text"><text:span text:style-name="T218">.</text:span></text:span></text:p>
          </table:table-cell>
        </table:table-row>
        <table:table-row>
          <table:table-cell table:style-name="Table2.A2" office:value-type="string">
            <text:p text:style-name="P16"><text:span text:style-name="Source_20_Text"><text:span text:style-name="T4">units</text:span></text:span></text:p>
            <text:p text:style-name="P17"><text:span text:style-name="Source_20_Text"><text:span text:style-name="T18">unidades</text:span></text:span></text:p>
          </table:table-cell>
          <table:table-cell table:style-name="Table2.A2" office:value-type="string">
            <text:p text:style-name="P7">Cadena de caracteres.</text:p>
          </table:table-cell>
          <table:table-cell table:style-name="Table2.C2" office:value-type="string">
            <text:p text:style-name="P12"><text:span text:style-name="T248">Unidades en las cuales desea que aparezca el resultado. </text:span><text:span text:style-name="T266">Para segundos elija </text:span><text:span text:style-name="T138">"secs"</text:span><text:span text:style-name="T147">; para minutos, </text:span><text:span text:style-name="T138">"mins"</text:span><text:span text:style-name="T147">; para horas, </text:span><text:span text:style-name="T138">"hours"</text:span><text:span text:style-name="T147">; para días, </text:span><text:span text:style-name="T138">"days"</text:span><text:span text:style-name="T147"> y para semanas, </text:span><text:span text:style-name="T138">"weeks"</text:span><text:span text:style-name="T147">. </text:span><text:span text:style-name="T266"><text:s/></text:span><text:span text:style-name="T248">Puede ser abreviada.</text:span></text:p>
          </table:table-cell>
        </table:table-row>
        <table:table-row>
          <table:table-cell table:style-name="Table2.A2" office:value-type="string">
            <text:p text:style-name="P16"><text:span text:style-name="Source_20_Text"><text:span text:style-name="T6">v</text:span></text:span><text:span text:style-name="Source_20_Text"><text:span text:style-name="T4">alue</text:span></text:span></text:p>
            <text:p text:style-name="P17"><text:span text:style-name="Source_20_Text"><text:span text:style-name="T18">valor</text:span></text:span></text:p>
          </table:table-cell>
          <table:table-cell table:style-name="Table2.A2" office:value-type="string">
            <text:p text:style-name="P7">Cadena de caracteres.</text:p>
          </table:table-cell>
          <table:table-cell table:style-name="Table2.C2" office:value-type="string">
            <text:p text:style-name="P5">Como las unidades, excepto que las abreviaciones no están permitidas.</text:p>
          </table:table-cell>
        </table:table-row>
        <table:table-row>
          <table:table-cell table:style-name="Table2.A2" office:value-type="string">
            <text:p text:style-name="P16"><text:span text:style-name="Source_20_Text"><text:span text:style-name="T4">tim</text:span></text:span></text:p>
            <text:p text:style-name="P17"><text:span text:style-name="Source_20_Text"><text:span text:style-name="T18">tim</text:span></text:span></text:p>
          </table:table-cell>
          <table:table-cell table:style-name="Table2.A2" office:value-type="string">
            <text:p text:style-name="P7">Cadena de caracteres o valor numérico.</text:p>
          </table:table-cell>
          <table:table-cell table:style-name="Table2.C2" office:value-type="string">
            <text:p text:style-name="P13">Cadena de caracteres o valor numérico <text:span text:style-name="T248">que especifica un intervalo de tiempo.</text:span></text:p>
          </table:table-cell>
        </table:table-row>
        <table:table-row>
          <table:table-cell table:style-name="Table2.A2" office:value-type="string">
            <text:p text:style-name="P16"><text:span text:style-name="Source_20_Text"><text:span text:style-name="T4">format</text:span></text:span></text:p>
            <text:p text:style-name="P17"><text:span text:style-name="Source_20_Text"><text:span text:style-name="T18">formato</text:span></text:span></text:p>
          </table:table-cell>
          <table:table-cell table:style-name="Table2.A2" office:value-type="string">
            <text:p text:style-name="P14">Cadena de caractes.</text:p>
          </table:table-cell>
          <table:table-cell table:style-name="Table2.C2" office:value-type="string">
            <text:p text:style-name="P18"><text:span text:style-name="T218">Carácter que especifica el formato de </text:span><text:span text:style-name="T14">tim</text:span><text:span text:style-name="T218">, para más información véase </text:span><text:span text:style-name="T258">strptime</text:span><text:span text:style-name="T265">. </text:span><text:span text:style-name="T218">La opción predeterminada es un formato de tiempo específico a la configuración regional.</text:span></text:p>
          </table:table-cell>
        </table:table-row>
        <table:table-row>
          <table:table-cell table:style-name="Table2.A2" office:value-type="string">
            <text:p text:style-name="P16"><text:span text:style-name="Source_20_Text"><text:span text:style-name="T4">x</text:span></text:span></text:p>
            <text:p text:style-name="P20">x</text:p>
          </table:table-cell>
          <table:table-cell table:style-name="Table2.A2" office:value-type="string">
            <text:p text:style-name="P10">Objeto <text:span text:style-name="Source_20_Text"><text:span text:style-name="T1">"difftime"</text:span></text:span>.</text:p>
          </table:table-cell>
          <table:table-cell table:style-name="Table2.C2" office:value-type="string">
            <text:p text:style-name="P18"><text:span text:style-name="T219">U</text:span><text:span text:style-name="T218">n objeto que hered</text:span><text:span text:style-name="T219">e</text:span><text:span text:style-name="T218"> atributos de la clase </text:span><text:span text:style-name="Source_20_Text"><text:span text:style-name="T14">"difftime"</text:span></text:span><text:span text:style-name="Source_20_Text"><text:span text:style-name="T218">.</text:span></text:span></text:p>
          </table:table-cell>
        </table:table-row>
        <table:table-row>
          <table:table-cell table:style-name="Table2.A9" office:value-type="string">
            <text:p text:style-name="P16"><text:span text:style-name="Source_20_Text"><text:span text:style-name="T4">...</text:span></text:span></text:p>
            <text:p text:style-name="P19"><text:span text:style-name="Source_20_Text"><text:span text:style-name="T19">más.argumentos</text:span></text:span></text:p>
          </table:table-cell>
          <table:table-cell table:style-name="Table2.A9" office:value-type="string">
            <text:p text:style-name="P15">Argumento de función.</text:p>
          </table:table-cell>
          <table:table-cell table:style-name="Table2.A9" office:value-type="string">
            <text:p text:style-name="P11"><text:span text:style-name="T267">Otros a</text:span><text:span text:style-name="T248">rgumentos </text:span><text:span text:style-name="T267">de funciones</text:span><text:span text:style-name="T248"> que s</text:span><text:span text:style-name="T267">erán</text:span><text:span text:style-name="T248"> pasados desde o hacia otros métodos.</text:span></text:p>
          </table:table-cell>
        </table:table-row>
      </table:table>
      <text:p text:style-name="P85">*<text:span text:style-name="T264">No todas las funciones de esta clase utilizan todos ni los mismos argumentos.</text:span></text:p>
      <text:h text:style-name="P82" text:outline-level="2"><text:bookmark-start text:name="__RefHeading___Toc1775_3090443762"/>4. Detalles<text:bookmark-end text:name="__RefHeading___Toc1775_3090443762"/></text:h>
      <text:p text:style-name="P51"><text:span text:style-name="T30">La función </text:span><text:span text:style-name="Source_20_Text"><text:span text:style-name="T111">difftime</text:span></text:span><text:span text:style-name="Source_20_Text"><text:span text:style-name="T115">()</text:span></text:span><text:span text:style-name="Source_20_Text"><text:span text:style-name="T30"> calcula la diferencia </text:span></text:span><text:span text:style-name="Source_20_Text"><text:span text:style-name="T84">de tiempo entre</text:span></text:span><text:span text:style-name="Source_20_Text"><text:span text:style-name="T30"> dos objetos de </text:span></text:span><text:span text:style-name="Source_20_Text"><text:span text:style-name="T173">fecha-hora</text:span></text:span><text:span text:style-name="Source_20_Text"><text:span text:style-name="T30"> y devuelve un objeto de la c</text:span></text:span><text:span text:style-name="Source_20_Text"><text:span text:style-name="T37">l</text:span></text:span><text:span text:style-name="Source_20_Text"><text:span text:style-name="T30">ase </text:span></text:span><text:span text:style-name="Source_20_Text"><text:span text:style-name="T111">"difftime"</text:span></text:span><text:span text:style-name="Source_20_Text"><text:span text:style-name="T30"> con un atributo que indica las unidades</text:span></text:span><text:span text:style-name="Source_20_Text"><text:span text:style-name="T23">.</text:span></text:span><text:span text:style-name="Source_20_Text"><text:span text:style-name="T30"> El grupo de funciones </text:span></text:span><text:span text:style-name="Source_20_Text"><text:span text:style-name="T182">Math</text:span></text:span><text:span text:style-name="Source_20_Text"><text:span text:style-name="T30"> </text:span></text:span><text:span text:style-name="Source_20_Text"><text:span text:style-name="T36">de </text:span></text:span><text:span text:style-name="Source_20_Text"><text:span text:style-name="T198">S3</text:span></text:span><text:span text:style-name="Source_20_Text"><text:span text:style-name="T36"> </text:span></text:span><text:span text:style-name="Source_20_Text"><text:span text:style-name="T30">aporta </text:span></text:span><text:span text:style-name="Source_20_Text"><text:span text:style-name="T23">los métodos</text:span></text:span><text:span text:style-name="Source_20_Text"><text:span text:style-name="T30"> </text:span></text:span><text:a xlink:type="simple" xlink:href="http://127.0.0.1:47635/help/library/base/help/round" text:style-name="Internet_20_link" text:visited-style-name="Visited_20_Internet_20_Link"><text:span text:style-name="Source_20_Text"><text:span text:style-name="T190">round</text:span></text:span></text:a><text:span text:style-name="Source_20_Text"><text:span text:style-name="T191">()</text:span></text:span><text:span text:style-name="Source_20_Text"><text:span text:style-name="T179"> </text:span></text:span><text:span text:style-name="Source_20_Text"><text:span text:style-name="T195">–</text:span></text:span><text:span text:style-name="Source_20_Text"><text:span text:style-name="T63">redon</text:span></text:span><text:span text:style-name="Source_20_Text"><text:span text:style-name="T59">dear a dígitos</text:span></text:span><text:span text:style-name="Source_20_Text"><text:span text:style-name="T164">–</text:span></text:span><text:span text:style-name="Source_20_Text"><text:span text:style-name="T30">, </text:span></text:span><text:a xlink:type="simple" xlink:href="http://127.0.0.1:47635/help/library/base/help/signif" text:style-name="Internet_20_link" text:visited-style-name="Visited_20_Internet_20_Link"><text:span text:style-name="Source_20_Text"><text:span text:style-name="T190">signif</text:span></text:span></text:a><text:span text:style-name="Source_20_Text"><text:span text:style-name="T191">()</text:span></text:span><text:span text:style-name="Source_20_Text"><text:span text:style-name="T179"> </text:span></text:span><text:span text:style-name="Source_20_Text"><text:span text:style-name="T195">–</text:span></text:span><text:span text:style-name="Source_20_Text"><text:span text:style-name="T63">redond</text:span></text:span><text:span text:style-name="Source_20_Text"><text:span text:style-name="T59">e</text:span></text:span><text:span text:style-name="Source_20_Text"><text:span text:style-name="T64">ar a cierta cifra significativa</text:span></text:span><text:span text:style-name="Source_20_Text"><text:span text:style-name="T164">–</text:span></text:span><text:span text:style-name="Source_20_Text"><text:span text:style-name="T30">, </text:span></text:span><text:a xlink:type="simple" xlink:href="http://127.0.0.1:47635/help/library/base/help/floor" text:style-name="Internet_20_link" text:visited-style-name="Visited_20_Internet_20_Link"><text:span text:style-name="Source_20_Text"><text:span text:style-name="T190">floor</text:span></text:span></text:a><text:span text:style-name="Source_20_Text"><text:span text:style-name="T191">()</text:span></text:span><text:span text:style-name="Source_20_Text"><text:span text:style-name="T179"> </text:span></text:span><text:span text:style-name="Source_20_Text"><text:span text:style-name="T195">–</text:span></text:span><text:span text:style-name="Source_20_Text"><text:span text:style-name="T63">redond</text:span></text:span><text:span text:style-name="Source_20_Text"><text:span text:style-name="T64">ear al piso</text:span></text:span><text:span text:style-name="Source_20_Text"><text:span text:style-name="T164">–</text:span></text:span><text:span text:style-name="Source_20_Text"><text:span text:style-name="T30">, </text:span></text:span><text:a xlink:type="simple" xlink:href="http://127.0.0.1:47635/help/library/base/help/ceiling" text:style-name="Internet_20_link" text:visited-style-name="Visited_20_Internet_20_Link"><text:span text:style-name="Source_20_Text"><text:span text:style-name="T190">ceiling</text:span></text:span></text:a><text:span text:style-name="Source_20_Text"><text:span text:style-name="T191">()</text:span></text:span><text:span text:style-name="Source_20_Text"><text:span text:style-name="T179"> </text:span></text:span><text:span text:style-name="Source_20_Text"><text:span text:style-name="T195">–</text:span></text:span><text:span text:style-name="Source_20_Text"><text:span text:style-name="T63">redond</text:span></text:span><text:span text:style-name="Source_20_Text"><text:span text:style-name="T64">ear al techo</text:span></text:span><text:span text:style-name="Source_20_Text"><text:span text:style-name="T164">–</text:span></text:span><text:span text:style-name="Source_20_Text"><text:span text:style-name="T30">, </text:span></text:span><text:a xlink:type="simple" xlink:href="http://127.0.0.1:47635/help/library/base/help/trunc" text:style-name="Internet_20_link" text:visited-style-name="Visited_20_Internet_20_Link"><text:span text:style-name="Source_20_Text"><text:span text:style-name="T190">trunc</text:span></text:span></text:a><text:span text:style-name="Source_20_Text"><text:span text:style-name="T191">()</text:span></text:span><text:span text:style-name="Source_20_Text"><text:span text:style-name="T179"> </text:span></text:span><text:span text:style-name="Source_20_Text"><text:span text:style-name="T164">–</text:span></text:span><text:span text:style-name="Source_20_Text"><text:span text:style-name="T89">truncar</text:span></text:span><text:span text:style-name="Source_20_Text"><text:span text:style-name="T164">–</text:span></text:span><text:span text:style-name="Source_20_Text"><text:span text:style-name="T30">, </text:span></text:span><text:a xlink:type="simple" xlink:href="http://127.0.0.1:47635/help/library/base/help/abs" text:style-name="Internet_20_link" text:visited-style-name="Visited_20_Internet_20_Link"><text:span text:style-name="Source_20_Text"><text:span text:style-name="T190">abs</text:span></text:span></text:a><text:span text:style-name="Source_20_Text"><text:span text:style-name="T191">()</text:span></text:span><text:span text:style-name="Source_20_Text"><text:span text:style-name="T65"> </text:span></text:span><text:span text:style-name="Source_20_Text"><text:span text:style-name="T164">–</text:span></text:span><text:span text:style-name="Source_20_Text"><text:span text:style-name="T64">valor absoluto</text:span></text:span><text:span text:style-name="Source_20_Text"><text:span text:style-name="T164">–</text:span></text:span><text:span text:style-name="Source_20_Text"><text:span text:style-name="T30"> </text:span></text:span><text:span text:style-name="Source_20_Text"><text:span text:style-name="T23">y</text:span></text:span><text:span text:style-name="Source_20_Text"><text:span text:style-name="T30"> </text:span></text:span><text:a xlink:type="simple" xlink:href="http://127.0.0.1:47635/help/library/base/help/sign" text:style-name="Internet_20_link" text:visited-style-name="Visited_20_Internet_20_Link"><text:span text:style-name="Source_20_Text"><text:span text:style-name="T190">sign</text:span></text:span></text:a><text:span text:style-name="Source_20_Text"><text:span text:style-name="T191">()</text:span></text:span><text:span text:style-name="Source_20_Text"><text:span text:style-name="T179"> </text:span></text:span><text:span text:style-name="Source_20_Text"><text:span text:style-name="T164">–</text:span></text:span><text:span text:style-name="Source_20_Text"><text:span text:style-name="T89">signo</text:span></text:span><text:span text:style-name="Source_20_Text"><text:span text:style-name="T164">–</text:span></text:span><text:span text:style-name="Source_20_Text"><text:span text:style-name="T180"> </text:span></text:span><text:span text:style-name="Source_20_Text"><text:span text:style-name="T23">para objetos de esta clase, y existen </text:span></text:span><text:span text:style-name="Source_20_Text"><text:span text:style-name="T59">otros </text:span></text:span><text:span text:style-name="Source_20_Text"><text:span text:style-name="T23">métodos </text:span></text:span><text:span text:style-name="Source_20_Text"><text:span text:style-name="T24">definidos</text:span></text:span><text:span text:style-name="Source_20_Text"><text:span text:style-name="T23"> para el grupo de operaciones </text:span></text:span><text:span text:style-name="Source_20_Text"><text:span text:style-name="T24">genéricas de tipo</text:span></text:span><text:span text:style-name="Source_20_Text"><text:span text:style-name="T23"> lógic</text:span></text:span><text:span text:style-name="Source_20_Text"><text:span text:style-name="T24">o</text:span></text:span><text:span text:style-name="Source_20_Text"><text:span text:style-name="T23"> y aritmétic</text:span></text:span><text:span text:style-name="Source_20_Text"><text:span text:style-name="T24">o </text:span></text:span><text:span text:style-name="Source_20_Text"><text:span text:style-name="T23">(véase </text:span></text:span><text:span text:style-name="Source_20_Text"><text:span text:style-name="T169">Ops</text:span></text:span><text:span text:style-name="Source_20_Text"><text:span text:style-name="T23">).</text:span></text:span></text:p>
      <text:p text:style-name="P46"><text:span text:style-name="T23">Si el argumento unidades </text:span><text:span text:style-name="T27">es establecido</text:span><text:span text:style-name="T23"> como automático (</text:span><text:span text:style-name="Source_20_Text"><text:span text:style-name="T109">units = "auto"</text:span></text:span><text:span text:style-name="T23">), </text:span><text:span text:style-name="T26">se seleccionará</text:span><text:span text:style-name="T23"> </text:span><text:span text:style-name="T26">la </text:span><text:span text:style-name="T67">escala </text:span><text:span text:style-name="T81">de tiempo</text:span><text:span text:style-name="T26"> </text:span><text:span text:style-name="T106">más grande</text:span><text:span text:style-name="T93"> </text:span><text:span text:style-name="T105">–</text:span><text:span text:style-name="T95">salvo por las</text:span><text:span text:style-name="T94"> </text:span><text:span text:style-name="T92">semanas (</text:span><text:span text:style-name="Source_20_Text"><text:span text:style-name="T108">"weeks"</text:span></text:span><text:span text:style-name="T92">)</text:span><text:span text:style-name="T105">–</text:span><text:span text:style-name="T106"> a partir de la cual</text:span><text:span text:style-name="T26"> </text:span><text:span text:style-name="T28">el valor absoluto de la diferencia </text:span><text:span text:style-name="T29">entre </text:span><text:span text:style-name="T42">los</text:span><text:span text:style-name="T29"> </text:span><text:span text:style-name="T42">valores</text:span><text:span text:style-name="T25"> se</text:span><text:span text:style-name="T26">a</text:span><text:span text:style-name="T25"> mayor a uno.</text:span></text:p>
      <text:p text:style-name="P88"><text:span text:style-name="T43">A</text:span><text:span text:style-name="T44">l invocar a </text:span><text:span text:style-name="T116">difftime()</text:span><text:span text:style-name="T44"> </text:span><text:span text:style-name="T43">l</text:span><text:span text:style-name="T66">a su</text:span><text:span text:style-name="T44">stracción </text:span><text:span text:style-name="T45">s</text:span><text:span text:style-name="T46">e realiza restando </text:span><text:span text:style-name="T68">los valores </text:span><text:span text:style-name="T81">numéricos </text:span><text:span text:style-name="T23">(</text:span><text:span text:style-name="Source_20_Text"><text:span text:style-name="T109">"</text:span></text:span><text:span text:style-name="Source_20_Text"><text:span text:style-name="T125">POSIXct</text:span></text:span><text:span text:style-name="Source_20_Text"><text:span text:style-name="T109">"</text:span></text:span><text:span text:style-name="T23">)</text:span><text:span text:style-name="T46"> </text:span><text:span text:style-name="T68">del </text:span><text:span text:style-name="T46">segundo </text:span><text:span text:style-name="T45">objeto</text:span><text:span text:style-name="T44"> </text:span><text:span text:style-name="T46">a </text:span><text:span text:style-name="T68">los valores </text:span><text:span text:style-name="T81">numéricos</text:span><text:span text:style-name="T68"> </text:span><text:span text:style-name="T60">del</text:span><text:span text:style-name="T46"> primero.</text:span><text:span text:style-name="T23"> </text:span><text:span text:style-name="T46">Por otra parte</text:span><text:span text:style-name="T44">, </text:span><text:span text:style-name="Source_20_Text"><text:span text:style-name="T116">as.difftime()</text:span></text:span><text:span text:style-name="Source_20_Text"><text:span text:style-name="T44"> </text:span></text:span><text:span text:style-name="Source_20_Text"><text:span text:style-name="T85">convertirá objetos</text:span></text:span><text:span text:style-name="Source_20_Text"><text:span text:style-name="T44"> codificados como número </text:span></text:span><text:span text:style-name="Source_20_Text"><text:span text:style-name="T45">o como carácter (véanse los ejemplos) </text:span></text:span><text:span text:style-name="Source_20_Text"><text:span text:style-name="T47">en objetos de intervalo de tiempo</text:span></text:span><text:span text:style-name="Source_20_Text"><text:span text:style-name="T44">.</text:span></text:span></text:p>
      <text:p text:style-name="P47"><text:span text:style-name="T33">Las operaciones aritméticas disponibles para los objetos de tipo </text:span><text:span text:style-name="Source_20_Text"><text:span text:style-name="T118">"difftime"</text:span></text:span><text:span text:style-name="Source_20_Text"><text:span text:style-name="T33"> son limitadas. Estos objetos pueden sumar</text:span></text:span><text:span text:style-name="Source_20_Text"><text:span text:style-name="T48">se</text:span></text:span><text:span text:style-name="Source_20_Text"><text:span text:style-name="T33"> o restarse entre sí, y multiplicarse o dividirse solo con vectores numéricos. Además, sumar o restar un vector numérico con un objeto de tipo </text:span></text:span><text:span text:style-name="Source_20_Text"><text:span text:style-name="T118">"difftime"</text:span></text:span><text:span text:style-name="Source_20_Text"><text:span text:style-name="T33"> </text:span></text:span><text:span text:style-name="Source_20_Text"><text:span text:style-name="T48">convertirá</text:span></text:span><text:span text:style-name="Source_20_Text"><text:span text:style-name="T33"> </text:span></text:span><text:soft-page-break/><text:span text:style-name="Source_20_Text"><text:span text:style-name="T48">implícitamente</text:span></text:span><text:span text:style-name="Source_20_Text"><text:span text:style-name="T33"> al vector numérico en un objeto </text:span></text:span><text:span text:style-name="Source_20_Text"><text:span text:style-name="T118">"difftime"</text:span></text:span><text:span text:style-name="Source_20_Text"><text:span text:style-name="T33"> con las mismas unidades que el objeto </text:span></text:span><text:span text:style-name="Source_20_Text"><text:span text:style-name="T118">"difftime"</text:span></text:span><text:span text:style-name="Source_20_Text"><text:span text:style-name="T33">. </text:span></text:span><text:span text:style-name="Source_20_Text"><text:span text:style-name="T31">Existen métodos </text:span></text:span><text:span text:style-name="Source_20_Text"><text:span text:style-name="T48">definidos</text:span></text:span><text:span text:style-name="Source_20_Text"><text:span text:style-name="T31"> para calcular medias </text:span></text:span><text:span text:style-name="Source_20_Text"><text:span text:style-name="T48">(con </text:span></text:span><text:span text:style-name="Source_20_Text"><text:span text:style-name="T185">mean()</text:span></text:span><text:span text:style-name="Source_20_Text"><text:span text:style-name="T48">)</text:span></text:span><text:span text:style-name="Source_20_Text"><text:span text:style-name="T31"> y sumas </text:span></text:span><text:span text:style-name="Source_20_Text"><text:span text:style-name="T48">(con </text:span></text:span><text:span text:style-name="Source_20_Text"><text:span text:style-name="T172">sum</text:span></text:span><text:span text:style-name="Source_20_Text"><text:span text:style-name="T185">()</text:span></text:span><text:span text:style-name="Source_20_Text"><text:span text:style-name="T48">)</text:span></text:span><text:span text:style-name="Source_20_Text"><text:span text:style-name="T31"> (por medio del grupo de </text:span></text:span><text:span text:style-name="Source_20_Text"><text:span text:style-name="T171">funciones genéricas </text:span></text:span><text:span text:style-name="Source_20_Text"><text:span text:style-name="T178">de </text:span></text:span><text:span text:style-name="Source_20_Text"><text:span text:style-name="T188">S3</text:span></text:span><text:span text:style-name="Source_20_Text"><text:span text:style-name="T31">), y </text:span></text:span><text:span text:style-name="Source_20_Text"><text:span text:style-name="T34">retrasos </text:span></text:span><text:span text:style-name="Source_20_Text"><text:span text:style-name="T49">iterados </text:span></text:span><text:span text:style-name="Source_20_Text"><text:span text:style-name="T48">(con </text:span></text:span><text:span text:style-name="Source_20_Text"><text:span text:style-name="T189">diff</text:span></text:span><text:span text:style-name="Source_20_Text"><text:span text:style-name="T185">()</text:span></text:span><text:span text:style-name="Source_20_Text"><text:span text:style-name="T48">)</text:span></text:span><text:span text:style-name="Source_20_Text"><text:span text:style-name="T31"> por medio de </text:span></text:span><text:span text:style-name="Source_20_Text"><text:span text:style-name="T183">diff.default</text:span></text:span><text:span text:style-name="Source_20_Text"><text:span text:style-name="T184">()</text:span></text:span><text:span text:style-name="Source_20_Text"><text:span text:style-name="T31"> que </text:span></text:span><text:span text:style-name="Source_20_Text"><text:span text:style-name="T50">añaden </text:span></text:span><text:span text:style-name="Source_20_Text"><text:span text:style-name="T51">funciones aritméticas, más allá del operador de resta (</text:span></text:span><text:span text:style-name="Source_20_Text"><text:span text:style-name="T124">–</text:span></text:span><text:span text:style-name="Source_20_Text"><text:span text:style-name="T51">),</text:span></text:span><text:span text:style-name="Source_20_Text"><text:span text:style-name="T50"> </text:span></text:span><text:span text:style-name="Source_20_Text"><text:span text:style-name="T86">a </text:span></text:span><text:span text:style-name="Source_20_Text"><text:span text:style-name="T87">la clase</text:span></text:span><text:span text:style-name="Source_20_Text"><text:span text:style-name="T86"> </text:span></text:span><text:span text:style-name="Source_20_Text"><text:span text:style-name="T119">"difftime"</text:span></text:span><text:span text:style-name="Source_20_Text"><text:span text:style-name="T31">.</text:span></text:span></text:p>
      <text:p text:style-name="P48"><text:span text:style-name="T35">Las unidades de un objeto </text:span><text:span text:style-name="Source_20_Text"><text:span text:style-name="T110">"difftime"</text:span></text:span><text:span text:style-name="Source_20_Text"><text:span text:style-name="T35"> pueden ser </text:span></text:span><text:span text:style-name="Source_20_Text"><text:span text:style-name="T52">extraídas</text:span></text:span><text:span text:style-name="Source_20_Text"><text:span text:style-name="T35"> </text:span></text:span><text:span text:style-name="Source_20_Text"><text:span text:style-name="T52">con</text:span></text:span><text:span text:style-name="Source_20_Text"><text:span text:style-name="T35"> la función </text:span></text:span><text:span text:style-name="Source_20_Text"><text:span text:style-name="T110">units()</text:span></text:span><text:span text:style-name="Source_20_Text"><text:span text:style-name="T35">, </text:span></text:span><text:span text:style-name="Source_20_Text"><text:span text:style-name="T82">que</text:span></text:span><text:span text:style-name="Source_20_Text"><text:span text:style-name="T35"> también </text:span></text:span><text:span text:style-name="Source_20_Text"><text:span text:style-name="T54">permite la operación </text:span></text:span><text:span text:style-name="Source_20_Text"><text:span text:style-name="T52">de asignación </text:span></text:span><text:span text:style-name="Source_20_Text"><text:span text:style-name="T54">(</text:span></text:span><text:span text:style-name="Source_20_Text"><text:span text:style-name="T120">units(x)&lt;-</text:span></text:span><text:span text:style-name="Source_20_Text"><text:span text:style-name="T54">)</text:span></text:span><text:span text:style-name="Source_20_Text"><text:span text:style-name="T52"> para realizar el cambio de unidades </text:span></text:span><text:span text:style-name="Source_20_Text"><text:span text:style-name="T54">de un objeto de intervalo de tiempo</text:span></text:span><text:span text:style-name="Source_20_Text"><text:span text:style-name="T52">.</text:span></text:span><text:span text:style-name="Source_20_Text"><text:span text:style-name="T35"> </text:span></text:span><text:span text:style-name="Source_20_Text"><text:span text:style-name="T52">Todo cambio de unidades se verá reflejado en un </text:span></text:span><text:span text:style-name="Source_20_Text"><text:span text:style-name="T83">ajuste</text:span></text:span><text:span text:style-name="Source_20_Text"><text:span text:style-name="T52"> correspondiente </text:span></text:span><text:span text:style-name="Source_20_Text"><text:span text:style-name="T91">al</text:span></text:span><text:span text:style-name="Source_20_Text"><text:span text:style-name="T52"> valor numérico del objeto </text:span></text:span><text:span text:style-name="Source_20_Text"><text:span text:style-name="T110">"difftime"</text:span></text:span><text:span text:style-name="Source_20_Text"><text:span text:style-name="T35">. </text:span></text:span><text:span text:style-name="Source_20_Text"><text:span text:style-name="T88">El objeto con nuevas unidades</text:span></text:span><text:span text:style-name="Source_20_Text"><text:span text:style-name="T35"> conserva</text:span></text:span><text:span text:style-name="Source_20_Text"><text:span text:style-name="T53">rá</text:span></text:span><text:span text:style-name="Source_20_Text"><text:span text:style-name="T35"> atributos tales como los nombres y las dimensiones </text:span></text:span><text:span text:style-name="Source_20_Text"><text:span text:style-name="T53">del objeto</text:span></text:span><text:span text:style-name="Source_20_Text"><text:span text:style-name="T35">.</text:span></text:span></text:p>
      <text:p text:style-name="P49"><text:span text:style-name="T35">Advierta que cuando </text:span><text:span text:style-name="T70">las</text:span><text:span text:style-name="T23"> unidades </text:span><text:span text:style-name="T70">son</text:span><text:span text:style-name="T27"> establecid</text:span><text:span text:style-name="T70">as</text:span><text:span text:style-name="T23"> como </text:span><text:span text:style-name="T35">días</text:span><text:span text:style-name="T23"> (</text:span><text:span text:style-name="Source_20_Text"><text:span text:style-name="T109">units = "</text:span></text:span><text:span text:style-name="Source_20_Text"><text:span text:style-name="T110">days</text:span></text:span><text:span text:style-name="Source_20_Text"><text:span text:style-name="T109">"</text:span></text:span><text:span text:style-name="T23">) </text:span><text:span text:style-name="T54">est</text:span><text:span text:style-name="T70">as</text:span><text:span text:style-name="T23"> </text:span><text:span text:style-name="T61">implica</text:span><text:span text:style-name="T70">n</text:span><text:span text:style-name="T35"> un periodo de 24 horas </text:span><text:span text:style-name="T71">que no</text:span><text:span text:style-name="T70"> </text:span><text:span text:style-name="T35">toma en cuenta </text:span><text:span text:style-name="T54">ajustes de </text:span><text:span text:style-name="T70">tiempo</text:span><text:span text:style-name="T54"> vinculados </text:span><text:span text:style-name="T69">a los</text:span><text:span text:style-name="T54"> cambio</text:span><text:span text:style-name="T69">s</text:span><text:span text:style-name="T35"> </text:span><text:span text:style-name="T69">del</text:span><text:span text:style-name="T35"> horario de verano. Las diferencias en</text:span><text:span text:style-name="T55">tre</text:span><text:span text:style-name="T35"> objetos de la clase </text:span><text:span text:style-name="Source_20_Text"><text:span text:style-name="T35">"</text:span></text:span><text:a xlink:type="simple" xlink:href="http://127.0.0.1:47635/help/library/base/help/Date" text:style-name="Internet_20_link" text:visited-style-name="Visited_20_Internet_20_Link"><text:span text:style-name="Source_20_Text"><text:span text:style-name="T192">Date</text:span></text:span></text:a><text:span text:style-name="Source_20_Text"><text:span text:style-name="T35">" son calculados como si estuvieran en el huso horario UTC.</text:span></text:span></text:p>
      <text:p text:style-name="P50"><text:span text:style-name="T35">El método </text:span><text:span text:style-name="T110">as.double</text:span><text:span text:style-name="T112">()</text:span><text:span text:style-name="T35"> </text:span><text:span text:style-name="T56">convierte a un objeto de intervalo de tiempo en un </text:span><text:span text:style-name="T35">valor numérico expresado en las unidades especificadas. </text:span><text:span text:style-name="T56">Si</text:span><text:span text:style-name="T35"> </text:span><text:span text:style-name="T56">el </text:span><text:span text:style-name="T23">argumento </text:span><text:span text:style-name="T72">de </text:span><text:span text:style-name="T23">unidades </text:span><text:span text:style-name="T27">es establecido</text:span><text:span text:style-name="T23"> como automático (</text:span><text:span text:style-name="Source_20_Text"><text:span text:style-name="T109">units = "auto"</text:span></text:span><text:span text:style-name="T23">) </text:span><text:span text:style-name="Source_20_Text"><text:span text:style-name="T56">la conversión será realizada</text:span></text:span><text:span text:style-name="Source_20_Text"><text:span text:style-name="T35"> utiliza</text:span></text:span><text:span text:style-name="Source_20_Text"><text:span text:style-name="T56">ndo</text:span></text:span><text:span text:style-name="Source_20_Text"><text:span text:style-name="T35"> las unidades del objeto.</text:span></text:span></text:p>
      <text:p text:style-name="P52"><text:span text:style-name="T57">El método </text:span><text:span text:style-name="T121">format</text:span><text:span text:style-name="T122">()</text:span><text:span text:style-name="T57"> formatea simplemente el valor numérico y agrega las unidades en una cadena de texto.</text:span></text:p>
      <text:h text:style-name="P82" text:outline-level="2"><text:bookmark-start text:name="__RefHeading___Toc1788_3090443762"/>5. Valor devuelto<text:bookmark-end text:name="__RefHeading___Toc1788_3090443762"/></text:h>
      <text:p text:style-name="P56">Tabla 1. <text:span text:style-name="T275">Valores devueltos por las p</text:span><text:span text:style-name="T272">rincipales f</text:span>unciones <text:span text:style-name="T272">y operadores</text:span> definid<text:span text:style-name="T272">o</text:span>s para la clase <text:span text:style-name="T12">"</text:span><text:span text:style-name="T13">difftime"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0">Funcion <text:span text:style-name="T286">u operador</text:span></text:p>
            </table:table-cell>
            <table:table-cell table:style-name="Table3.A1" office:value-type="string">
              <text:p text:style-name="P66"><text:span text:style-name="T286">Tipo de v</text:span>alor devuelto</text:p>
            </table:table-cell>
            <table:table-cell table:style-name="Table3.A1" office:value-type="string">
              <text:p text:style-name="P60">Propósito</text:p>
            </table:table-cell>
          </table:table-row>
        </table:table-header-rows>
        <table:table-row>
          <table:table-cell table:style-name="Table3.A2" office:value-type="string">
            <text:p text:style-name="P70">[</text:p>
          </table:table-cell>
          <table:table-cell table:style-name="Table3.A2" office:value-type="string">
            <text:p text:style-name="P67"><text:span text:style-name="T247">I</text:span>ntervalo de tiempo.</text:p>
          </table:table-cell>
          <table:table-cell table:style-name="Table3.A2" office:value-type="string">
            <text:p text:style-name="P60"><text:span text:style-name="T148">O</text:span><text:span text:style-name="T149">perador</text:span><text:span text:style-name="T143"> de </text:span><text:span text:style-name="T152">extracción</text:span><text:span text:style-name="T143"> </text:span><text:span text:style-name="T152">de valores</text:span><text:span text:style-name="T151"> </text:span><text:span text:style-name="T143">para objetos de intervalo de tiempo (</text:span><text:span text:style-name="T150">clase </text:span><text:span text:style-name="T135">"</text:span><text:span text:style-name="T136">difftime"</text:span><text:span text:style-name="T143">) </text:span><text:span text:style-name="T148">definida por </text:span><text:span text:style-name="T152">[</text:span><text:span text:style-name="T134">.difftime</text:span><text:span text:style-name="T151">. </text:span><text:span text:style-name="T152">También está definida la operación de asignación de valores.</text:span></text:p>
          </table:table-cell>
        </table:table-row>
        <table:table-row>
          <table:table-cell table:style-name="Table3.A2" office:value-type="string">
            <text:p text:style-name="P68">* 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60"><text:span text:style-name="T268">O</text:span><text:span text:style-name="T252">perador</text:span> de multiplicación <text:span text:style-name="T250">aritmética</text:span><text:span text:style-name="T255"> </text:span>para objetos de intervalo de tiempo (<text:span text:style-name="T250">clase </text:span><text:span text:style-name="T135">"</text:span><text:span text:style-name="T136">difftime"</text:span>) <text:span text:style-name="T268">definida por </text:span><text:span text:style-name="T1">*.difftime</text:span><text:span text:style-name="T255">. </text:span><text:span text:style-name="T256">Para que la operación sea válida, el multiplicador debe ser un objeto de tipo numérico. </text:span><text:span text:style-name="T255">Véase </text:span><text:span text:style-name="T10">as.double()</text:span><text:span text:style-name="T255">.</text:span></text:p>
          </table:table-cell>
        </table:table-row>
        <table:table-row>
          <table:table-cell table:style-name="Table3.A2" office:value-type="string">
            <text:p text:style-name="P68">/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71"><text:span text:style-name="T237">O</text:span><text:span text:style-name="T222">perador</text:span><text:span text:style-name="T220"> de </text:span><text:span text:style-name="T230">división </text:span><text:span text:style-name="T221">aritmética</text:span><text:span text:style-name="T224"> </text:span><text:span text:style-name="T220">para objetos de intervalo de tiempo (</text:span><text:span text:style-name="T221">clase </text:span><text:span text:style-name="T135">"</text:span><text:span text:style-name="T136">difftime"</text:span><text:span text:style-name="T220">) </text:span><text:span text:style-name="T237">definida por /</text:span><text:span text:style-name="T15">.difftime</text:span><text:span text:style-name="T224">. </text:span><text:span text:style-name="T238">Para que la operación sea válida, el </text:span><text:span text:style-name="T230">denominador</text:span><text:span text:style-name="T238"> debe ser un objeto de tipo numérico. </text:span><text:span text:style-name="T224">Véase </text:span><text:span text:style-name="T10">as.double()</text:span><text:span text:style-name="T224">.</text:span></text:p>
          </table:table-cell>
        </table:table-row>
        <table:table-row>
          <table:table-cell table:style-name="Table3.A2" office:value-type="string">
            <text:p text:style-name="P68">as.difftime<text:span text:style-name="T263">()</text:span>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69"><text:span text:style-name="T214">Convierte </text:span><text:span text:style-name="T222">un </text:span><text:span text:style-name="T214">valor numérico o </text:span><text:span text:style-name="T225">uno</text:span><text:span text:style-name="T214"> de texto (con cierta especificación de formato) </text:span><text:span text:style-name="T227">a</text:span><text:span text:style-name="T214"> un objeto de tipo intervalo de tiempo </text:span><text:soft-page-break/><text:span text:style-name="T220">(</text:span><text:span text:style-name="T214">clase </text:span><text:span text:style-name="T154">"</text:span><text:span text:style-name="T145">difftime"</text:span><text:span text:style-name="T220">).</text:span></text:p>
          </table:table-cell>
        </table:table-row>
        <table:table-row>
          <table:table-cell table:style-name="Table3.A2" office:value-type="string">
            <text:p text:style-name="P68">as.double<text:span text:style-name="T263">()</text:span></text:p>
          </table:table-cell>
          <table:table-cell table:style-name="Table3.A2" office:value-type="string">
            <text:p text:style-name="P67"><text:span text:style-name="T247">V</text:span>alor numérico.</text:p>
          </table:table-cell>
          <table:table-cell table:style-name="Table3.A2" office:value-type="string">
            <text:p text:style-name="P71"><text:span text:style-name="T230">Convierte </text:span><text:span text:style-name="T236">a un </text:span><text:span text:style-name="T230">vector de </text:span><text:span text:style-name="T221">intervalo de tiempo </text:span><text:span text:style-name="T220">(</text:span><text:span text:style-name="T221">clase </text:span><text:span text:style-name="T135">"</text:span><text:span text:style-name="T136">difftime"</text:span><text:span text:style-name="T220">) </text:span><text:span text:style-name="T221">en </text:span><text:span text:style-name="T230">uno de</text:span><text:span text:style-name="T221"> </text:span><text:span text:style-name="T223">valores</text:span><text:span text:style-name="T221"> numérico</text:span><text:span text:style-name="T223">s</text:span><text:span text:style-name="T221"> de doble precisión (</text:span><text:span text:style-name="T135">"</text:span><text:span text:style-name="T137">double</text:span><text:span text:style-name="T136">"</text:span><text:span text:style-name="T137">)</text:span><text:span text:style-name="T99">. <text:s/></text:span><text:span text:style-name="T96">La </text:span><text:span text:style-name="T97">conversión</text:span><text:span text:style-name="T96"> </text:span><text:span text:style-name="T97">está definida por </text:span><text:span text:style-name="T96">la función </text:span><text:span text:style-name="T204">as.double.</text:span><text:span text:style-name="T212">difftime</text:span><text:span text:style-name="T204">()</text:span><text:span text:style-name="T199">.</text:span></text:p>
          </table:table-cell>
        </table:table-row>
        <table:table-row>
          <table:table-cell table:style-name="Table3.A2" office:value-type="string">
            <text:p text:style-name="P68">c<text:span text:style-name="T263">()</text:span>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71"><text:span text:style-name="T231">Concatena </text:span><text:span text:style-name="T223">objetos de intervalo de tiempo </text:span><text:span text:style-name="T220">(</text:span><text:span text:style-name="T221">clase </text:span><text:span text:style-name="T135">"</text:span><text:span text:style-name="T136">difftime"</text:span><text:span text:style-name="T220">) </text:span><text:span text:style-name="T223">en un vector </text:span><text:span text:style-name="T231">del mismo tipo</text:span><text:span text:style-name="T223">. </text:span><text:span text:style-name="T96">La </text:span><text:span text:style-name="T98">función está definida por</text:span><text:span text:style-name="T96"> función </text:span><text:span text:style-name="T206">c.</text:span><text:span text:style-name="T208">difftime</text:span><text:span text:style-name="T204">()</text:span><text:span text:style-name="T199">.</text:span></text:p>
          </table:table-cell>
        </table:table-row>
        <table:table-row>
          <table:table-cell table:style-name="Table3.A2" office:value-type="string">
            <text:p text:style-name="P68">diff.difftime<text:span text:style-name="T263">()</text:span>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61">Resta <text:span text:style-name="T261">los valores numéricos de </text:span>dos objetos de intervalo de tiempo y devuelve un objeto de la misma clase <text:span text:style-name="T261">con unidades comunes.</text:span></text:p>
          </table:table-cell>
        </table:table-row>
        <table:table-row>
          <table:table-cell table:style-name="Table3.A2" office:value-type="string">
            <text:p text:style-name="P68">difftime<text:span text:style-name="T263">()</text:span>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71"><text:span text:style-name="T229">Resta </text:span><text:span text:style-name="T228">los valores de </text:span><text:span text:style-name="T229">dos objetos de fecha-hora y devuelve un objeto de intervalo de tiempo </text:span><text:span text:style-name="T220">(</text:span><text:span text:style-name="T221">clase </text:span><text:span text:style-name="T135">"</text:span><text:span text:style-name="T136">difftime"</text:span><text:span text:style-name="T220">)</text:span><text:span text:style-name="T229">.</text:span></text:p>
          </table:table-cell>
        </table:table-row>
        <table:table-row>
          <table:table-cell table:style-name="Table3.A2" office:value-type="string">
            <text:p text:style-name="P68">format<text:span text:style-name="T263">()</text:span></text:p>
          </table:table-cell>
          <table:table-cell table:style-name="Table3.A2" office:value-type="string">
            <text:p text:style-name="P67"><text:span text:style-name="T247">C</text:span>adena de caracteres.</text:p>
          </table:table-cell>
          <table:table-cell table:style-name="Table3.A2" office:value-type="string">
            <text:p text:style-name="P62">Despliega la magnitud y las unidades de un objeto de intervalo de tiempo en formato de texto. <text:span text:style-name="T146">La </text:span><text:span text:style-name="T153">función está definida por</text:span><text:span text:style-name="T146"> función </text:span><text:span text:style-name="T205">format</text:span><text:span text:style-name="T206">.</text:span><text:span text:style-name="T208">difftime</text:span><text:span text:style-name="T204">()</text:span><text:span text:style-name="T199">.</text:span></text:p>
          </table:table-cell>
        </table:table-row>
        <table:table-row>
          <table:table-cell table:style-name="Table3.A2" office:value-type="string">
            <text:p text:style-name="P68">is.numeric<text:span text:style-name="T263">()</text:span></text:p>
          </table:table-cell>
          <table:table-cell table:style-name="Table3.A2" office:value-type="string">
            <text:p text:style-name="P66">Valor lógico.</text:p>
          </table:table-cell>
          <table:table-cell table:style-name="Table3.A2" office:value-type="string">
            <text:p text:style-name="P63">Prueba lógica para deter<text:span text:style-name="T253">minar si un objeto de intervalo de tiempo es numérico. Devuelve falso (</text:span><text:span text:style-name="T11">FALSE</text:span><text:span text:style-name="T253">) siempre, </text:span><text:span text:style-name="T261">independientemente del resultado de </text:span><text:span text:style-name="T257">mode()</text:span><text:span text:style-name="T262">. </text:span><text:span text:style-name="T102">La</text:span><text:span text:style-name="T155"> </text:span><text:span text:style-name="T156">función está definida por</text:span><text:span text:style-name="T155"> función</text:span><text:span text:style-name="T199"> </text:span><text:span text:style-name="T205">is</text:span><text:span text:style-name="T206">.</text:span><text:span text:style-name="T205">numeric.difftime</text:span><text:span text:style-name="T204">()</text:span><text:span text:style-name="T193">.</text:span></text:p>
          </table:table-cell>
        </table:table-row>
        <table:table-row>
          <table:table-cell table:style-name="Table3.A2" office:value-type="string">
            <text:p text:style-name="P68">Math<text:span text:style-name="T263">()</text:span>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71"><text:span text:style-name="T232">C</text:span><text:span text:style-name="T227">onjunto de operaciones matemáticas para objetos de intervalo de tiempo </text:span><text:span text:style-name="T220">(</text:span><text:span text:style-name="T221">clase </text:span><text:span text:style-name="T135">"</text:span><text:span text:style-name="T136">difftime"</text:span><text:span text:style-name="T220">). </text:span><text:span text:style-name="T102">La</text:span><text:span text:style-name="T101">s operaciones</text:span><text:span text:style-name="T100"> está</text:span><text:span text:style-name="T101">n</text:span><text:span text:style-name="T100"> definida</text:span><text:span text:style-name="T101">s</text:span><text:span text:style-name="T100"> por</text:span><text:span text:style-name="T102"> </text:span><text:span text:style-name="T139">Math</text:span><text:span text:style-name="T205">.difftime</text:span><text:span text:style-name="T204">()</text:span><text:span text:style-name="T199">.</text:span></text:p>
          </table:table-cell>
        </table:table-row>
        <table:table-row>
          <table:table-cell table:style-name="Table3.A2" office:value-type="string">
            <text:p text:style-name="P68">mean<text:span text:style-name="T263">()</text:span>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64"><text:span text:style-name="T270">Calcula</text:span> la media de un vector cuyos elementos sean objetos de intervalo de tiempo <text:span text:style-name="T269">(</text:span><text:span text:style-name="T250">clase </text:span><text:span text:style-name="T135">"</text:span><text:span text:style-name="T136">difftime"</text:span><text:span text:style-name="T269">)</text:span>. <text:span text:style-name="T270">E</text:span><text:span text:style-name="T156">stá definida por</text:span><text:span text:style-name="T155"> </text:span><text:span text:style-name="T157">la </text:span><text:span text:style-name="T155">función </text:span><text:span text:style-name="T209">mean</text:span><text:span text:style-name="T206">.</text:span><text:span text:style-name="T208">difftime</text:span><text:span text:style-name="T204">().</text:span></text:p>
          </table:table-cell>
        </table:table-row>
        <table:table-row>
          <table:table-cell table:style-name="Table3.A2" office:value-type="string">
            <text:p text:style-name="P68">Ops<text:span text:style-name="T263">()</text:span>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71"><text:span text:style-name="T232">C</text:span><text:span text:style-name="T227">onjunto de opera</text:span><text:span text:style-name="T228">dores</text:span><text:span text:style-name="T227"> matemátic</text:span><text:span text:style-name="T228">o</text:span><text:span text:style-name="T227">s </text:span><text:span text:style-name="T228">básicos </text:span><text:span text:style-name="T227">para objetos de intervalo de tiempo </text:span><text:span text:style-name="T220">(</text:span><text:span text:style-name="T221">clase </text:span><text:span text:style-name="T135">"</text:span><text:span text:style-name="T136">difftime"</text:span><text:span text:style-name="T220">). </text:span><text:span text:style-name="T102">La</text:span><text:span text:style-name="T101">s operaciones</text:span><text:span text:style-name="T100"> está</text:span><text:span text:style-name="T101">n</text:span><text:span text:style-name="T100"> definida</text:span><text:span text:style-name="T101">s</text:span><text:span text:style-name="T100"> por</text:span><text:span text:style-name="T102"> </text:span><text:span text:style-name="T139">Ops</text:span><text:span text:style-name="T205">.difftime</text:span><text:span text:style-name="T204">()</text:span><text:span text:style-name="T181">.</text:span></text:p>
          </table:table-cell>
        </table:table-row>
        <table:table-row>
          <table:table-cell table:style-name="Table3.A2" office:value-type="string">
            <text:p text:style-name="P68">print<text:span text:style-name="T263">()</text:span></text:p>
          </table:table-cell>
          <table:table-cell table:style-name="Table3.A2" office:value-type="string">
            <text:p text:style-name="P67"><text:span text:style-name="T247">C</text:span>adena de caracteres.</text:p>
          </table:table-cell>
          <table:table-cell table:style-name="Table3.A2" office:value-type="string">
            <text:p text:style-name="P65"><text:span text:style-name="T271">M</text:span>étodo de despliegue de resultados para objetos de intervalo de tiempo<text:span text:style-name="T254"> </text:span><text:span text:style-name="T269">(</text:span><text:span text:style-name="T250">clase </text:span><text:span text:style-name="T135">"</text:span><text:span text:style-name="T136">difftime"</text:span><text:span text:style-name="T269">)</text:span>. Permite modificar el número total de dígitos mostrados por magnitud. <text:span text:style-name="T213">E</text:span><text:span text:style-name="T156">stá definida por</text:span><text:span text:style-name="T155"> </text:span><text:span text:style-name="T157">la </text:span><text:span text:style-name="T155">función </text:span><text:span text:style-name="T207">print</text:span><text:span text:style-name="T206">.</text:span><text:span text:style-name="T208">difftime</text:span><text:span text:style-name="T204">()</text:span><text:span text:style-name="T199"> </text:span><text:span text:style-name="T201">y las llama</text:span><text:span text:style-name="T202"> "diferencias de tiempo".</text:span></text:p>
          </table:table-cell>
        </table:table-row>
        <table:table-row>
          <table:table-cell table:style-name="Table3.A2" office:value-type="string">
            <text:p text:style-name="P68">Summary<text:span text:style-name="T263">()</text:span></text:p>
          </table:table-cell>
          <table:table-cell table:style-name="Table3.A2" office:value-type="string">
            <text:p text:style-name="P66">Intervalo de tiempo.</text:p>
          </table:table-cell>
          <table:table-cell table:style-name="Table3.A2" office:value-type="string">
            <text:p text:style-name="P71"><text:span text:style-name="T232">M</text:span><text:span text:style-name="T233">étodos</text:span><text:span text:style-name="T234"> para </text:span><text:span text:style-name="T233">realizar algunas operaciones de estadística de resumen</text:span><text:span text:style-name="T235"> </text:span><text:span text:style-name="T233">d</text:span><text:span text:style-name="T235">el contenido de un vector de intervalo de tiempo </text:span><text:span text:style-name="T220">(</text:span><text:span text:style-name="T221">clase </text:span><text:span text:style-name="T135">"</text:span><text:span text:style-name="T136">difftime"</text:span><text:span text:style-name="T220">)</text:span><text:span text:style-name="T235"> </text:span><text:span text:style-name="T233">a través del grupo de </text:span><text:span text:style-name="T260">funciones genéricas de S3</text:span><text:span text:style-name="T233">. </text:span><text:span text:style-name="T200">E</text:span><text:span text:style-name="T203">stá definida por</text:span><text:span text:style-name="T199"> </text:span><text:span text:style-name="T200">la </text:span><text:span text:style-name="T199">función</text:span><text:span text:style-name="T102"> </text:span><text:span text:style-name="T207">Summary</text:span><text:span text:style-name="T206">.</text:span><text:span text:style-name="T208">difftime</text:span><text:span text:style-name="T204">()</text:span></text:p>
          </table:table-cell>
        </table:table-row>
        <table:table-row>
          <table:table-cell table:style-name="Table3.A17" office:value-type="string">
            <text:p text:style-name="P68">units<text:span text:style-name="T263">()</text:span></text:p>
          </table:table-cell>
          <table:table-cell table:style-name="Table3.A17" office:value-type="string">
            <text:p text:style-name="P67"><text:span text:style-name="T247">C</text:span>adena de caracteres.</text:p>
          </table:table-cell>
          <table:table-cell table:style-name="Table3.A17" office:value-type="string">
            <text:p text:style-name="P71"><text:span text:style-name="T232">M</text:span><text:span text:style-name="T228">étodo para extraer las unidades </text:span><text:span text:style-name="T226">de</text:span><text:span text:style-name="T223"> objetos de intervalo de tiempo </text:span><text:span text:style-name="T220">(</text:span><text:span text:style-name="T221">clase </text:span><text:span text:style-name="T135">"</text:span><text:span text:style-name="T136">difftime"</text:span><text:span text:style-name="T220">)</text:span><text:span text:style-name="T223">. </text:span><text:span text:style-name="T228">Devuelve las unidades del objeto en una cadena de caracteres</text:span><text:span text:style-name="T223">. </text:span><text:span text:style-name="T200">E</text:span><text:span text:style-name="T100">stá definida por</text:span><text:span text:style-name="T102"> </text:span><text:span text:style-name="T101">la </text:span><text:span text:style-name="T102">función</text:span><text:span text:style-name="T96"> </text:span><text:span text:style-name="T210">units.</text:span><text:span text:style-name="T211">difftime</text:span><text:span text:style-name="T204">()</text:span><text:span text:style-name="T199">.</text:span></text:p>
          </table:table-cell>
        </table:table-row>
      </table:table>
      <text:h text:style-name="P82" text:outline-level="2"><text:bookmark-start text:name="__RefHeading___Toc1777_3090443762"/><text:soft-page-break/>6. Nota<text:bookmark-end text:name="__RefHeading___Toc1777_3090443762"/></text:h>
      <text:p text:style-name="P53"><text:span text:style-name="T73">U</text:span><text:span text:style-name="T57">nidades como los meses </text:span><text:span text:style-name="T77">o de mayor magnitud </text:span><text:span text:style-name="T57">no </text:span><text:span text:style-name="T74">están definidas </text:span><text:span text:style-name="T77">para la clase </text:span><text:span text:style-name="Source_20_Text"><text:span text:style-name="T110">"difftime"</text:span></text:span><text:span text:style-name="T77"> porque </text:span><text:span text:style-name="T74">su extensión</text:span><text:span text:style-name="T61"> </text:span><text:span text:style-name="T57">no </text:span><text:span text:style-name="T74">es</text:span><text:span text:style-name="T57"> constante. </text:span><text:span text:style-name="T77">Por ello, no es posible utilizarlas en las operaciones de esta clase.</text:span><text:span text:style-name="T57"> </text:span><text:span text:style-name="T75">No obstante, p</text:span><text:span text:style-name="T57">ara crear intervalos </text:span><text:span text:style-name="T77">con</text:span><text:span text:style-name="T57"> meses, trimestres o años </text:span><text:span text:style-name="T76">puede utilizar </text:span><text:span text:style-name="T77">las funciones</text:span><text:span text:style-name="T57"> </text:span><text:span text:style-name="T186">seq.Date</text:span><text:span text:style-name="T187">()</text:span><text:span text:style-name="T57"> o </text:span><text:span text:style-name="T186">seq.POSIXt</text:span><text:span text:style-name="T187">()</text:span><text:span text:style-name="T57">.</text:span></text:p>
      <text:h text:style-name="P82" text:outline-level="2"><text:bookmark-start text:name="__RefHeading___Toc1779_3090443762"/>7. También véase<text:bookmark-end text:name="__RefHeading___Toc1779_3090443762"/></text:h>
      <text:p text:style-name="P55"><text:span text:style-name="T168">Clases de fecha-hora</text:span><text:span text:style-name="T21">.</text:span></text:p>
      <text:h text:style-name="P82" text:outline-level="2"><text:bookmark-start text:name="__RefHeading___Toc1783_3090443762"/>8. Ejemplos<text:bookmark-end text:name="__RefHeading___Toc1783_3090443762"/></text:h>
      <text:p text:style-name="P25">(z &lt;- Sys.time() - 3600)</text:p>
      <text:p text:style-name="P78"><text:span text:style-name="T127">Sys.time() - z <text:s text:c="15"/># </text:span><text:span text:style-name="T129">poco más de 3600 segundos.</text:span></text:p>
      <text:p text:style-name="P72"/>
      <text:p text:style-name="P76">## intervalo de tiempo desde la fecha de liberación de R 1.2.2 y 1.2.3</text:p>
      <text:p text:style-name="P73">ISOdate(2001, 4, 26) - ISOdate(2001, 2, 26)</text:p>
      <text:p text:style-name="P72"/>
      <text:p text:style-name="P73">as.difftime(c("0:3:20", "11:23:15"))</text:p>
      <text:p text:style-name="P78"><text:span text:style-name="T127">as.difftime(c("3:20", "23:15", "2:"), format = "%H:%M") # </text:span><text:span text:style-name="T129">La 3ra devu</text:span><text:span text:style-name="T131">e</text:span><text:span text:style-name="T129">lve NA</text:span></text:p>
      <text:p text:style-name="P73">(z &lt;- as.difftime(c(0,30,60), units = "mins"))</text:p>
      <text:p text:style-name="P73">as.numeric(z, units = "secs")</text:p>
      <text:p text:style-name="P73">as.numeric(z, units = "hours")</text:p>
      <text:p text:style-name="P80">format(z)</text:p>
      <text:h text:style-name="P83" text:outline-level="2"><text:bookmark-start text:name="__RefHeading___Toc5325_3183698998"/>9. Código fuente<text:bookmark-end text:name="__RefHeading___Toc5325_3183698998"/></text:h>
      <text:h text:style-name="P84" text:outline-level="3"><text:bookmark-start text:name="__RefHeading___Toc5327_3183698998"/><text:span text:style-name="T249">A. </text:span><text:span text:style-name="T3">difftime()</text:span><text:bookmark-end text:name="__RefHeading___Toc5327_3183698998"/></text:h>
      <text:p text:style-name="P57">function (time1, time2, tz, units = c("auto", "secs", "mins", </text:p>
      <text:p text:style-name="P57"><text:s text:c="3"/>"hours", "days", "weeks")) </text:p>
      <text:p text:style-name="P57">{</text:p>
      <text:p text:style-name="P57"><text:s text:c="8"/>if (missing(tz)) {</text:p>
      <text:p text:style-name="P57"><text:s text:c="16"/>time1 &lt;- as.POSIXct(time1)</text:p>
      <text:p text:style-name="P57"><text:s text:c="16"/>time2 &lt;- as.POSIXct(time2)</text:p>
      <text:p text:style-name="P57"><text:s text:c="8"/>}</text:p>
      <text:p text:style-name="P57"><text:s text:c="8"/>else {</text:p>
      <text:p text:style-name="P57"><text:s text:c="16"/>time1 &lt;- as.POSIXct(time1, tz = tz)</text:p>
      <text:p text:style-name="P57"><text:s text:c="16"/>time2 &lt;- as.POSIXct(time2, tz = tz)</text:p>
      <text:p text:style-name="P57"><text:s text:c="8"/>}</text:p>
      <text:p text:style-name="P57"><text:s text:c="8"/>z &lt;- unclass(time1) - unclass(time2)</text:p>
      <text:p text:style-name="P57"><text:s text:c="8"/>attr(z, "tzone") &lt;- NULL</text:p>
      <text:p text:style-name="P57"><text:s text:c="8"/>units &lt;- match.arg(units)</text:p>
      <text:p text:style-name="P57"><text:s text:c="8"/>if (units == "auto") </text:p>
      <text:p text:style-name="P57"><text:s text:c="16"/>units &lt;- if (all(is.na(z))) </text:p>
      <text:p text:style-name="P57"><text:s text:c="24"/>"secs"</text:p>
      <text:p text:style-name="P57"><text:s text:c="8"/>else {</text:p>
      <text:p text:style-name="P57"><text:s text:c="16"/>zz &lt;- min(abs(z), na.rm = TRUE)</text:p>
      <text:p text:style-name="P57"><text:s text:c="16"/>if (!is.finite(zz) || zz &lt; 60) </text:p>
      <text:p text:style-name="P57"><text:s text:c="24"/>"secs"</text:p>
      <text:p text:style-name="P57"><text:s text:c="16"/>else if (zz &lt; 3600) </text:p>
      <text:p text:style-name="P57"><text:soft-page-break/><text:s text:c="24"/>"mins"</text:p>
      <text:p text:style-name="P57"><text:s text:c="16"/>else if (zz &lt; 86400) </text:p>
      <text:p text:style-name="P57"><text:s text:c="24"/>"hours"</text:p>
      <text:p text:style-name="P57"><text:s text:c="16"/>else "days"</text:p>
      <text:p text:style-name="P57"><text:s text:c="8"/>}</text:p>
      <text:p text:style-name="P57"><text:s text:c="8"/>switch(units, secs = .difftime(z, units = "secs"), mins = .difftime(z/60, </text:p>
      <text:p text:style-name="P57"><text:s text:c="12"/>units = "mins"), hours = .difftime(z/3600, units = "hours"), </text:p>
      <text:p text:style-name="P57"><text:s text:c="12"/>days = .difftime(z/86400, units = "days"), weeks = .difftime(z/(7 * </text:p>
      <text:p text:style-name="P57"><text:s text:c="12"/>86400), units = "weeks"))</text:p>
      <text:p text:style-name="P58">}</text:p>
      <text:h text:style-name="P26" text:outline-level="3"><text:bookmark-start text:name="__RefHeading___Toc5329_3183698998"/><text:span text:style-name="T249">B. </text:span><text:span text:style-name="T3">as.difftime()</text:span><text:bookmark-end text:name="__RefHeading___Toc5329_3183698998"/></text:h>
      <text:p text:style-name="P39">function (tim, format = "%X", units = "auto", tz = "UTC") </text:p>
      <text:p text:style-name="P39">{</text:p>
      <text:p text:style-name="P39"><text:s text:c="8"/>if (inherits(tim, "difftime")) </text:p>
      <text:p text:style-name="P39"><text:s text:c="12"/>return(tim)</text:p>
      <text:p text:style-name="P39"><text:s text:c="8"/>if (is.character(tim)) {</text:p>
      <text:p text:style-name="P39"><text:s text:c="12"/>difftime(strptime(tim, format = format), strptime("0:0:0", </text:p>
      <text:p text:style-name="P39"><text:s text:c="16"/>format = "%X"), units = units, tz = tz)</text:p>
      <text:p text:style-name="P39"><text:s text:c="8"/>}</text:p>
      <text:p text:style-name="P39"><text:s text:c="8"/>else {</text:p>
      <text:p text:style-name="P39"><text:s text:c="16"/>if (!is.numeric(tim)) </text:p>
      <text:p text:style-name="P39"><text:s text:c="20"/>stop("'tim' is not character or numeric")</text:p>
      <text:p text:style-name="P39"><text:s text:c="16"/>if (units == "auto") </text:p>
      <text:p text:style-name="P39"><text:s text:c="20"/>stop("need explicit units for numeric conversion")</text:p>
      <text:p text:style-name="P39"><text:s text:c="16"/>if (!(units %in% c("secs", "mins", "hours", "days", "weeks"))) </text:p>
      <text:p text:style-name="P39"><text:s text:c="20"/>stop("invalid units specified")</text:p>
      <text:p text:style-name="P39"><text:s text:c="16"/>.difftime(tim, units = units)</text:p>
      <text:p text:style-name="P39"><text:s text:c="8"/>}</text:p>
      <text:p text:style-name="P39">}</text:p>
      <text:p text:style-name="P39">&lt;bytecode: 0x7ffb2cfbe6d8&gt;</text:p>
      <text:p text:style-name="P40">&lt;environment: namespace:base&gt;</text:p>
      <text:h text:style-name="P27" text:outline-level="3"/>
      <text:h text:style-name="P27" text:outline-level="3"><text:bookmark-start text:name="__RefHeading___Toc4927_3789538256"/><text:span text:style-name="T273">C</text:span><text:span text:style-name="T249">. </text:span><text:span text:style-name="T3">as.</text:span><text:span text:style-name="T16">double.difftime</text:span><text:span text:style-name="T3">()</text:span><text:bookmark-end text:name="__RefHeading___Toc4927_3789538256"/></text:h>
      <text:p text:style-name="P43">function (x, units = "auto", ...) </text:p>
      <text:p text:style-name="P43">{</text:p>
      <text:p text:style-name="P43"><text:s text:c="8"/>if (units != "auto") </text:p>
      <text:p text:style-name="P43"><text:s text:c="16"/>units(x) &lt;- units</text:p>
      <text:p text:style-name="P43"><text:s text:c="8"/>as.vector(x, "double")</text:p>
      <text:p text:style-name="P43">}</text:p>
      <text:p text:style-name="P43">&lt;bytecode: 0x7f96ab2049b8&gt;</text:p>
      <text:p text:style-name="P43">&lt;environment: namespace:base&gt;</text:p>
      <text:h text:style-name="P29" text:outline-level="3"/>
      <text:h text:style-name="P31" text:outline-level="3"><text:bookmark-start text:name="__RefHeading___Toc4931_3789538256"/><text:span text:style-name="T239">D</text:span><text:span text:style-name="T240">. </text:span><text:span text:style-name="T277">c</text:span><text:span text:style-name="T273">.difftime</text:span><text:span text:style-name="T274">()</text:span><text:bookmark-end text:name="__RefHeading___Toc4931_3789538256"/></text:h>
      <text:p text:style-name="P43">function (..., recursive = FALSE) </text:p>
      <text:p text:style-name="P43">{</text:p>
      <text:p text:style-name="P43"><text:s text:c="4"/>coerceTimeUnit &lt;- function(x) {</text:p>
      <text:p text:style-name="P43"><text:s text:c="8"/>switch(attr(x, "units"), secs = x, mins = 60 * x, hours = 60 * </text:p>
      <text:p text:style-name="P43"><text:s text:c="12"/>60 * x, days = 60 * 60 * 24 * x, weeks = 60 * 60 * </text:p>
      <text:p text:style-name="P43"><text:s text:c="12"/>24 * 7 * x)</text:p>
      <text:p text:style-name="P43"><text:s text:c="4"/>}</text:p>
      <text:p text:style-name="P43"><text:s text:c="4"/>args &lt;- list(...)</text:p>
      <text:p text:style-name="P43"><text:s text:c="4"/>if (!length(args)) </text:p>
      <text:p text:style-name="P43"><text:s text:c="8"/>return(.difftime(double(), "secs"))</text:p>
      <text:p text:style-name="P43"><text:s text:c="4"/>ind &lt;- sapply(args, inherits, "difftime")</text:p>
      <text:p text:style-name="P43"><text:soft-page-break/><text:s text:c="4"/>pos &lt;- which(!ind)</text:p>
      <text:p text:style-name="P43"><text:s text:c="4"/>units &lt;- sapply(args[ind], attr, "units")</text:p>
      <text:p text:style-name="P43"><text:s text:c="4"/>if (all(units == (un1 &lt;- units[1L]))) {</text:p>
      <text:p text:style-name="P43"><text:s text:c="8"/>if (length(pos)) </text:p>
      <text:p text:style-name="P43"><text:s text:c="16"/>args[pos] &lt;- lapply(args[pos], as.difftime, units = un1)</text:p>
      <text:p text:style-name="P43"><text:s text:c="8"/>.difftime(unlist(args), un1)</text:p>
      <text:p text:style-name="P43"><text:s text:c="4"/>}</text:p>
      <text:p text:style-name="P43"><text:s text:c="4"/>else {</text:p>
      <text:p text:style-name="P43"><text:s text:c="8"/>if (length(pos)) </text:p>
      <text:p text:style-name="P43"><text:s text:c="16"/>args[pos] &lt;- lapply(args[pos], as.difftime, units = "secs")</text:p>
      <text:p text:style-name="P43"><text:s text:c="8"/>args[ind] &lt;- lapply(args[ind], coerceTimeUnit)</text:p>
      <text:p text:style-name="P43"><text:s text:c="8"/>.difftime(unlist(args), "secs")</text:p>
      <text:p text:style-name="P43"><text:s text:c="4"/>}</text:p>
      <text:p text:style-name="P43">}</text:p>
      <text:p text:style-name="P43">&lt;bytecode: 0x7f96ab1abbc0&gt;</text:p>
      <text:p text:style-name="P43">&lt;environment: namespace:base&gt;</text:p>
      <text:p text:style-name="P44"/>
      <text:h text:style-name="P30" text:outline-level="3"><text:bookmark-start text:name="__RefHeading___Toc4933_3789538256"/><text:span text:style-name="T243">E</text:span><text:span text:style-name="T240">. </text:span><text:span text:style-name="T276">format</text:span><text:span text:style-name="T273">.difftime</text:span><text:span text:style-name="T274">()</text:span><text:bookmark-end text:name="__RefHeading___Toc4933_3789538256"/></text:h>
      <text:p text:style-name="P41">function (x, ...) </text:p>
      <text:p text:style-name="P41"><text:s text:c="4"/>paste(format(unclass(x), ...), units(x))</text:p>
      <text:p text:style-name="P41">&lt;bytecode: 0x7f96aaf54cf8&gt;</text:p>
      <text:p text:style-name="P41">&lt;environment: namespace:base&gt;</text:p>
      <text:p text:style-name="P41"/>
      <text:h text:style-name="P32" text:outline-level="3"><text:bookmark-start text:name="__RefHeading___Toc4944_3789538256"/><text:span text:style-name="T243">F</text:span><text:span text:style-name="T240">. </text:span><text:span text:style-name="T278">diff</text:span><text:span text:style-name="T273">.difftime</text:span><text:span text:style-name="T274">()</text:span><text:bookmark-end text:name="__RefHeading___Toc4944_3789538256"/></text:h>
      <text:p text:style-name="P41">function (x, ...) </text:p>
      <text:p text:style-name="P41"><text:s text:c="8"/>.difftime(NextMethod("diff"), attr(x, "units"), oldClass(x))</text:p>
      <text:p text:style-name="P41">&lt;bytecode: 0x7f96aa97ba58&gt;</text:p>
      <text:p text:style-name="P41">&lt;environment: namespace:base&gt;</text:p>
      <text:p text:style-name="P41"/>
      <text:h text:style-name="P32" text:outline-level="3"><text:bookmark-start text:name="__RefHeading___Toc4946_3789538256"/><text:span text:style-name="T243">G</text:span><text:span text:style-name="T240">. </text:span><text:span text:style-name="T278">is.numeric</text:span><text:span text:style-name="T273">.difftime</text:span><text:span text:style-name="T274">()</text:span><text:bookmark-end text:name="__RefHeading___Toc4946_3789538256"/></text:h>
      <text:p text:style-name="P41">function (x) </text:p>
      <text:p text:style-name="P41"><text:s text:c="8"/>FALSE</text:p>
      <text:p text:style-name="P41">&lt;bytecode: 0x7f96abe27eb0&gt;</text:p>
      <text:p text:style-name="P41">&lt;environment: namespace:base&gt;</text:p>
      <text:p text:style-name="P41"/>
      <text:h text:style-name="P38" text:outline-level="3"><text:bookmark-start text:name="__RefHeading___Toc4948_3789538256"/><text:span text:style-name="T104">H</text:span><text:span text:style-name="T103">. </text:span><text:span text:style-name="T142">Math</text:span><text:span text:style-name="T140">.difftime</text:span><text:span text:style-name="T141">()</text:span><text:bookmark-end text:name="__RefHeading___Toc4948_3789538256"/></text:h>
      <text:p text:style-name="P41"/>
      <text:p text:style-name="P41">function (x, ...) </text:p>
      <text:p text:style-name="P41">{</text:p>
      <text:p text:style-name="P41"><text:s text:c="8"/>switch(.Generic, abs = , sign = , floor = , ceiling = , trunc = , </text:p>
      <text:p text:style-name="P41"><text:s text:c="15"/>round = , signif = {</text:p>
      <text:p text:style-name="P41"><text:s text:c="23"/>units &lt;- attr(x, "units")</text:p>
      <text:p text:style-name="P41"><text:s text:c="23"/>.difftime(NextMethod(), units)</text:p>
      <text:p text:style-name="P41"><text:s text:c="15"/>}, stop(gettextf("'%s' not defined for \"difftime\" objects", </text:p>
      <text:p text:style-name="P41"><text:s text:c="32"/>.Generic), domain = NA))</text:p>
      <text:p text:style-name="P41">}</text:p>
      <text:p text:style-name="P41">&lt;bytecode: 0x7f96ada2f408&gt;</text:p>
      <text:p text:style-name="P41">&lt;environment: namespace:base&gt;</text:p>
      <text:p text:style-name="P41"/>
      <text:h text:style-name="P33" text:outline-level="3"><text:bookmark-start text:name="__RefHeading___Toc4950_3789538256"/><text:span text:style-name="T242">I</text:span><text:span text:style-name="T241">. </text:span><text:span text:style-name="T283">mean</text:span><text:span text:style-name="T279">.difftime</text:span><text:span text:style-name="T280">()</text:span><text:bookmark-end text:name="__RefHeading___Toc4950_3789538256"/></text:h>
      <text:p text:style-name="P41">function (x, ...) </text:p>
      <text:p text:style-name="P41"><text:s text:c="8"/>.difftime(mean(unclass(x), ...), attr(x, "units"))</text:p>
      <text:p text:style-name="P41">&lt;bytecode: 0x7f96abd7e038&gt;</text:p>
      <text:p text:style-name="P41">&lt;environment: namespace:base&gt;</text:p>
      <text:p text:style-name="P41"/>
      <text:h text:style-name="P34" text:outline-level="3"><text:bookmark-start text:name="__RefHeading___Toc4952_3789538256"/><text:soft-page-break/><text:span text:style-name="T242">J</text:span><text:span text:style-name="T241">. </text:span><text:span text:style-name="T282">Ops</text:span><text:span text:style-name="T279">.difftime</text:span><text:span text:style-name="T280">()</text:span><text:bookmark-end text:name="__RefHeading___Toc4952_3789538256"/></text:h>
      <text:p text:style-name="P41">function (e1, e2) </text:p>
      <text:p text:style-name="P41">{</text:p>
      <text:p text:style-name="P41"><text:s text:c="4"/>coerceTimeUnit &lt;- function(x) {</text:p>
      <text:p text:style-name="P41"><text:s text:c="8"/>switch(attr(x, "units"), secs = x, mins = 60 * x, hours = 60 * </text:p>
      <text:p text:style-name="P41"><text:s text:c="12"/>60 * x, days = 60 * 60 * 24 * x, weeks = 60 * 60 * </text:p>
      <text:p text:style-name="P41"><text:s text:c="12"/>24 * 7 * x)</text:p>
      <text:p text:style-name="P41"><text:s text:c="4"/>}</text:p>
      <text:p text:style-name="P41"><text:s text:c="4"/>if (nargs() == 1L) {</text:p>
      <text:p text:style-name="P41"><text:s text:c="8"/>switch(.Generic, `+` = {</text:p>
      <text:p text:style-name="P41"><text:s text:c="8"/>}, `-` = {</text:p>
      <text:p text:style-name="P41"><text:s text:c="16"/>e1[] &lt;- -unclass(e1)</text:p>
      <text:p text:style-name="P41"><text:s text:c="8"/>}, stop(gettextf("unary '%s' not defined for \"difftime\" objects", </text:p>
      <text:p text:style-name="P41"><text:s text:c="25"/>.Generic), domain = NA, call. = FALSE))</text:p>
      <text:p text:style-name="P41"><text:s text:c="8"/>return(e1)</text:p>
      <text:p text:style-name="P41"><text:s text:c="4"/>}</text:p>
      <text:p text:style-name="P41"><text:s text:c="4"/>boolean &lt;- switch(.Generic, `&lt;` = , `&gt;` = , `==` = , `!=` = , </text:p>
      <text:p text:style-name="P41"><text:s text:c="8"/>`&lt;=` = , `&gt;=` = TRUE, FALSE)</text:p>
      <text:p text:style-name="P41"><text:s text:c="4"/>if (boolean) {</text:p>
      <text:p text:style-name="P41"><text:s text:c="8"/>if (inherits(e1, "difftime") &amp;&amp; inherits(e2, "difftime")) {</text:p>
      <text:p text:style-name="P41"><text:s text:c="16"/>e1 &lt;- coerceTimeUnit(e1)</text:p>
      <text:p text:style-name="P41"><text:s text:c="16"/>e2 &lt;- coerceTimeUnit(e2)</text:p>
      <text:p text:style-name="P41"><text:s text:c="8"/>}</text:p>
      <text:p text:style-name="P41"><text:s text:c="8"/>NextMethod(.Generic)</text:p>
      <text:p text:style-name="P41"><text:s text:c="4"/>}</text:p>
      <text:p text:style-name="P41"><text:s text:c="4"/>else if (.Generic == "+" || .Generic == "-") {</text:p>
      <text:p text:style-name="P41"><text:s text:c="8"/>if (inherits(e1, "difftime") &amp;&amp; !inherits(e2, "difftime")) </text:p>
      <text:p text:style-name="P41"><text:s text:c="12"/>return(.difftime(NextMethod(.Generic), units = attr(e1, </text:p>
      <text:p text:style-name="P41"><text:s text:c="16"/>"units")))</text:p>
      <text:p text:style-name="P41"><text:s text:c="8"/>if (!inherits(e1, "difftime") &amp;&amp; inherits(e2, "difftime")) </text:p>
      <text:p text:style-name="P41"><text:s text:c="12"/>return(.difftime(NextMethod(.Generic), units = attr(e2, </text:p>
      <text:p text:style-name="P41"><text:s text:c="16"/>"units")))</text:p>
      <text:p text:style-name="P41"><text:s text:c="8"/>u1 &lt;- attr(e1, "units")</text:p>
      <text:p text:style-name="P41"><text:s text:c="8"/>if (attr(e2, "units") == u1) {</text:p>
      <text:p text:style-name="P41"><text:s text:c="12"/>.difftime(NextMethod(.Generic), units = u1)</text:p>
      <text:p text:style-name="P41"><text:s text:c="8"/>}</text:p>
      <text:p text:style-name="P41"><text:s text:c="8"/>else {</text:p>
      <text:p text:style-name="P41"><text:s text:c="12"/>e1 &lt;- coerceTimeUnit(e1)</text:p>
      <text:p text:style-name="P41"><text:s text:c="12"/>e2 &lt;- coerceTimeUnit(e2)</text:p>
      <text:p text:style-name="P41"><text:s text:c="12"/>.difftime(NextMethod(.Generic), units = "secs")</text:p>
      <text:p text:style-name="P41"><text:s text:c="8"/>}</text:p>
      <text:p text:style-name="P41"><text:s text:c="4"/>}</text:p>
      <text:p text:style-name="P41"><text:s text:c="4"/>else {</text:p>
      <text:p text:style-name="P41"><text:s text:c="12"/>stop(gettextf("'%s' not defined for \"difftime\" objects", </text:p>
      <text:p text:style-name="P41"><text:s text:c="26"/>.Generic), domain = NA)</text:p>
      <text:p text:style-name="P41"><text:s text:c="4"/>}</text:p>
      <text:p text:style-name="P41">}</text:p>
      <text:p text:style-name="P41">&lt;bytecode: 0x7f96ab5f2ed0&gt;</text:p>
      <text:p text:style-name="P41">&lt;environment: namespace:base&gt;</text:p>
      <text:p text:style-name="P41"/>
      <text:p text:style-name="P41"/>
      <text:h text:style-name="P35" text:outline-level="3"><text:bookmark-start text:name="__RefHeading___Toc4954_3789538256"/><text:span text:style-name="T242">K</text:span><text:span text:style-name="T241">. </text:span><text:span text:style-name="T281">print</text:span><text:span text:style-name="T279">.difftime</text:span><text:span text:style-name="T280">()</text:span><text:bookmark-end text:name="__RefHeading___Toc4954_3789538256"/></text:h>
      <text:p text:style-name="P41"/>
      <text:p text:style-name="P41">function (x, digits = getOption("digits"), ...) </text:p>
      <text:p text:style-name="P41">{</text:p>
      <text:p text:style-name="P41"><text:s text:c="4"/>if (is.array(x) || length(x) &gt; 1L) {</text:p>
      <text:p text:style-name="P41"><text:s text:c="8"/>cat("Time differences in ", attr(x, "units"), "\n", sep = "")</text:p>
      <text:p text:style-name="P41"><text:soft-page-break/><text:s text:c="8"/>y &lt;- unclass(x)</text:p>
      <text:p text:style-name="P41"><text:s text:c="8"/>attr(y, "units") &lt;- NULL</text:p>
      <text:p text:style-name="P41"><text:s text:c="8"/>print(y, digits = digits, ...)</text:p>
      <text:p text:style-name="P41"><text:s text:c="4"/>}</text:p>
      <text:p text:style-name="P41"><text:s text:c="4"/>else cat("Time difference of ", format(unclass(x), digits = digits), </text:p>
      <text:p text:style-name="P41"><text:s text:c="13"/>" ", attr(x, "units"), "\n", sep = "")</text:p>
      <text:p text:style-name="P41"><text:s text:c="4"/>invisible(x)</text:p>
      <text:p text:style-name="P41">}</text:p>
      <text:p text:style-name="P41">&lt;bytecode: 0x7f96aa2f0ae0&gt;</text:p>
      <text:p text:style-name="P41">&lt;environment: namespace:base&gt;</text:p>
      <text:p text:style-name="P41"/>
      <text:h text:style-name="P37" text:outline-level="3"><text:bookmark-start text:name="__RefHeading___Toc4956_3789538256"/><text:span text:style-name="T242">L</text:span><text:span text:style-name="T241">. </text:span><text:span text:style-name="T285">Summary</text:span><text:span text:style-name="T279">.difftime</text:span><text:span text:style-name="T280">()</text:span><text:bookmark-end text:name="__RefHeading___Toc4956_3789538256"/></text:h>
      <text:p text:style-name="P24"><text:bookmark-start text:name="__RefHeading___Toc4958_3789538256"/>function (..., na.rm) <text:bookmark-end text:name="__RefHeading___Toc4958_3789538256"/></text:p>
      <text:p text:style-name="P42">{</text:p>
      <text:p text:style-name="P42"><text:s text:c="4"/>coerceTimeUnit &lt;- function(x) {</text:p>
      <text:p text:style-name="P42"><text:s text:c="8"/>as.vector(switch(attr(x, "units"), secs = x, mins = 60 * </text:p>
      <text:p text:style-name="P42"><text:s text:c="12"/>x, hours = 60 * 60 * x, days = 60 * 60 * 24 * x, </text:p>
      <text:p text:style-name="P42"><text:s text:c="12"/>weeks = 60 * 60 * 24 * 7 * x))</text:p>
      <text:p text:style-name="P42"><text:s text:c="4"/>}</text:p>
      <text:p text:style-name="P42"><text:s text:c="4"/>ok &lt;- switch(.Generic, max = , min = , sum = , range = TRUE, </text:p>
      <text:p text:style-name="P42"><text:s text:c="8"/>FALSE)</text:p>
      <text:p text:style-name="P42"><text:s text:c="4"/>if (!ok) </text:p>
      <text:p text:style-name="P42"><text:s text:c="8"/>stop(gettextf("'%s' not defined for \"difftime\" objects", </text:p>
      <text:p text:style-name="P42"><text:s text:c="13"/>.Generic), domain = NA)</text:p>
      <text:p text:style-name="P42"><text:s text:c="4"/>x &lt;- list(...)</text:p>
      <text:p text:style-name="P42"><text:s text:c="4"/>Nargs &lt;- length(x)</text:p>
      <text:p text:style-name="P42"><text:s text:c="4"/>if (Nargs == 0) {</text:p>
      <text:p text:style-name="P42"><text:s text:c="8"/>.difftime(do.call(.Generic), "secs")</text:p>
      <text:p text:style-name="P42"><text:s text:c="4"/>}</text:p>
      <text:p text:style-name="P42"><text:s text:c="4"/>else {</text:p>
      <text:p text:style-name="P42"><text:s text:c="8"/>units &lt;- sapply(x, attr, "units")</text:p>
      <text:p text:style-name="P42"><text:s text:c="8"/>if (all(units == units[1L])) {</text:p>
      <text:p text:style-name="P42"><text:s text:c="16"/>args &lt;- c(lapply(x, as.vector), na.rm = na.rm)</text:p>
      <text:p text:style-name="P42"><text:s text:c="8"/>}</text:p>
      <text:p text:style-name="P42"><text:s text:c="8"/>else {</text:p>
      <text:p text:style-name="P42"><text:s text:c="16"/>args &lt;- c(lapply(x, coerceTimeUnit), na.rm = na.rm)</text:p>
      <text:p text:style-name="P42"><text:s text:c="16"/>units &lt;- "secs"</text:p>
      <text:p text:style-name="P42"><text:s text:c="8"/>}</text:p>
      <text:p text:style-name="P42"><text:s text:c="8"/>.difftime(do.call(.Generic, args), units[[1L]])</text:p>
      <text:p text:style-name="P42"><text:s text:c="4"/>}</text:p>
      <text:p text:style-name="P42">}</text:p>
      <text:p text:style-name="P42">&lt;bytecode: 0x7f96af02d008&gt;</text:p>
      <text:p text:style-name="P42">&lt;environment: namespace:base&gt;</text:p>
      <text:h text:style-name="P28" text:outline-level="3"/>
      <text:h text:style-name="P36" text:outline-level="3"><text:bookmark-start text:name="__RefHeading___Toc4960_3789538256"/><text:span text:style-name="T242">M</text:span><text:span text:style-name="T241">. </text:span><text:span text:style-name="T284">units</text:span><text:span text:style-name="T279">.difftime</text:span><text:span text:style-name="T280">()</text:span><text:bookmark-end text:name="__RefHeading___Toc4960_3789538256"/></text:h>
      <text:p text:style-name="P41">function (x) </text:p>
      <text:p text:style-name="P41"><text:s text:c="4"/>attr(x, "units")</text:p>
      <text:p text:style-name="P41">&lt;bytecode: 0x7f96af096978&gt;</text:p>
      <text:p text:style-name="P41">&lt;environment: namespace:base&gt;</text:p>
      <text:p text:style-name="P59">____________________________________________________________________________________________</text:p>
      <text:p text:style-name="P45"><text:span text:style-name="T21">[Package </text:span><text:span text:style-name="Emphasis"><text:span text:style-name="T126">base</text:span></text:span><text:span text:style-name="T21"> version 4.0.2 </text:span><text:span text:style-name="T166">Í</text:span><text:span text:style-name="T167">ndice</text:span><text:span text:style-name="T21">]</text:span></text:p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59cm" style:rel-width="100%" table:align="left"/>
    </style:style>
    <style:style style:name="Table4.A" style:family="table-column">
      <style:table-column-properties style:column-width="7.92cm" style:rel-column-width="29510*"/>
    </style:style>
    <style:style style:name="Table4.B" style:family="table-column">
      <style:table-column-properties style:column-width="9.67cm" style:rel-column-width="36024*"/>
    </style:style>
    <style:style style:name="Table4.A1" style:family="table-cell">
      <style:table-cell-properties style:vertical-align="middle" fo:padding="0.049cm" fo:border="none"/>
    </style:style>
    <style:style style:name="MP1" style:family="paragraph" style:parent-style-name="Header">
      <style:text-properties officeooo:paragraph-rsid="00e2e1d7"/>
    </style:style>
    <style:style style:name="MP2" style:family="paragraph" style:parent-style-name="Table_20_Contents">
      <style:paragraph-properties fo:text-align="start" style:justify-single-word="false"/>
      <style:text-properties style:font-name="Liberation Sans" fo:font-size="11pt" officeooo:paragraph-rsid="00e2e1d7" style:font-size-asian="11pt" style:font-size-complex="11pt"/>
    </style:style>
    <style:style style:name="MP3" style:family="paragraph" style:parent-style-name="Table_20_Contents">
      <style:paragraph-properties fo:text-align="end" style:justify-single-word="false"/>
      <style:text-properties style:font-name="Liberation Sans" fo:font-size="11pt" officeooo:rsid="003769e4" officeooo:paragraph-rsid="00e2e1d7" style:font-size-asian="11pt" style:font-size-complex="11pt"/>
    </style:style>
    <style:style style:name="MP4" style:family="paragraph" style:parent-style-name="Standard">
      <style:paragraph-properties fo:margin-top="0cm" fo:margin-bottom="0cm" loext:contextual-spacing="true" fo:line-height="100%"/>
      <style:text-properties officeooo:paragraph-rsid="00e2e1d7"/>
    </style:style>
    <style:style style:name="MP5" style:family="paragraph" style:parent-style-name="Footer">
      <style:paragraph-properties fo:text-align="end" style:justify-single-word="false"/>
      <style:text-properties style:font-name="Liberation Sans" fo:font-size="10pt"/>
    </style:style>
    <style:style style:name="MT1" style:family="text">
      <style:text-properties style:font-name="Liberation Mono"/>
    </style:style>
    <style:style style:name="MT2" style:family="text">
      <style:text-properties style:font-name="Liberation Mono" fo:font-style="italic" style:font-style-asian="italic" style:font-style-complex="italic"/>
    </style:style>
    <style:style style:name="MT3" style:family="text">
      <style:text-properties fo:color="#808080" style:font-name="Liberation Mono" fo:font-size="9pt" officeooo:rsid="00eda58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2"><text:span text:style-name="MT1">difftime</text:span> {<text:span text:style-name="MT2">base</text:span>} <text:s/><text:span text:style-name="MT3">dif.tiempo</text:span></text:p>
            </table:table-cell>
            <table:table-cell table:style-name="Table4.A1" office:value-type="string">
              <text:p text:style-name="MP3">Documentación de R</text:p>
            </table:table-cell>
          </table:table-row>
        </table:table>
        <text:p text:style-name="MP4"/>
      </style:header>
      <style:footer>
        <text:p text:style-name="MP5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08T15:14:14.168700255</meta:creation-date>
    <dc:date>2020-08-16T15:24:39.347004030</dc:date>
    <meta:editing-duration>P1DT18H29M1S</meta:editing-duration>
    <meta:editing-cycles>131</meta:editing-cycles>
    <meta:generator>LibreOffice/6.4.5.2$MacOSX_X86_64 LibreOffice_project/a726b36747cf2001e06b58ad5db1aa3a9a1872d6</meta:generator>
    <meta:document-statistic meta:table-count="3" meta:image-count="0" meta:object-count="0" meta:page-count="9" meta:paragraph-count="377" meta:word-count="2323" meta:character-count="16912" meta:non-whitespace-character-count="13275"/>
  </office:meta>
</office:document-meta>
</file>